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0469in" svg:height="2.839in" svg:x="0in" svg:y="19.1555in">
            <draw:object draw:notify-on-update-of-ranges="Sheet1.A8:Sheet1.A106 Sheet1.B8:Sheet1.B106 Sheet1.A8:Sheet1.A106 Sheet1.C8:Sheet1.C106" xlink:href="./Object 1" xlink:type="simple" xlink:show="embed" xlink:actuate="onLoad">
              <loext:p/>
            </draw:object>
            <draw:image xlink:href="./ObjectReplacements/Object 1" xlink:type="simple" xlink:show="embed" xlink:actuate="onLoad"/>
          </draw:frame>
          <draw:frame draw:z-index="1" draw:style-name="gr1" draw:text-style-name="P1" svg:width="5.5142in" svg:height="3.1016in" svg:x="0in" svg:y="22.0248in">
            <draw:object draw:notify-on-update-of-ranges="Sheet1.A8:Sheet1.A106 Sheet1.E8:Sheet1.E106 Sheet1.A8:Sheet1.A106 Sheet1.F8:Sheet1.F106" xlink:href="./Object 2" xlink:type="simple" xlink:show="embed" xlink:actuate="onLoad">
              <loext:p/>
            </draw:object>
            <draw:image xlink:href="./ObjectReplacements/Object 2" xlink:type="simple" xlink:show="embed" xlink:actuate="onLoad"/>
          </draw:frame>
          <draw:frame draw:z-index="2" draw:style-name="gr1" draw:text-style-name="P1" svg:width="4.9035in" svg:height="2.4299in" svg:x="5.1469in" svg:y="19.0965in">
            <draw:object draw:notify-on-update-of-ranges="Sheet1.A8:Sheet1.A106 Sheet1.H8:Sheet1.H106 Sheet1.A8:Sheet1.A106 Sheet1.I8:Sheet1.I106" xlink:href="./Object 3" xlink:type="simple" xlink:show="embed" xlink:actuate="onLoad">
              <loext:p/>
            </draw:object>
            <draw:image xlink:href="./ObjectReplacements/Object 3" xlink:type="simple" xlink:show="embed" xlink:actuate="onLoad"/>
          </draw:frame>
          <draw:frame draw:z-index="3" draw:style-name="gr1" draw:text-style-name="P1" svg:width="6.4067in" svg:height="3.111in" svg:x="5.5913in" svg:y="21.852in">
            <draw:object draw:notify-on-update-of-ranges="Sheet1.A8:Sheet1.A106 Sheet1.K8:Sheet1.K106 Sheet1.A8:Sheet1.A106 Sheet1.L8:Sheet1.L106" xlink:href="./Object 4" xlink:type="simple" xlink:show="embed" xlink:actuate="onLoad">
              <loext:p/>
            </draw:object>
            <draw:image xlink:href="./ObjectReplacements/Object 4" xlink:type="simple" xlink:show="embed" xlink:actuate="onLoad"/>
          </draw:frame>
        </table:shapes>
        <table:table-column table:style-name="co1" table:number-columns-repeated="18" table:default-cell-style-name="Default"/>
        <table:table-row table:style-name="ro1">
          <table:table-cell/>
          <table:table-cell table:style-name="ce1" office:value-type="string" calcext:value-type="string" table:number-columns-spanned="2" table:number-rows-spanned="2">
            <text:p>Both Model</text:p>
          </table:table-cell>
          <table:covered-table-cell/>
          <table:table-cell/>
          <table:table-cell table:style-name="ce1" office:value-type="string" calcext:value-type="string" table:number-columns-spanned="3" table:number-rows-spanned="2">
            <text:p>Property [TetR&gt;=15 &amp;&amp; TetR&lt;=30]</text:p>
          </table:table-cell>
          <table:covered-table-cell table:number-columns-repeated="2"/>
          <table:table-cell/>
          <table:table-cell table:style-name="ce1" office:value-type="float" office:value="0.903467604189597" calcext:value-type="float" table:number-columns-spanned="2" table:number-rows-spanned="2">
            <text:p>0.903467604189597</text:p>
          </table:table-cell>
          <table:covered-table-cell/>
          <table:table-cell table:number-columns-repeated="8"/>
        </table:table-row>
        <table:table-row table:style-name="ro1">
          <table:table-cell/>
          <table:covered-table-cell table:number-columns-repeated="2"/>
          <table:table-cell/>
          <table:covered-table-cell table:number-columns-repeated="3"/>
          <table:table-cell/>
          <table:covered-table-cell table:number-columns-repeated="2"/>
          <table:table-cell table:number-columns-repeated="8"/>
        </table:table-row>
        <table:table-row table:style-name="ro1">
          <table:table-cell/>
          <table:table-cell table:style-name="ce3" office:value-type="string" calcext:value-type="string" table:number-columns-spanned="9" table:number-rows-spanned="2">
            <text:p>The Model needed to include 50, as the model generator creates the both models with an initial value of 50. So standard included states in all the following models are 0, 50, and 100.</text:p>
          </table:table-cell>
          <table:covered-table-cell table:number-columns-repeated="8"/>
          <table:table-cell table:number-columns-repeated="8"/>
        </table:table-row>
        <table:table-row table:style-name="ro1">
          <table:table-cell/>
          <table:covered-table-cell table:number-columns-repeated="9"/>
          <table:table-cell table:number-columns-repeated="8"/>
        </table:table-row>
        <table:table-row table:style-name="ro1">
          <table:table-cell/>
          <table:table-cell office:value-type="string" calcext:value-type="string">
            <text:p>JetC Model</text:p>
          </table:table-cell>
          <table:table-cell office:value-type="string" calcext:value-type="string">
            <text:p>Ceska Model</text:p>
          </table:table-cell>
          <table:table-cell table:number-columns-repeated="15"/>
        </table:table-row>
        <table:table-row table:style-name="ro1">
          <table:table-cell/>
          <table:table-cell table:style-name="ce3" office:value-type="string" calcext:value-type="string" table:number-columns-spanned="2" table:number-rows-spanned="2">
            <text:p>standard states plus one random </text:p>
          </table:table-cell>
          <table:covered-table-cell/>
          <table:table-cell/>
          <table:table-cell table:style-name="ce1" office:value-type="string" calcext:value-type="string" table:number-columns-spanned="2" table:number-rows-spanned="2">
            <text:p>Standard + 15 + R</text:p>
          </table:table-cell>
          <table:covered-table-cell/>
          <table:table-cell/>
          <table:table-cell table:style-name="ce1" office:value-type="string" calcext:value-type="string" table:number-columns-spanned="2" table:number-rows-spanned="2">
            <text:p>Standard + 30 + R</text:p>
          </table:table-cell>
          <table:covered-table-cell/>
          <table:table-cell/>
          <table:table-cell table:style-name="ce1" office:value-type="string" calcext:value-type="string" table:number-columns-spanned="2" table:number-rows-spanned="2">
            <text:p>Standard + 15 + 30 + R</text:p>
          </table:table-cell>
          <table:covered-table-cell/>
          <table:table-cell/>
          <table:table-cell table:style-name="ce1" office:value-type="string" calcext:value-type="string" table:number-columns-spanned="2" table:number-rows-spanned="2">
            <text:p>Standard + 14 + 30 + R</text:p>
          </table:table-cell>
          <table:covered-table-cell/>
          <table:table-cell/>
          <table:table-cell table:style-name="ce1" office:value-type="string" calcext:value-type="string" table:number-columns-spanned="2" table:number-rows-spanned="2">
            <text:p>Standard +15 + 31 + R</text:p>
          </table:table-cell>
          <table:covered-table-cell/>
        </table:table-row>
        <table:table-row table:style-name="ro1">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671889564609317" calcext:value-type="float">
            <text:p>0.671889564609317</text:p>
          </table:table-cell>
          <table:table-cell office:value-type="float" office:value="0.798538387150596" calcext:value-type="float">
            <text:p>0.798538387150596</text:p>
          </table:table-cell>
          <table:table-cell/>
          <table:table-cell office:value-type="float" office:value="0.854889987886242" calcext:value-type="float">
            <text:p>0.854889987886242</text:p>
          </table:table-cell>
          <table:table-cell office:value-type="float" office:value="0.610172529088453" calcext:value-type="float">
            <text:p>0.610172529088453</text:p>
          </table:table-cell>
          <table:table-cell/>
          <table:table-cell office:value-type="float" office:value="0.938410147144413" calcext:value-type="float">
            <text:p>0.938410147144413</text:p>
          </table:table-cell>
          <table:table-cell office:value-type="float" office:value="0.917744865319222" calcext:value-type="float">
            <text:p>0.917744865319222</text:p>
          </table:table-cell>
          <table:table-cell table:number-columns-repeated="6"/>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668037071974492" calcext:value-type="float">
            <text:p>0.668037071974492</text:p>
          </table:table-cell>
          <table:table-cell office:value-type="float" office:value="0.783201264723873" calcext:value-type="float">
            <text:p>0.783201264723873</text:p>
          </table:table-cell>
          <table:table-cell/>
          <table:table-cell office:value-type="float" office:value="0.842521214094158" calcext:value-type="float">
            <text:p>0.842521214094158</text:p>
          </table:table-cell>
          <table:table-cell office:value-type="float" office:value="0.571317276678683" calcext:value-type="float">
            <text:p>0.571317276678683</text:p>
          </table:table-cell>
          <table:table-cell/>
          <table:table-cell office:value-type="float" office:value="0.934124034248747" calcext:value-type="float">
            <text:p>0.934124034248747</text:p>
          </table:table-cell>
          <table:table-cell office:value-type="float" office:value="0.903895869062188" calcext:value-type="float">
            <text:p>0.903895869062188</text:p>
          </table:table-cell>
          <table:table-cell table:number-columns-repeated="6"/>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0.661707495900118" calcext:value-type="float">
            <text:p>0.661707495900118</text:p>
          </table:table-cell>
          <table:table-cell office:value-type="float" office:value="0.76826881699345" calcext:value-type="float">
            <text:p>0.76826881699345</text:p>
          </table:table-cell>
          <table:table-cell/>
          <table:table-cell office:value-type="float" office:value="0.822670467448342" calcext:value-type="float">
            <text:p>0.822670467448342</text:p>
          </table:table-cell>
          <table:table-cell office:value-type="float" office:value="0.539635368228678" calcext:value-type="float">
            <text:p>0.539635368228678</text:p>
          </table:table-cell>
          <table:table-cell/>
          <table:table-cell office:value-type="float" office:value="0.92706045281384" calcext:value-type="float">
            <text:p>0.92706045281384</text:p>
          </table:table-cell>
          <table:table-cell office:value-type="float" office:value="0.890300238038064" calcext:value-type="float">
            <text:p>0.890300238038064</text:p>
          </table:table-cell>
          <table:table-cell table:number-columns-repeated="6"/>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0.653031318529726" calcext:value-type="float">
            <text:p>0.653031318529726</text:p>
          </table:table-cell>
          <table:table-cell office:value-type="float" office:value="0.753074292394586" calcext:value-type="float">
            <text:p>0.753074292394586</text:p>
          </table:table-cell>
          <table:table-cell/>
          <table:table-cell office:value-type="float" office:value="0.79636141150019" calcext:value-type="float">
            <text:p>0.79636141150019</text:p>
          </table:table-cell>
          <table:table-cell office:value-type="float" office:value="0.511938230083562" calcext:value-type="float">
            <text:p>0.511938230083562</text:p>
          </table:table-cell>
          <table:table-cell/>
          <table:table-cell office:value-type="float" office:value="0.91733377628059" calcext:value-type="float">
            <text:p>0.91733377628059</text:p>
          </table:table-cell>
          <table:table-cell office:value-type="float" office:value="0.876351110825466" calcext:value-type="float">
            <text:p>0.876351110825466</text:p>
          </table:table-cell>
          <table:table-cell table:number-columns-repeated="6"/>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642185112187844" calcext:value-type="float">
            <text:p>0.642185112187844</text:p>
          </table:table-cell>
          <table:table-cell office:value-type="float" office:value="0.737328451715999" calcext:value-type="float">
            <text:p>0.737328451715999</text:p>
          </table:table-cell>
          <table:table-cell/>
          <table:table-cell office:value-type="float" office:value="0.76485456186692" calcext:value-type="float">
            <text:p>0.76485456186692</text:p>
          </table:table-cell>
          <table:table-cell office:value-type="float" office:value="0.486824404017417" calcext:value-type="float">
            <text:p>0.486824404017417</text:p>
          </table:table-cell>
          <table:table-cell/>
          <table:table-cell office:value-type="float" office:value="0.905101479074653" calcext:value-type="float">
            <text:p>0.905101479074653</text:p>
          </table:table-cell>
          <table:table-cell office:value-type="float" office:value="0.861772058659983" calcext:value-type="float">
            <text:p>0.861772058659983</text:p>
          </table:table-cell>
          <table:table-cell table:number-columns-repeated="6"/>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629383128437304" calcext:value-type="float">
            <text:p>0.629383128437304</text:p>
          </table:table-cell>
          <table:table-cell office:value-type="float" office:value="0.720892583173141" calcext:value-type="float">
            <text:p>0.720892583173141</text:p>
          </table:table-cell>
          <table:table-cell/>
          <table:table-cell office:value-type="float" office:value="0.729508726837303" calcext:value-type="float">
            <text:p>0.729508726837303</text:p>
          </table:table-cell>
          <table:table-cell office:value-type="float" office:value="0.463553997381753" calcext:value-type="float">
            <text:p>0.463553997381753</text:p>
          </table:table-cell>
          <table:table-cell/>
          <table:table-cell office:value-type="float" office:value="0.890558279228089" calcext:value-type="float">
            <text:p>0.890558279228089</text:p>
          </table:table-cell>
          <table:table-cell office:value-type="float" office:value="0.846417949928874" calcext:value-type="float">
            <text:p>0.846417949928874</text:p>
          </table:table-cell>
          <table:table-cell table:number-columns-repeated="6"/>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0.6148673078463" calcext:value-type="float">
            <text:p>0.6148673078463</text:p>
          </table:table-cell>
          <table:table-cell office:value-type="float" office:value="0.703708227751182" calcext:value-type="float">
            <text:p>0.703708227751182</text:p>
          </table:table-cell>
          <table:table-cell/>
          <table:table-cell office:value-type="float" office:value="0.691656164084736" calcext:value-type="float">
            <text:p>0.691656164084736</text:p>
          </table:table-cell>
          <table:table-cell office:value-type="float" office:value="0.441685839562776" calcext:value-type="float">
            <text:p>0.441685839562776</text:p>
          </table:table-cell>
          <table:table-cell/>
          <table:table-cell office:value-type="float" office:value="0.873928702831831" calcext:value-type="float">
            <text:p>0.873928702831831</text:p>
          </table:table-cell>
          <table:table-cell office:value-type="float" office:value="0.830213895588354" calcext:value-type="float">
            <text:p>0.830213895588354</text:p>
          </table:table-cell>
          <table:table-cell table:number-columns-repeated="6"/>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598895944969506" calcext:value-type="float">
            <text:p>0.598895944969506</text:p>
          </table:table-cell>
          <table:table-cell office:value-type="float" office:value="0.685761367955879" calcext:value-type="float">
            <text:p>0.685761367955879</text:p>
          </table:table-cell>
          <table:table-cell/>
          <table:table-cell office:value-type="float" office:value="0.652507750341221" calcext:value-type="float">
            <text:p>0.652507750341221</text:p>
          </table:table-cell>
          <table:table-cell office:value-type="float" office:value="0.420944752696723" calcext:value-type="float">
            <text:p>0.420944752696723</text:p>
          </table:table-cell>
          <table:table-cell/>
          <table:table-cell office:value-type="float" office:value="0.855458099005607" calcext:value-type="float">
            <text:p>0.855458099005607</text:p>
          </table:table-cell>
          <table:table-cell office:value-type="float" office:value="0.813123997720307" calcext:value-type="float">
            <text:p>0.813123997720307</text:p>
          </table:table-cell>
          <table:table-cell table:number-columns-repeated="6"/>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581734350756882" calcext:value-type="float">
            <text:p>0.581734350756882</text:p>
          </table:table-cell>
          <table:table-cell office:value-type="float" office:value="0.667070596614687" calcext:value-type="float">
            <text:p>0.667070596614687</text:p>
          </table:table-cell>
          <table:table-cell/>
          <table:table-cell office:value-type="float" office:value="0.613095669532408" calcext:value-type="float">
            <text:p>0.613095669532408</text:p>
          </table:table-cell>
          <table:table-cell office:value-type="float" office:value="0.401144869183584" calcext:value-type="float">
            <text:p>0.401144869183584</text:p>
          </table:table-cell>
          <table:table-cell/>
          <table:table-cell office:value-type="float" office:value="0.835405317205944" calcext:value-type="float">
            <text:p>0.835405317205944</text:p>
          </table:table-cell>
          <table:table-cell office:value-type="float" office:value="0.795141798315499" calcext:value-type="float">
            <text:p>0.795141798315499</text:p>
          </table:table-cell>
          <table:table-cell table:number-columns-repeated="6"/>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563643640935406" calcext:value-type="float">
            <text:p>0.563643640935406</text:p>
          </table:table-cell>
          <table:table-cell office:value-type="float" office:value="0.6476760708316" calcext:value-type="float">
            <text:p>0.6476760708316</text:p>
          </table:table-cell>
          <table:table-cell/>
          <table:table-cell office:value-type="float" office:value="0.574247190120163" calcext:value-type="float">
            <text:p>0.574247190120163</text:p>
          </table:table-cell>
          <table:table-cell office:value-type="float" office:value="0.382158868524717" calcext:value-type="float">
            <text:p>0.382158868524717</text:p>
          </table:table-cell>
          <table:table-cell/>
          <table:table-cell office:value-type="float" office:value="0.814032487826676" calcext:value-type="float">
            <text:p>0.814032487826676</text:p>
          </table:table-cell>
          <table:table-cell office:value-type="float" office:value="0.776281042653816" calcext:value-type="float">
            <text:p>0.776281042653816</text:p>
          </table:table-cell>
          <table:table-cell table:number-columns-repeated="6"/>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544875403505936" calcext:value-type="float">
            <text:p>0.544875403505936</text:p>
          </table:table-cell>
          <table:table-cell office:value-type="float" office:value="0.627635456220078" calcext:value-type="float">
            <text:p>0.627635456220078</text:p>
          </table:table-cell>
          <table:table-cell/>
          <table:table-cell office:value-type="float" office:value="0.536586721318143" calcext:value-type="float">
            <text:p>0.536586721318143</text:p>
          </table:table-cell>
          <table:table-cell office:value-type="float" office:value="0.363897668884163" calcext:value-type="float">
            <text:p>0.363897668884163</text:p>
          </table:table-cell>
          <table:table-cell/>
          <table:table-cell office:value-type="float" office:value="0.791600579847665" calcext:value-type="float">
            <text:p>0.791600579847665</text:p>
          </table:table-cell>
          <table:table-cell office:value-type="float" office:value="0.756572885581758" calcext:value-type="float">
            <text:p>0.756572885581758</text:p>
          </table:table-cell>
          <table:table-cell table:number-columns-repeated="6"/>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525663333010623" calcext:value-type="float">
            <text:p>0.525663333010623</text:p>
          </table:table-cell>
          <table:table-cell office:value-type="float" office:value="0.607017666735328" calcext:value-type="float">
            <text:p>0.607017666735328</text:p>
          </table:table-cell>
          <table:table-cell/>
          <table:table-cell office:value-type="float" office:value="0.50055536011144" calcext:value-type="float">
            <text:p>0.50055536011144</text:p>
          </table:table-cell>
          <table:table-cell office:value-type="float" office:value="0.346296276080305" calcext:value-type="float">
            <text:p>0.346296276080305</text:p>
          </table:table-cell>
          <table:table-cell/>
          <table:table-cell office:value-type="float" office:value="0.768360535462192" calcext:value-type="float">
            <text:p>0.768360535462192</text:p>
          </table:table-cell>
          <table:table-cell office:value-type="float" office:value="0.736060779268387" calcext:value-type="float">
            <text:p>0.736060779268387</text:p>
          </table:table-cell>
          <table:table-cell table:number-columns-repeated="6"/>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table:table-cell office:value-type="float" office:value="0.506220412069207" calcext:value-type="float">
            <text:p>0.506220412069207</text:p>
          </table:table-cell>
          <table:table-cell office:value-type="float" office:value="0.585903468552838" calcext:value-type="float">
            <text:p>0.585903468552838</text:p>
          </table:table-cell>
          <table:table-cell/>
          <table:table-cell office:value-type="float" office:value="0.466436815269524" calcext:value-type="float">
            <text:p>0.466436815269524</text:p>
          </table:table-cell>
          <table:table-cell office:value-type="float" office:value="0.329309523614417" calcext:value-type="float">
            <text:p>0.329309523614417</text:p>
          </table:table-cell>
          <table:table-cell/>
          <table:table-cell office:value-type="float" office:value="0.744549977958951" calcext:value-type="float">
            <text:p>0.744549977958951</text:p>
          </table:table-cell>
          <table:table-cell office:value-type="float" office:value="0.71480201647227" calcext:value-type="float">
            <text:p>0.71480201647227</text:p>
          </table:table-cell>
          <table:table-cell table:number-columns-repeated="6"/>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table:table-cell office:value-type="float" office:value="0.486734968580283" calcext:value-type="float">
            <text:p>0.486734968580283</text:p>
          </table:table-cell>
          <table:table-cell office:value-type="float" office:value="0.564379333226499" calcext:value-type="float">
            <text:p>0.564379333226499</text:p>
          </table:table-cell>
          <table:table-cell/>
          <table:table-cell office:value-type="float" office:value="0.434390626590002" calcext:value-type="float">
            <text:p>0.434390626590002</text:p>
          </table:table-cell>
          <table:table-cell office:value-type="float" office:value="0.312903949783465" calcext:value-type="float">
            <text:p>0.312903949783465</text:p>
          </table:table-cell>
          <table:table-cell/>
          <table:table-cell office:value-type="float" office:value="0.720387870832279" calcext:value-type="float">
            <text:p>0.720387870832279</text:p>
          </table:table-cell>
          <table:table-cell office:value-type="float" office:value="0.692862595911025" calcext:value-type="float">
            <text:p>0.692862595911025</text:p>
          </table:table-cell>
          <table:table-cell table:number-columns-repeated="6"/>
        </table:table-row>
        <table:table-row table:style-name="ro1">
          <table:table-cell office:value-type="float" office:value="15" calcext:value-type="float">
            <text:p>15</text:p>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16" calcext:value-type="float">
            <text:p>16</text:p>
          </table:table-cell>
          <table:table-cell office:value-type="float" office:value="0.698028686988403" calcext:value-type="float">
            <text:p>0.698028686988403</text:p>
          </table:table-cell>
          <table:table-cell office:value-type="float" office:value="0.813753173176329" calcext:value-type="float">
            <text:p>0.813753173176329</text:p>
          </table:table-cell>
          <table:table-cell/>
          <table:table-cell office:value-type="float" office:value="0.80076255637736" calcext:value-type="float">
            <text:p>0.80076255637736</text:p>
          </table:table-cell>
          <table:table-cell office:value-type="float" office:value="0.895607046815096" calcext:value-type="float">
            <text:p>0.895607046815096</text:p>
          </table:table-cell>
          <table:table-cell/>
          <table:table-cell office:value-type="float" office:value="0.941639246015489" calcext:value-type="float">
            <text:p>0.941639246015489</text:p>
          </table:table-cell>
          <table:table-cell office:value-type="float" office:value="0.926864258049292" calcext:value-type="float">
            <text:p>0.926864258049292</text:p>
          </table:table-cell>
          <table:table-cell/>
          <table:table-cell office:value-type="float" office:value="0.961445796171791" calcext:value-type="float">
            <text:p>0.961445796171791</text:p>
          </table:table-cell>
          <table:table-cell office:value-type="float" office:value="0.962930603509391" calcext:value-type="float">
            <text:p>0.962930603509391</text:p>
          </table:table-cell>
          <table:table-cell table:number-columns-repeated="6"/>
        </table:table-row>
        <table:table-row table:style-name="ro1">
          <table:table-cell office:value-type="float" office:value="17" calcext:value-type="float">
            <text:p>17</text:p>
          </table:table-cell>
          <table:table-cell office:value-type="float" office:value="0.72008781020679" calcext:value-type="float">
            <text:p>0.72008781020679</text:p>
          </table:table-cell>
          <table:table-cell office:value-type="float" office:value="0.809789755150656" calcext:value-type="float">
            <text:p>0.809789755150656</text:p>
          </table:table-cell>
          <table:table-cell/>
          <table:table-cell office:value-type="float" office:value="0.821578872053782" calcext:value-type="float">
            <text:p>0.821578872053782</text:p>
          </table:table-cell>
          <table:table-cell office:value-type="float" office:value="0.900608220922802" calcext:value-type="float">
            <text:p>0.900608220922802</text:p>
          </table:table-cell>
          <table:table-cell/>
          <table:table-cell office:value-type="float" office:value="0.943144379881922" calcext:value-type="float">
            <text:p>0.943144379881922</text:p>
          </table:table-cell>
          <table:table-cell office:value-type="float" office:value="0.918959817419296" calcext:value-type="float">
            <text:p>0.918959817419296</text:p>
          </table:table-cell>
          <table:table-cell/>
          <table:table-cell office:value-type="float" office:value="0.964056790521785" calcext:value-type="float">
            <text:p>0.964056790521785</text:p>
          </table:table-cell>
          <table:table-cell office:value-type="float" office:value="0.962682899560398" calcext:value-type="float">
            <text:p>0.962682899560398</text:p>
          </table:table-cell>
          <table:table-cell table:number-columns-repeated="6"/>
        </table:table-row>
        <table:table-row table:style-name="ro1">
          <table:table-cell office:value-type="float" office:value="18" calcext:value-type="float">
            <text:p>18</text:p>
          </table:table-cell>
          <table:table-cell office:value-type="float" office:value="0.739674940664923" calcext:value-type="float">
            <text:p>0.739674940664923</text:p>
          </table:table-cell>
          <table:table-cell office:value-type="float" office:value="0.804590639300573" calcext:value-type="float">
            <text:p>0.804590639300573</text:p>
          </table:table-cell>
          <table:table-cell/>
          <table:table-cell office:value-type="float" office:value="0.839597101218886" calcext:value-type="float">
            <text:p>0.839597101218886</text:p>
          </table:table-cell>
          <table:table-cell office:value-type="float" office:value="0.905114024276383" calcext:value-type="float">
            <text:p>0.905114024276383</text:p>
          </table:table-cell>
          <table:table-cell/>
          <table:table-cell office:value-type="float" office:value="0.944393655184962" calcext:value-type="float">
            <text:p>0.944393655184962</text:p>
          </table:table-cell>
          <table:table-cell office:value-type="float" office:value="0.910041685316138" calcext:value-type="float">
            <text:p>0.910041685316138</text:p>
          </table:table-cell>
          <table:table-cell/>
          <table:table-cell office:value-type="float" office:value="0.96635671241312" calcext:value-type="float">
            <text:p>0.96635671241312</text:p>
          </table:table-cell>
          <table:table-cell office:value-type="float" office:value="0.96235384781564" calcext:value-type="float">
            <text:p>0.96235384781564</text:p>
          </table:table-cell>
          <table:table-cell table:number-columns-repeated="6"/>
        </table:table-row>
        <table:table-row table:style-name="ro1">
          <table:table-cell office:value-type="float" office:value="19" calcext:value-type="float">
            <text:p>19</text:p>
          </table:table-cell>
          <table:table-cell office:value-type="float" office:value="0.757070633723033" calcext:value-type="float">
            <text:p>0.757070633723033</text:p>
          </table:table-cell>
          <table:table-cell office:value-type="float" office:value="0.798199372165572" calcext:value-type="float">
            <text:p>0.798199372165572</text:p>
          </table:table-cell>
          <table:table-cell/>
          <table:table-cell office:value-type="float" office:value="0.85522261453794" calcext:value-type="float">
            <text:p>0.85522261453794</text:p>
          </table:table-cell>
          <table:table-cell office:value-type="float" office:value="0.909170149699192" calcext:value-type="float">
            <text:p>0.909170149699192</text:p>
          </table:table-cell>
          <table:table-cell/>
          <table:table-cell office:value-type="float" office:value="0.945406619685769" calcext:value-type="float">
            <text:p>0.945406619685769</text:p>
          </table:table-cell>
          <table:table-cell office:value-type="float" office:value="0.900109493238402" calcext:value-type="float">
            <text:p>0.900109493238402</text:p>
          </table:table-cell>
          <table:table-cell/>
          <table:table-cell office:value-type="float" office:value="0.968378077524547" calcext:value-type="float">
            <text:p>0.968378077524547</text:p>
          </table:table-cell>
          <table:table-cell office:value-type="float" office:value="0.961954878575932" calcext:value-type="float">
            <text:p>0.961954878575932</text:p>
          </table:table-cell>
          <table:table-cell table:number-columns-repeated="6"/>
        </table:table-row>
        <table:table-row table:style-name="ro1">
          <table:table-cell office:value-type="float" office:value="20" calcext:value-type="float">
            <text:p>20</text:p>
          </table:table-cell>
          <table:table-cell office:value-type="float" office:value="0.772528508657207" calcext:value-type="float">
            <text:p>0.772528508657207</text:p>
          </table:table-cell>
          <table:table-cell office:value-type="float" office:value="0.790663162921834" calcext:value-type="float">
            <text:p>0.790663162921834</text:p>
          </table:table-cell>
          <table:table-cell/>
          <table:table-cell office:value-type="float" office:value="0.868804604650731" calcext:value-type="float">
            <text:p>0.868804604650731</text:p>
          </table:table-cell>
          <table:table-cell office:value-type="float" office:value="0.912818384506541" calcext:value-type="float">
            <text:p>0.912818384506541</text:p>
          </table:table-cell>
          <table:table-cell/>
          <table:table-cell office:value-type="float" office:value="0.946203084347134" calcext:value-type="float">
            <text:p>0.946203084347134</text:p>
          </table:table-cell>
          <table:table-cell office:value-type="float" office:value="0.889173356669739" calcext:value-type="float">
            <text:p>0.889173356669739</text:p>
          </table:table-cell>
          <table:table-cell/>
          <table:table-cell office:value-type="float" office:value="0.970152133890423" calcext:value-type="float">
            <text:p>0.970152133890423</text:p>
          </table:table-cell>
          <table:table-cell office:value-type="float" office:value="0.96149682843587" calcext:value-type="float">
            <text:p>0.96149682843587</text:p>
          </table:table-cell>
          <table:table-cell table:number-columns-repeated="6"/>
        </table:table-row>
        <table:table-row table:style-name="ro1">
          <table:table-cell office:value-type="float" office:value="21" calcext:value-type="float">
            <text:p>21</text:p>
          </table:table-cell>
          <table:table-cell office:value-type="float" office:value="0.786273336689839" calcext:value-type="float">
            <text:p>0.786273336689839</text:p>
          </table:table-cell>
          <table:table-cell office:value-type="float" office:value="0.782035764787839" calcext:value-type="float">
            <text:p>0.782035764787839</text:p>
          </table:table-cell>
          <table:table-cell/>
          <table:table-cell office:value-type="float" office:value="0.880639767399633" calcext:value-type="float">
            <text:p>0.880639767399633</text:p>
          </table:table-cell>
          <table:table-cell office:value-type="float" office:value="0.916096512310732" calcext:value-type="float">
            <text:p>0.916096512310732</text:p>
          </table:table-cell>
          <table:table-cell/>
          <table:table-cell office:value-type="float" office:value="0.946802302670879" calcext:value-type="float">
            <text:p>0.946802302670879</text:p>
          </table:table-cell>
          <table:table-cell office:value-type="float" office:value="0.877256374765449" calcext:value-type="float">
            <text:p>0.877256374765449</text:p>
          </table:table-cell>
          <table:table-cell/>
          <table:table-cell office:value-type="float" office:value="0.971707868496953" calcext:value-type="float">
            <text:p>0.971707868496953</text:p>
          </table:table-cell>
          <table:table-cell office:value-type="float" office:value="0.960990098983116" calcext:value-type="float">
            <text:p>0.960990098983116</text:p>
          </table:table-cell>
          <table:table-cell table:number-columns-repeated="6"/>
        </table:table-row>
        <table:table-row table:style-name="ro1">
          <table:table-cell office:value-type="float" office:value="22" calcext:value-type="float">
            <text:p>22</text:p>
          </table:table-cell>
          <table:table-cell office:value-type="float" office:value="0.798506395438468" calcext:value-type="float">
            <text:p>0.798506395438468</text:p>
          </table:table-cell>
          <table:table-cell office:value-type="float" office:value="0.772374328129407" calcext:value-type="float">
            <text:p>0.772374328129407</text:p>
          </table:table-cell>
          <table:table-cell/>
          <table:table-cell office:value-type="float" office:value="0.890981941590284" calcext:value-type="float">
            <text:p>0.890981941590284</text:p>
          </table:table-cell>
          <table:table-cell office:value-type="float" office:value="0.919038948697992" calcext:value-type="float">
            <text:p>0.919038948697992</text:p>
          </table:table-cell>
          <table:table-cell/>
          <table:table-cell office:value-type="float" office:value="0.947222550074209" calcext:value-type="float">
            <text:p>0.947222550074209</text:p>
          </table:table-cell>
          <table:table-cell office:value-type="float" office:value="0.864391406916098" calcext:value-type="float">
            <text:p>0.864391406916098</text:p>
          </table:table-cell>
          <table:table-cell/>
          <table:table-cell office:value-type="float" office:value="0.973071641377961" calcext:value-type="float">
            <text:p>0.973071641377961</text:p>
          </table:table-cell>
          <table:table-cell office:value-type="float" office:value="0.960444179793851" calcext:value-type="float">
            <text:p>0.960444179793851</text:p>
          </table:table-cell>
          <table:table-cell table:number-columns-repeated="6"/>
        </table:table-row>
        <table:table-row table:style-name="ro1">
          <table:table-cell office:value-type="float" office:value="23" calcext:value-type="float">
            <text:p>23</text:p>
          </table:table-cell>
          <table:table-cell office:value-type="float" office:value="0.809403577759697" calcext:value-type="float">
            <text:p>0.809403577759697</text:p>
          </table:table-cell>
          <table:table-cell office:value-type="float" office:value="0.761744450255757" calcext:value-type="float">
            <text:p>0.761744450255757</text:p>
          </table:table-cell>
          <table:table-cell/>
          <table:table-cell office:value-type="float" office:value="0.900044578699321" calcext:value-type="float">
            <text:p>0.900044578699321</text:p>
          </table:table-cell>
          <table:table-cell office:value-type="float" office:value="0.921676803355326" calcext:value-type="float">
            <text:p>0.921676803355326</text:p>
          </table:table-cell>
          <table:table-cell/>
          <table:table-cell office:value-type="float" office:value="0.947481036491346" calcext:value-type="float">
            <text:p>0.947481036491346</text:p>
          </table:table-cell>
          <table:table-cell office:value-type="float" office:value="0.850624943058597" calcext:value-type="float">
            <text:p>0.850624943058597</text:p>
          </table:table-cell>
          <table:table-cell/>
          <table:table-cell office:value-type="float" office:value="0.9742671457648" calcext:value-type="float">
            <text:p>0.9742671457648</text:p>
          </table:table-cell>
          <table:table-cell office:value-type="float" office:value="0.959868080193087" calcext:value-type="float">
            <text:p>0.959868080193087</text:p>
          </table:table-cell>
          <table:table-cell table:number-columns-repeated="6"/>
        </table:table-row>
        <table:table-row table:style-name="ro1">
          <table:table-cell office:value-type="float" office:value="24" calcext:value-type="float">
            <text:p>24</text:p>
          </table:table-cell>
          <table:table-cell office:value-type="float" office:value="0.819119246250137" calcext:value-type="float">
            <text:p>0.819119246250137</text:p>
          </table:table-cell>
          <table:table-cell office:value-type="float" office:value="0.75021788286265" calcext:value-type="float">
            <text:p>0.75021788286265</text:p>
          </table:table-cell>
          <table:table-cell/>
          <table:table-cell office:value-type="float" office:value="0.908008856819046" calcext:value-type="float">
            <text:p>0.908008856819046</text:p>
          </table:table-cell>
          <table:table-cell office:value-type="float" office:value="0.924040093850173" calcext:value-type="float">
            <text:p>0.924040093850173</text:p>
          </table:table-cell>
          <table:table-cell/>
          <table:table-cell office:value-type="float" office:value="0.947593431201256" calcext:value-type="float">
            <text:p>0.947593431201256</text:p>
          </table:table-cell>
          <table:table-cell office:value-type="float" office:value="0.836012936288462" calcext:value-type="float">
            <text:p>0.836012936288462</text:p>
          </table:table-cell>
          <table:table-cell/>
          <table:table-cell office:value-type="float" office:value="0.975315308063667" calcext:value-type="float">
            <text:p>0.975315308063667</text:p>
          </table:table-cell>
          <table:table-cell office:value-type="float" office:value="0.959269711378874" calcext:value-type="float">
            <text:p>0.959269711378874</text:p>
          </table:table-cell>
          <table:table-cell table:number-columns-repeated="6"/>
        </table:table-row>
        <table:table-row table:style-name="ro1">
          <table:table-cell office:value-type="float" office:value="25" calcext:value-type="float">
            <text:p>25</text:p>
          </table:table-cell>
          <table:table-cell office:value-type="float" office:value="0.827788985883294" calcext:value-type="float">
            <text:p>0.827788985883294</text:p>
          </table:table-cell>
          <table:table-cell office:value-type="float" office:value="0.737871304511066" calcext:value-type="float">
            <text:p>0.737871304511066</text:p>
          </table:table-cell>
          <table:table-cell/>
          <table:table-cell office:value-type="float" office:value="0.915027893142057" calcext:value-type="float">
            <text:p>0.915027893142057</text:p>
          </table:table-cell>
          <table:table-cell office:value-type="float" office:value="0.926154466761401" calcext:value-type="float">
            <text:p>0.926154466761401</text:p>
          </table:table-cell>
          <table:table-cell/>
          <table:table-cell office:value-type="float" office:value="0.94757433573784" calcext:value-type="float">
            <text:p>0.94757433573784</text:p>
          </table:table-cell>
          <table:table-cell office:value-type="float" office:value="0.82062394948452" calcext:value-type="float">
            <text:p>0.82062394948452</text:p>
          </table:table-cell>
          <table:table-cell/>
          <table:table-cell office:value-type="float" office:value="0.976234727562856" calcext:value-type="float">
            <text:p>0.976234727562856</text:p>
          </table:table-cell>
          <table:table-cell office:value-type="float" office:value="0.958656088825442" calcext:value-type="float">
            <text:p>0.958656088825442</text:p>
          </table:table-cell>
          <table:table-cell table:number-columns-repeated="6"/>
        </table:table-row>
        <table:table-row table:style-name="ro1">
          <table:table-cell office:value-type="float" office:value="26" calcext:value-type="float">
            <text:p>26</text:p>
          </table:table-cell>
          <table:table-cell office:value-type="float" office:value="0.835531529812728" calcext:value-type="float">
            <text:p>0.835531529812728</text:p>
          </table:table-cell>
          <table:table-cell office:value-type="float" office:value="0.72479046217849" calcext:value-type="float">
            <text:p>0.72479046217849</text:p>
          </table:table-cell>
          <table:table-cell/>
          <table:table-cell office:value-type="float" office:value="0.921231583445771" calcext:value-type="float">
            <text:p>0.921231583445771</text:p>
          </table:table-cell>
          <table:table-cell office:value-type="float" office:value="0.928044318636365" calcext:value-type="float">
            <text:p>0.928044318636365</text:p>
          </table:table-cell>
          <table:table-cell/>
          <table:table-cell office:value-type="float" office:value="0.947436856887444" calcext:value-type="float">
            <text:p>0.947436856887444</text:p>
          </table:table-cell>
          <table:table-cell office:value-type="float" office:value="0.804537836209817" calcext:value-type="float">
            <text:p>0.804537836209817</text:p>
          </table:table-cell>
          <table:table-cell/>
          <table:table-cell office:value-type="float" office:value="0.977041522050589" calcext:value-type="float">
            <text:p>0.977041522050589</text:p>
          </table:table-cell>
          <table:table-cell office:value-type="float" office:value="0.958033652092958" calcext:value-type="float">
            <text:p>0.958033652092958</text:p>
          </table:table-cell>
          <table:table-cell table:number-columns-repeated="6"/>
        </table:table-row>
        <table:table-row table:style-name="ro1">
          <table:table-cell office:value-type="float" office:value="27" calcext:value-type="float">
            <text:p>27</text:p>
          </table:table-cell>
          <table:table-cell office:value-type="float" office:value="0.842450727795057" calcext:value-type="float">
            <text:p>0.842450727795057</text:p>
          </table:table-cell>
          <table:table-cell office:value-type="float" office:value="0.711066868174508" calcext:value-type="float">
            <text:p>0.711066868174508</text:p>
          </table:table-cell>
          <table:table-cell/>
          <table:table-cell office:value-type="float" office:value="0.926729927642747" calcext:value-type="float">
            <text:p>0.926729927642747</text:p>
          </table:table-cell>
          <table:table-cell office:value-type="float" office:value="0.929731134015557" calcext:value-type="float">
            <text:p>0.929731134015557</text:p>
          </table:table-cell>
          <table:table-cell/>
          <table:table-cell office:value-type="float" office:value="0.947193038638803" calcext:value-type="float">
            <text:p>0.947193038638803</text:p>
          </table:table-cell>
          <table:table-cell office:value-type="float" office:value="0.787846110250747" calcext:value-type="float">
            <text:p>0.787846110250747</text:p>
          </table:table-cell>
          <table:table-cell/>
          <table:table-cell office:value-type="float" office:value="0.977749865247147" calcext:value-type="float">
            <text:p>0.977749865247147</text:p>
          </table:table-cell>
          <table:table-cell office:value-type="float" office:value="0.95740777606544" calcext:value-type="float">
            <text:p>0.95740777606544</text:p>
          </table:table-cell>
          <table:table-cell table:number-columns-repeated="6"/>
        </table:table-row>
        <table:table-row table:style-name="ro1">
          <table:table-cell office:value-type="float" office:value="28" calcext:value-type="float">
            <text:p>28</text:p>
          </table:table-cell>
          <table:table-cell office:value-type="float" office:value="0.848637481349815" calcext:value-type="float">
            <text:p>0.848637481349815</text:p>
          </table:table-cell>
          <table:table-cell office:value-type="float" office:value="0.696798342565513" calcext:value-type="float">
            <text:p>0.696798342565513</text:p>
          </table:table-cell>
          <table:table-cell/>
          <table:table-cell office:value-type="float" office:value="0.931616366529874" calcext:value-type="float">
            <text:p>0.931616366529874</text:p>
          </table:table-cell>
          <table:table-cell office:value-type="float" office:value="0.93123544063344" calcext:value-type="float">
            <text:p>0.93123544063344</text:p>
          </table:table-cell>
          <table:table-cell/>
          <table:table-cell office:value-type="float" office:value="0.946853593849955" calcext:value-type="float">
            <text:p>0.946853593849955</text:p>
          </table:table-cell>
          <table:table-cell office:value-type="float" office:value="0.770647917604939" calcext:value-type="float">
            <text:p>0.770647917604939</text:p>
          </table:table-cell>
          <table:table-cell/>
          <table:table-cell office:value-type="float" office:value="0.978372048691976" calcext:value-type="float">
            <text:p>0.978372048691976</text:p>
          </table:table-cell>
          <table:table-cell office:value-type="float" office:value="0.956783139186278" calcext:value-type="float">
            <text:p>0.956783139186278</text:p>
          </table:table-cell>
          <table:table-cell table:number-columns-repeated="6"/>
        </table:table-row>
        <table:table-row table:style-name="ro1">
          <table:table-cell office:value-type="float" office:value="29" calcext:value-type="float">
            <text:p>29</text:p>
          </table:table-cell>
          <table:table-cell office:value-type="float" office:value="0.854170889418373" calcext:value-type="float">
            <text:p>0.854170889418373</text:p>
          </table:table-cell>
          <table:table-cell office:value-type="float" office:value="0.682087613938232" calcext:value-type="float">
            <text:p>0.682087613938232</text:p>
          </table:table-cell>
          <table:table-cell/>
          <table:table-cell office:value-type="float" office:value="0.935970297349964" calcext:value-type="float">
            <text:p>0.935970297349964</text:p>
          </table:table-cell>
          <table:table-cell office:value-type="float" office:value="0.932574977988981" calcext:value-type="float">
            <text:p>0.932574977988981</text:p>
          </table:table-cell>
          <table:table-cell/>
          <table:table-cell office:value-type="float" office:value="0.946428186881367" calcext:value-type="float">
            <text:p>0.946428186881367</text:p>
          </table:table-cell>
          <table:table-cell office:value-type="float" office:value="0.753051070730635" calcext:value-type="float">
            <text:p>0.753051070730635</text:p>
          </table:table-cell>
          <table:table-cell/>
          <table:table-cell office:value-type="float" office:value="0.978918814702428" calcext:value-type="float">
            <text:p>0.978918814702428</text:p>
          </table:table-cell>
          <table:table-cell office:value-type="float" office:value="0.956163724822645" calcext:value-type="float">
            <text:p>0.956163724822645</text:p>
          </table:table-cell>
          <table:table-cell table:number-columns-repeated="6"/>
        </table:table-row>
        <table:table-row table:style-name="ro1">
          <table:table-cell office:value-type="float" office:value="30" calcext:value-type="float">
            <text:p>30</text:p>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table:table-cell office:value-type="float" office:value="0.544930720583427" calcext:value-type="float">
            <text:p>0.544930720583427</text:p>
          </table:table-cell>
          <table:table-cell office:value-type="float" office:value="0.65054534818888" calcext:value-type="float">
            <text:p>0.65054534818888</text:p>
          </table:table-cell>
          <table:table-cell/>
          <table:table-cell office:value-type="float" office:value="0.797645300342223" calcext:value-type="float">
            <text:p>0.797645300342223</text:p>
          </table:table-cell>
          <table:table-cell office:value-type="float" office:value="0.618233776172913" calcext:value-type="float">
            <text:p>0.618233776172913</text:p>
          </table:table-cell>
          <table:table-cell/>
          <table:table-cell office:value-type="float" office:value="0.906950631794236" calcext:value-type="float">
            <text:p>0.906950631794236</text:p>
          </table:table-cell>
          <table:table-cell office:value-type="float" office:value="0.901983614449652" calcext:value-type="float">
            <text:p>0.901983614449652</text:p>
          </table:table-cell>
          <table:table-cell table:number-columns-repeated="6"/>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table:table-cell office:value-type="float" office:value="0.554049297585741" calcext:value-type="float">
            <text:p>0.554049297585741</text:p>
          </table:table-cell>
          <table:table-cell office:value-type="float" office:value="0.663711410144586" calcext:value-type="float">
            <text:p>0.663711410144586</text:p>
          </table:table-cell>
          <table:table-cell/>
          <table:table-cell office:value-type="float" office:value="0.802606189769152" calcext:value-type="float">
            <text:p>0.802606189769152</text:p>
          </table:table-cell>
          <table:table-cell office:value-type="float" office:value="0.622130470017935" calcext:value-type="float">
            <text:p>0.622130470017935</text:p>
          </table:table-cell>
          <table:table-cell/>
          <table:table-cell office:value-type="float" office:value="0.90970209717291" calcext:value-type="float">
            <text:p>0.90970209717291</text:p>
          </table:table-cell>
          <table:table-cell office:value-type="float" office:value="0.90462706032394" calcext:value-type="float">
            <text:p>0.90462706032394</text:p>
          </table:table-cell>
          <table:table-cell table:number-columns-repeated="6"/>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table:table-cell office:value-type="float" office:value="0.562766240378512" calcext:value-type="float">
            <text:p>0.562766240378512</text:p>
          </table:table-cell>
          <table:table-cell office:value-type="float" office:value="0.676232541879872" calcext:value-type="float">
            <text:p>0.676232541879872</text:p>
          </table:table-cell>
          <table:table-cell/>
          <table:table-cell office:value-type="float" office:value="0.80725393177331" calcext:value-type="float">
            <text:p>0.80725393177331</text:p>
          </table:table-cell>
          <table:table-cell office:value-type="float" office:value="0.625814797507048" calcext:value-type="float">
            <text:p>0.625814797507048</text:p>
          </table:table-cell>
          <table:table-cell/>
          <table:table-cell office:value-type="float" office:value="0.912264124271083" calcext:value-type="float">
            <text:p>0.912264124271083</text:p>
          </table:table-cell>
          <table:table-cell office:value-type="float" office:value="0.907109145815111" calcext:value-type="float">
            <text:p>0.907109145815111</text:p>
          </table:table-cell>
          <table:table-cell table:number-columns-repeated="6"/>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table:table-cell office:value-type="float" office:value="0.571109151296764" calcext:value-type="float">
            <text:p>0.571109151296764</text:p>
          </table:table-cell>
          <table:table-cell office:value-type="float" office:value="0.688130970372186" calcext:value-type="float">
            <text:p>0.688130970372186</text:p>
          </table:table-cell>
          <table:table-cell/>
          <table:table-cell office:value-type="float" office:value="0.811617367773445" calcext:value-type="float">
            <text:p>0.811617367773445</text:p>
          </table:table-cell>
          <table:table-cell office:value-type="float" office:value="0.629299999366496" calcext:value-type="float">
            <text:p>0.629299999366496</text:p>
          </table:table-cell>
          <table:table-cell/>
          <table:table-cell office:value-type="float" office:value="0.914655674277906" calcext:value-type="float">
            <text:p>0.914655674277906</text:p>
          </table:table-cell>
          <table:table-cell office:value-type="float" office:value="0.90944176298548" calcext:value-type="float">
            <text:p>0.90944176298548</text:p>
          </table:table-cell>
          <table:table-cell table:number-columns-repeated="6"/>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table:table-cell office:value-type="float" office:value="0.579102179414684" calcext:value-type="float">
            <text:p>0.579102179414684</text:p>
          </table:table-cell>
          <table:table-cell office:value-type="float" office:value="0.699431227500306" calcext:value-type="float">
            <text:p>0.699431227500306</text:p>
          </table:table-cell>
          <table:table-cell/>
          <table:table-cell office:value-type="float" office:value="0.815722624700876" calcext:value-type="float">
            <text:p>0.815722624700876</text:p>
          </table:table-cell>
          <table:table-cell office:value-type="float" office:value="0.632598510972647" calcext:value-type="float">
            <text:p>0.632598510972647</text:p>
          </table:table-cell>
          <table:table-cell/>
          <table:table-cell office:value-type="float" office:value="0.916893659587945" calcext:value-type="float">
            <text:p>0.916893659587945</text:p>
          </table:table-cell>
          <table:table-cell office:value-type="float" office:value="0.9116358045694" calcext:value-type="float">
            <text:p>0.9116358045694</text:p>
          </table:table-cell>
          <table:table-cell table:number-columns-repeated="6"/>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table:table-cell office:value-type="float" office:value="0.586767896916337" calcext:value-type="float">
            <text:p>0.586767896916337</text:p>
          </table:table-cell>
          <table:table-cell office:value-type="float" office:value="0.710157740351407" calcext:value-type="float">
            <text:p>0.710157740351407</text:p>
          </table:table-cell>
          <table:table-cell/>
          <table:table-cell office:value-type="float" office:value="0.819592052286528" calcext:value-type="float">
            <text:p>0.819592052286528</text:p>
          </table:table-cell>
          <table:table-cell office:value-type="float" office:value="0.635721194708817" calcext:value-type="float">
            <text:p>0.635721194708817</text:p>
          </table:table-cell>
          <table:table-cell/>
          <table:table-cell office:value-type="float" office:value="0.918992461029676" calcext:value-type="float">
            <text:p>0.918992461029676</text:p>
          </table:table-cell>
          <table:table-cell office:value-type="float" office:value="0.913700783121811" calcext:value-type="float">
            <text:p>0.913700783121811</text:p>
          </table:table-cell>
          <table:table-cell table:number-columns-repeated="6"/>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table:table-cell office:value-type="float" office:value="0.594126453341095" calcext:value-type="float">
            <text:p>0.594126453341095</text:p>
          </table:table-cell>
          <table:table-cell office:value-type="float" office:value="0.720335581807279" calcext:value-type="float">
            <text:p>0.720335581807279</text:p>
          </table:table-cell>
          <table:table-cell/>
          <table:table-cell office:value-type="float" office:value="0.823246584560306" calcext:value-type="float">
            <text:p>0.823246584560306</text:p>
          </table:table-cell>
          <table:table-cell office:value-type="float" office:value="0.638679178304437" calcext:value-type="float">
            <text:p>0.638679178304437</text:p>
          </table:table-cell>
          <table:table-cell/>
          <table:table-cell office:value-type="float" office:value="0.920965306081334" calcext:value-type="float">
            <text:p>0.920965306081334</text:p>
          </table:table-cell>
          <table:table-cell office:value-type="float" office:value="0.915646013705832" calcext:value-type="float">
            <text:p>0.915646013705832</text:p>
          </table:table-cell>
          <table:table-cell table:number-columns-repeated="6"/>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table:table-cell office:value-type="float" office:value="0.601196494138082" calcext:value-type="float">
            <text:p>0.601196494138082</text:p>
          </table:table-cell>
          <table:table-cell office:value-type="float" office:value="0.729989095311012" calcext:value-type="float">
            <text:p>0.729989095311012</text:p>
          </table:table-cell>
          <table:table-cell/>
          <table:table-cell office:value-type="float" office:value="0.826703061507611" calcext:value-type="float">
            <text:p>0.826703061507611</text:p>
          </table:table-cell>
          <table:table-cell office:value-type="float" office:value="0.64148222395097" calcext:value-type="float">
            <text:p>0.64148222395097</text:p>
          </table:table-cell>
          <table:table-cell/>
          <table:table-cell office:value-type="float" office:value="0.922822892292231" calcext:value-type="float">
            <text:p>0.922822892292231</text:p>
          </table:table-cell>
          <table:table-cell office:value-type="float" office:value="0.91747965500639" calcext:value-type="float">
            <text:p>0.91747965500639</text:p>
          </table:table-cell>
          <table:table-cell table:number-columns-repeated="6"/>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table:table-cell office:value-type="float" office:value="0.607996206762155" calcext:value-type="float">
            <text:p>0.607996206762155</text:p>
          </table:table-cell>
          <table:table-cell office:value-type="float" office:value="0.739143253308226" calcext:value-type="float">
            <text:p>0.739143253308226</text:p>
          </table:table-cell>
          <table:table-cell/>
          <table:table-cell office:value-type="float" office:value="0.829978103588871" calcext:value-type="float">
            <text:p>0.829978103588871</text:p>
          </table:table-cell>
          <table:table-cell office:value-type="float" office:value="0.644140086886137" calcext:value-type="float">
            <text:p>0.644140086886137</text:p>
          </table:table-cell>
          <table:table-cell/>
          <table:table-cell office:value-type="float" office:value="0.92457553973" calcext:value-type="float">
            <text:p>0.92457553973</text:p>
          </table:table-cell>
          <table:table-cell office:value-type="float" office:value="0.919209652911345" calcext:value-type="float">
            <text:p>0.919209652911345</text:p>
          </table:table-cell>
          <table:table-cell table:number-columns-repeated="6"/>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table:table-cell office:value-type="float" office:value="0.614541239758387" calcext:value-type="float">
            <text:p>0.614541239758387</text:p>
          </table:table-cell>
          <table:table-cell office:value-type="float" office:value="0.747821511431736" calcext:value-type="float">
            <text:p>0.747821511431736</text:p>
          </table:table-cell>
          <table:table-cell/>
          <table:table-cell office:value-type="float" office:value="0.833085548687784" calcext:value-type="float">
            <text:p>0.833085548687784</text:p>
          </table:table-cell>
          <table:table-cell office:value-type="float" office:value="0.646661259264069" calcext:value-type="float">
            <text:p>0.646661259264069</text:p>
          </table:table-cell>
          <table:table-cell/>
          <table:table-cell office:value-type="float" office:value="0.926231853164719" calcext:value-type="float">
            <text:p>0.926231853164719</text:p>
          </table:table-cell>
          <table:table-cell office:value-type="float" office:value="0.920842853657963" calcext:value-type="float">
            <text:p>0.920842853657963</text:p>
          </table:table-cell>
          <table:table-cell table:number-columns-repeated="6"/>
        </table:table-row>
        <table:table-row table:style-name="ro1">
          <table:table-cell office:value-type="float" office:value="41" calcext:value-type="float">
            <text:p>41</text:p>
          </table:table-cell>
          <table:table-cell table:number-columns-repeated="2" office:value-type="float" office:value="0" calcext:value-type="float">
            <text:p>0</text:p>
          </table:table-cell>
          <table:table-cell/>
          <table:table-cell office:value-type="float" office:value="0.620846157963704" calcext:value-type="float">
            <text:p>0.620846157963704</text:p>
          </table:table-cell>
          <table:table-cell office:value-type="float" office:value="0.756047742558614" calcext:value-type="float">
            <text:p>0.756047742558614</text:p>
          </table:table-cell>
          <table:table-cell/>
          <table:table-cell office:value-type="float" office:value="0.836038514872891" calcext:value-type="float">
            <text:p>0.836038514872891</text:p>
          </table:table-cell>
          <table:table-cell office:value-type="float" office:value="0.649054089946596" calcext:value-type="float">
            <text:p>0.649054089946596</text:p>
          </table:table-cell>
          <table:table-cell/>
          <table:table-cell office:value-type="float" office:value="0.92779986558018" calcext:value-type="float">
            <text:p>0.92779986558018</text:p>
          </table:table-cell>
          <table:table-cell office:value-type="float" office:value="0.9223858652506" calcext:value-type="float">
            <text:p>0.9223858652506</text:p>
          </table:table-cell>
          <table:table-cell table:number-columns-repeated="6"/>
        </table:table-row>
        <table:table-row table:style-name="ro1">
          <table:table-cell office:value-type="float" office:value="42" calcext:value-type="float">
            <text:p>42</text:p>
          </table:table-cell>
          <table:table-cell table:number-columns-repeated="2" office:value-type="float" office:value="0" calcext:value-type="float">
            <text:p>0</text:p>
          </table:table-cell>
          <table:table-cell/>
          <table:table-cell office:value-type="float" office:value="0.626924200404837" calcext:value-type="float">
            <text:p>0.626924200404837</text:p>
          </table:table-cell>
          <table:table-cell office:value-type="float" office:value="0.763844896460892" calcext:value-type="float">
            <text:p>0.763844896460892</text:p>
          </table:table-cell>
          <table:table-cell/>
          <table:table-cell office:value-type="float" office:value="0.838848462496284" calcext:value-type="float">
            <text:p>0.838848462496284</text:p>
          </table:table-cell>
          <table:table-cell office:value-type="float" office:value="0.651326007542198" calcext:value-type="float">
            <text:p>0.651326007542198</text:p>
          </table:table-cell>
          <table:table-cell/>
          <table:table-cell office:value-type="float" office:value="0.92928657116133" calcext:value-type="float">
            <text:p>0.92928657116133</text:p>
          </table:table-cell>
          <table:table-cell office:value-type="float" office:value="0.923844530198916" calcext:value-type="float">
            <text:p>0.923844530198916</text:p>
          </table:table-cell>
          <table:table-cell table:number-columns-repeated="6"/>
        </table:table-row>
        <table:table-row table:style-name="ro1">
          <table:table-cell office:value-type="float" office:value="43" calcext:value-type="float">
            <text:p>43</text:p>
          </table:table-cell>
          <table:table-cell table:number-columns-repeated="2" office:value-type="float" office:value="0" calcext:value-type="float">
            <text:p>0</text:p>
          </table:table-cell>
          <table:table-cell/>
          <table:table-cell office:value-type="float" office:value="0.632787861631056" calcext:value-type="float">
            <text:p>0.632787861631056</text:p>
          </table:table-cell>
          <table:table-cell office:value-type="float" office:value="0.771232612405222" calcext:value-type="float">
            <text:p>0.771232612405222</text:p>
          </table:table-cell>
          <table:table-cell/>
          <table:table-cell office:value-type="float" office:value="0.84152561881857" calcext:value-type="float">
            <text:p>0.84152561881857</text:p>
          </table:table-cell>
          <table:table-cell office:value-type="float" office:value="0.65348471841931" calcext:value-type="float">
            <text:p>0.65348471841931</text:p>
          </table:table-cell>
          <table:table-cell/>
          <table:table-cell office:value-type="float" office:value="0.930698177551263" calcext:value-type="float">
            <text:p>0.930698177551263</text:p>
          </table:table-cell>
          <table:table-cell office:value-type="float" office:value="0.92522471956188" calcext:value-type="float">
            <text:p>0.92522471956188</text:p>
          </table:table-cell>
          <table:table-cell table:number-columns-repeated="6"/>
        </table:table-row>
        <table:table-row table:style-name="ro1">
          <table:table-cell office:value-type="float" office:value="44" calcext:value-type="float">
            <text:p>44</text:p>
          </table:table-cell>
          <table:table-cell table:number-columns-repeated="2" office:value-type="float" office:value="0" calcext:value-type="float">
            <text:p>0</text:p>
          </table:table-cell>
          <table:table-cell/>
          <table:table-cell office:value-type="float" office:value="0.638449116675614" calcext:value-type="float">
            <text:p>0.638449116675614</text:p>
          </table:table-cell>
          <table:table-cell office:value-type="float" office:value="0.778233458195596" calcext:value-type="float">
            <text:p>0.778233458195596</text:p>
          </table:table-cell>
          <table:table-cell/>
          <table:table-cell office:value-type="float" office:value="0.844079532246086" calcext:value-type="float">
            <text:p>0.844079532246086</text:p>
          </table:table-cell>
          <table:table-cell office:value-type="float" office:value="0.655536187370783" calcext:value-type="float">
            <text:p>0.655536187370783</text:p>
          </table:table-cell>
          <table:table-cell/>
          <table:table-cell office:value-type="float" office:value="0.932040421429303" calcext:value-type="float">
            <text:p>0.932040421429303</text:p>
          </table:table-cell>
          <table:table-cell office:value-type="float" office:value="0.926531057011754" calcext:value-type="float">
            <text:p>0.926531057011754</text:p>
          </table:table-cell>
          <table:table-cell table:number-columns-repeated="6"/>
        </table:table-row>
        <table:table-row table:style-name="ro1">
          <table:table-cell office:value-type="float" office:value="45" calcext:value-type="float">
            <text:p>45</text:p>
          </table:table-cell>
          <table:table-cell table:number-columns-repeated="2" office:value-type="float" office:value="0" calcext:value-type="float">
            <text:p>0</text:p>
          </table:table-cell>
          <table:table-cell/>
          <table:table-cell office:value-type="float" office:value="0.643919346983326" calcext:value-type="float">
            <text:p>0.643919346983326</text:p>
          </table:table-cell>
          <table:table-cell office:value-type="float" office:value="0.784868581351826" calcext:value-type="float">
            <text:p>0.784868581351826</text:p>
          </table:table-cell>
          <table:table-cell/>
          <table:table-cell office:value-type="float" office:value="0.846518710082423" calcext:value-type="float">
            <text:p>0.846518710082423</text:p>
          </table:table-cell>
          <table:table-cell office:value-type="float" office:value="0.657487424186316" calcext:value-type="float">
            <text:p>0.657487424186316</text:p>
          </table:table-cell>
          <table:table-cell/>
          <table:table-cell office:value-type="float" office:value="0.933318387437601" calcext:value-type="float">
            <text:p>0.933318387437601</text:p>
          </table:table-cell>
          <table:table-cell office:value-type="float" office:value="0.927768752583178" calcext:value-type="float">
            <text:p>0.927768752583178</text:p>
          </table:table-cell>
          <table:table-cell table:number-columns-repeated="6"/>
        </table:table-row>
        <table:table-row table:style-name="ro1">
          <table:table-cell office:value-type="float" office:value="46" calcext:value-type="float">
            <text:p>46</text:p>
          </table:table-cell>
          <table:table-cell table:number-columns-repeated="2" office:value-type="float" office:value="0" calcext:value-type="float">
            <text:p>0</text:p>
          </table:table-cell>
          <table:table-cell/>
          <table:table-cell office:value-type="float" office:value="0.649206849463818" calcext:value-type="float">
            <text:p>0.649206849463818</text:p>
          </table:table-cell>
          <table:table-cell office:value-type="float" office:value="0.791156382814373" calcext:value-type="float">
            <text:p>0.791156382814373</text:p>
          </table:table-cell>
          <table:table-cell/>
          <table:table-cell office:value-type="float" office:value="0.848850916084563" calcext:value-type="float">
            <text:p>0.848850916084563</text:p>
          </table:table-cell>
          <table:table-cell office:value-type="float" office:value="0.659343727714423" calcext:value-type="float">
            <text:p>0.659343727714423</text:p>
          </table:table-cell>
          <table:table-cell/>
          <table:table-cell office:value-type="float" office:value="0.934536692587914" calcext:value-type="float">
            <text:p>0.934536692587914</text:p>
          </table:table-cell>
          <table:table-cell office:value-type="float" office:value="0.928941807650672" calcext:value-type="float">
            <text:p>0.928941807650672</text:p>
          </table:table-cell>
          <table:table-cell table:number-columns-repeated="6"/>
        </table:table-row>
        <table:table-row table:style-name="ro1">
          <table:table-cell office:value-type="float" office:value="47" calcext:value-type="float">
            <text:p>47</text:p>
          </table:table-cell>
          <table:table-cell table:number-columns-repeated="2" office:value-type="float" office:value="0" calcext:value-type="float">
            <text:p>0</text:p>
          </table:table-cell>
          <table:table-cell/>
          <table:table-cell office:value-type="float" office:value="0.65432258576308" calcext:value-type="float">
            <text:p>0.65432258576308</text:p>
          </table:table-cell>
          <table:table-cell office:value-type="float" office:value="0.797116785950081" calcext:value-type="float">
            <text:p>0.797116785950081</text:p>
          </table:table-cell>
          <table:table-cell/>
          <table:table-cell office:value-type="float" office:value="0.851083158348972" calcext:value-type="float">
            <text:p>0.851083158348972</text:p>
          </table:table-cell>
          <table:table-cell office:value-type="float" office:value="0.661110981522713" calcext:value-type="float">
            <text:p>0.661110981522713</text:p>
          </table:table-cell>
          <table:table-cell/>
          <table:table-cell office:value-type="float" office:value="0.935699481665019" calcext:value-type="float">
            <text:p>0.935699481665019</text:p>
          </table:table-cell>
          <table:table-cell office:value-type="float" office:value="0.930054505207411" calcext:value-type="float">
            <text:p>0.930054505207411</text:p>
          </table:table-cell>
          <table:table-cell table:number-columns-repeated="6"/>
        </table:table-row>
        <table:table-row table:style-name="ro1">
          <table:table-cell office:value-type="float" office:value="48" calcext:value-type="float">
            <text:p>48</text:p>
          </table:table-cell>
          <table:table-cell table:number-columns-repeated="2" office:value-type="float" office:value="0" calcext:value-type="float">
            <text:p>0</text:p>
          </table:table-cell>
          <table:table-cell/>
          <table:table-cell office:value-type="float" office:value="0.659274443301984" calcext:value-type="float">
            <text:p>0.659274443301984</text:p>
          </table:table-cell>
          <table:table-cell office:value-type="float" office:value="0.802764002385608" calcext:value-type="float">
            <text:p>0.802764002385608</text:p>
          </table:table-cell>
          <table:table-cell/>
          <table:table-cell office:value-type="float" office:value="0.853221699633403" calcext:value-type="float">
            <text:p>0.853221699633403</text:p>
          </table:table-cell>
          <table:table-cell office:value-type="float" office:value="0.662794495142124" calcext:value-type="float">
            <text:p>0.662794495142124</text:p>
          </table:table-cell>
          <table:table-cell/>
          <table:table-cell office:value-type="float" office:value="0.936810447786543" calcext:value-type="float">
            <text:p>0.936810447786543</text:p>
          </table:table-cell>
          <table:table-cell office:value-type="float" office:value="0.931110715038906" calcext:value-type="float">
            <text:p>0.931110715038906</text:p>
          </table:table-cell>
          <table:table-cell table:number-columns-repeated="6"/>
        </table:table-row>
        <table:table-row table:style-name="ro1">
          <table:table-cell office:value-type="float" office:value="49" calcext:value-type="float">
            <text:p>49</text:p>
          </table:table-cell>
          <table:table-cell table:number-columns-repeated="2" office:value-type="float" office:value="0" calcext:value-type="float">
            <text:p>0</text:p>
          </table:table-cell>
          <table:table-cell/>
          <table:table-cell office:value-type="float" office:value="0.664069853499531" calcext:value-type="float">
            <text:p>0.664069853499531</text:p>
          </table:table-cell>
          <table:table-cell office:value-type="float" office:value="0.808117042248427" calcext:value-type="float">
            <text:p>0.808117042248427</text:p>
          </table:table-cell>
          <table:table-cell/>
          <table:table-cell office:value-type="float" office:value="0.855272764830517" calcext:value-type="float">
            <text:p>0.855272764830517</text:p>
          </table:table-cell>
          <table:table-cell office:value-type="float" office:value="0.664398806714372" calcext:value-type="float">
            <text:p>0.664398806714372</text:p>
          </table:table-cell>
          <table:table-cell/>
          <table:table-cell office:value-type="float" office:value="0.93787321108963" calcext:value-type="float">
            <text:p>0.93787321108963</text:p>
          </table:table-cell>
          <table:table-cell office:value-type="float" office:value="0.932113699376371" calcext:value-type="float">
            <text:p>0.932113699376371</text:p>
          </table:table-cell>
          <table:table-cell table:number-columns-repeated="6"/>
        </table:table-row>
        <table:table-row table:style-name="ro1">
          <table:table-cell office:value-type="float" office:value="50" calcext:value-type="float">
            <text:p>50</text:p>
          </table:table-cell>
          <table:table-cell table:number-columns-repeated="2" office:value-type="float" office:value="0" calcext:value-type="float">
            <text:p>0</text:p>
          </table:table-cell>
          <table:table-cell/>
          <table:table-cell office:value-type="float" office:value="0.673194801184036" calcext:value-type="float">
            <text:p>0.673194801184036</text:p>
          </table:table-cell>
          <table:table-cell office:value-type="float" office:value="0.816442852556485" calcext:value-type="float">
            <text:p>0.816442852556485</text:p>
          </table:table-cell>
          <table:table-cell/>
          <table:table-cell office:value-type="float" office:value="0.859120756487213" calcext:value-type="float">
            <text:p>0.859120756487213</text:p>
          </table:table-cell>
          <table:table-cell office:value-type="float" office:value="0.667039879834165" calcext:value-type="float">
            <text:p>0.667039879834165</text:p>
          </table:table-cell>
          <table:table-cell/>
          <table:table-cell office:value-type="float" office:value="0.939859666785114" calcext:value-type="float">
            <text:p>0.939859666785114</text:p>
          </table:table-cell>
          <table:table-cell office:value-type="float" office:value="0.933766470078249" calcext:value-type="float">
            <text:p>0.933766470078249</text:p>
          </table:table-cell>
          <table:table-cell table:number-columns-repeated="6"/>
        </table:table-row>
        <table:table-row table:style-name="ro1">
          <table:table-cell office:value-type="float" office:value="51" calcext:value-type="float">
            <text:p>51</text:p>
          </table:table-cell>
          <table:table-cell table:number-columns-repeated="2" office:value-type="float" office:value="0" calcext:value-type="float">
            <text:p>0</text:p>
          </table:table-cell>
          <table:table-cell/>
          <table:table-cell office:value-type="float" office:value="0.668895687666651" calcext:value-type="float">
            <text:p>0.668895687666651</text:p>
          </table:table-cell>
          <table:table-cell office:value-type="float" office:value="0.813327533271862" calcext:value-type="float">
            <text:p>0.813327533271862</text:p>
          </table:table-cell>
          <table:table-cell/>
          <table:table-cell office:value-type="float" office:value="0.857316514881298" calcext:value-type="float">
            <text:p>0.857316514881298</text:p>
          </table:table-cell>
          <table:table-cell office:value-type="float" office:value="0.665974970276849" calcext:value-type="float">
            <text:p>0.665974970276849</text:p>
          </table:table-cell>
          <table:table-cell/>
          <table:table-cell office:value-type="float" office:value="0.93892949467318" calcext:value-type="float">
            <text:p>0.93892949467318</text:p>
          </table:table-cell>
          <table:table-cell office:value-type="float" office:value="0.933096074706246" calcext:value-type="float">
            <text:p>0.933096074706246</text:p>
          </table:table-cell>
          <table:table-cell table:number-columns-repeated="6"/>
        </table:table-row>
        <table:table-row table:style-name="ro1">
          <table:table-cell office:value-type="float" office:value="52" calcext:value-type="float">
            <text:p>52</text:p>
          </table:table-cell>
          <table:table-cell table:number-columns-repeated="2" office:value-type="float" office:value="0" calcext:value-type="float">
            <text:p>0</text:p>
          </table:table-cell>
          <table:table-cell/>
          <table:table-cell office:value-type="float" office:value="0.669066310820673" calcext:value-type="float">
            <text:p>0.669066310820673</text:p>
          </table:table-cell>
          <table:table-cell office:value-type="float" office:value="0.813458028287565" calcext:value-type="float">
            <text:p>0.813458028287565</text:p>
          </table:table-cell>
          <table:table-cell/>
          <table:table-cell office:value-type="float" office:value="0.857388424480049" calcext:value-type="float">
            <text:p>0.857388424480049</text:p>
          </table:table-cell>
          <table:table-cell office:value-type="float" office:value="0.666019820597689" calcext:value-type="float">
            <text:p>0.666019820597689</text:p>
          </table:table-cell>
          <table:table-cell/>
          <table:table-cell office:value-type="float" office:value="0.938966614872931" calcext:value-type="float">
            <text:p>0.938966614872931</text:p>
          </table:table-cell>
          <table:table-cell office:value-type="float" office:value="0.933124378372025" calcext:value-type="float">
            <text:p>0.933124378372025</text:p>
          </table:table-cell>
          <table:table-cell table:number-columns-repeated="6"/>
        </table:table-row>
        <table:table-row table:style-name="ro1">
          <table:table-cell office:value-type="float" office:value="53" calcext:value-type="float">
            <text:p>53</text:p>
          </table:table-cell>
          <table:table-cell table:number-columns-repeated="2" office:value-type="float" office:value="0" calcext:value-type="float">
            <text:p>0</text:p>
          </table:table-cell>
          <table:table-cell/>
          <table:table-cell office:value-type="float" office:value="0.669230227092337" calcext:value-type="float">
            <text:p>0.669230227092337</text:p>
          </table:table-cell>
          <table:table-cell office:value-type="float" office:value="0.813583519572051" calcext:value-type="float">
            <text:p>0.813583519572051</text:p>
          </table:table-cell>
          <table:table-cell/>
          <table:table-cell office:value-type="float" office:value="0.857457480169871" calcext:value-type="float">
            <text:p>0.857457480169871</text:p>
          </table:table-cell>
          <table:table-cell office:value-type="float" office:value="0.666062932756807" calcext:value-type="float">
            <text:p>0.666062932756807</text:p>
          </table:table-cell>
          <table:table-cell/>
          <table:table-cell office:value-type="float" office:value="0.939002245808882" calcext:value-type="float">
            <text:p>0.939002245808882</text:p>
          </table:table-cell>
          <table:table-cell office:value-type="float" office:value="0.933151577159839" calcext:value-type="float">
            <text:p>0.933151577159839</text:p>
          </table:table-cell>
          <table:table-cell table:number-columns-repeated="6"/>
        </table:table-row>
        <table:table-row table:style-name="ro1">
          <table:table-cell office:value-type="float" office:value="54" calcext:value-type="float">
            <text:p>54</text:p>
          </table:table-cell>
          <table:table-cell table:number-columns-repeated="2" office:value-type="float" office:value="0" calcext:value-type="float">
            <text:p>0</text:p>
          </table:table-cell>
          <table:table-cell/>
          <table:table-cell office:value-type="float" office:value="0.669387819851433" calcext:value-type="float">
            <text:p>0.669387819851433</text:p>
          </table:table-cell>
          <table:table-cell office:value-type="float" office:value="0.813704226457882" calcext:value-type="float">
            <text:p>0.813704226457882</text:p>
          </table:table-cell>
          <table:table-cell/>
          <table:table-cell office:value-type="float" office:value="0.857523849091533" calcext:value-type="float">
            <text:p>0.857523849091533</text:p>
          </table:table-cell>
          <table:table-cell office:value-type="float" office:value="0.666104391216863" calcext:value-type="float">
            <text:p>0.666104391216863</text:p>
          </table:table-cell>
          <table:table-cell/>
          <table:table-cell office:value-type="float" office:value="0.939036489440042" calcext:value-type="float">
            <text:p>0.939036489440042</text:p>
          </table:table-cell>
          <table:table-cell office:value-type="float" office:value="0.933177734158392" calcext:value-type="float">
            <text:p>0.933177734158392</text:p>
          </table:table-cell>
          <table:table-cell table:number-columns-repeated="6"/>
        </table:table-row>
        <table:table-row table:style-name="ro1">
          <table:table-cell office:value-type="float" office:value="55" calcext:value-type="float">
            <text:p>55</text:p>
          </table:table-cell>
          <table:table-cell table:number-columns-repeated="2" office:value-type="float" office:value="0" calcext:value-type="float">
            <text:p>0</text:p>
          </table:table-cell>
          <table:table-cell/>
          <table:table-cell office:value-type="float" office:value="0.669539467429244" calcext:value-type="float">
            <text:p>0.669539467429244</text:p>
          </table:table-cell>
          <table:table-cell office:value-type="float" office:value="0.813820382392337" calcext:value-type="float">
            <text:p>0.813820382392337</text:p>
          </table:table-cell>
          <table:table-cell/>
          <table:table-cell office:value-type="float" office:value="0.857587696221628" calcext:value-type="float">
            <text:p>0.857587696221628</text:p>
          </table:table-cell>
          <table:table-cell office:value-type="float" office:value="0.666144270901323" calcext:value-type="float">
            <text:p>0.666144270901323</text:p>
          </table:table-cell>
          <table:table-cell/>
          <table:table-cell office:value-type="float" office:value="0.939069427733808" calcext:value-type="float">
            <text:p>0.939069427733808</text:p>
          </table:table-cell>
          <table:table-cell office:value-type="float" office:value="0.933202888286641" calcext:value-type="float">
            <text:p>0.933202888286641</text:p>
          </table:table-cell>
          <table:table-cell table:number-columns-repeated="6"/>
        </table:table-row>
        <table:table-row table:style-name="ro1">
          <table:table-cell office:value-type="float" office:value="56" calcext:value-type="float">
            <text:p>56</text:p>
          </table:table-cell>
          <table:table-cell table:number-columns-repeated="2" office:value-type="float" office:value="0" calcext:value-type="float">
            <text:p>0</text:p>
          </table:table-cell>
          <table:table-cell/>
          <table:table-cell office:value-type="float" office:value="0.669685483806234" calcext:value-type="float">
            <text:p>0.669685483806234</text:p>
          </table:table-cell>
          <table:table-cell office:value-type="float" office:value="0.813932179168125" calcext:value-type="float">
            <text:p>0.813932179168125</text:p>
          </table:table-cell>
          <table:table-cell/>
          <table:table-cell office:value-type="float" office:value="0.857649154561353" calcext:value-type="float">
            <text:p>0.857649154561353</text:p>
          </table:table-cell>
          <table:table-cell office:value-type="float" office:value="0.666182643818847" calcext:value-type="float">
            <text:p>0.666182643818847</text:p>
          </table:table-cell>
          <table:table-cell/>
          <table:table-cell office:value-type="float" office:value="0.939101123548868" calcext:value-type="float">
            <text:p>0.939101123548868</text:p>
          </table:table-cell>
          <table:table-cell office:value-type="float" office:value="0.933227091202483" calcext:value-type="float">
            <text:p>0.933227091202483</text:p>
          </table:table-cell>
          <table:table-cell table:number-columns-repeated="6"/>
        </table:table-row>
        <table:table-row table:style-name="ro1">
          <table:table-cell office:value-type="float" office:value="57" calcext:value-type="float">
            <text:p>57</text:p>
          </table:table-cell>
          <table:table-cell table:number-columns-repeated="2" office:value-type="float" office:value="0" calcext:value-type="float">
            <text:p>0</text:p>
          </table:table-cell>
          <table:table-cell/>
          <table:table-cell office:value-type="float" office:value="0.669826239543226" calcext:value-type="float">
            <text:p>0.669826239543226</text:p>
          </table:table-cell>
          <table:table-cell office:value-type="float" office:value="0.814039850669795" calcext:value-type="float">
            <text:p>0.814039850669795</text:p>
          </table:table-cell>
          <table:table-cell/>
          <table:table-cell office:value-type="float" office:value="0.85770838066817" calcext:value-type="float">
            <text:p>0.85770838066817</text:p>
          </table:table-cell>
          <table:table-cell office:value-type="float" office:value="0.666219595055525" calcext:value-type="float">
            <text:p>0.666219595055525</text:p>
          </table:table-cell>
          <table:table-cell/>
          <table:table-cell office:value-type="float" office:value="0.939131668349045" calcext:value-type="float">
            <text:p>0.939131668349045</text:p>
          </table:table-cell>
          <table:table-cell office:value-type="float" office:value="0.933250401593248" calcext:value-type="float">
            <text:p>0.933250401593248</text:p>
          </table:table-cell>
          <table:table-cell table:number-columns-repeated="6"/>
        </table:table-row>
        <table:table-row table:style-name="ro1">
          <table:table-cell office:value-type="float" office:value="58" calcext:value-type="float">
            <text:p>58</text:p>
          </table:table-cell>
          <table:table-cell table:number-columns-repeated="2" office:value-type="float" office:value="0" calcext:value-type="float">
            <text:p>0</text:p>
          </table:table-cell>
          <table:table-cell/>
          <table:table-cell office:value-type="float" office:value="0.669961946697749" calcext:value-type="float">
            <text:p>0.669961946697749</text:p>
          </table:table-cell>
          <table:table-cell office:value-type="float" office:value="0.81414359758507" calcext:value-type="float">
            <text:p>0.81414359758507</text:p>
          </table:table-cell>
          <table:table-cell/>
          <table:table-cell office:value-type="float" office:value="0.857765465439849" calcext:value-type="float">
            <text:p>0.857765465439849</text:p>
          </table:table-cell>
          <table:table-cell office:value-type="float" office:value="0.666255190245252" calcext:value-type="float">
            <text:p>0.666255190245252</text:p>
          </table:table-cell>
          <table:table-cell/>
          <table:table-cell office:value-type="float" office:value="0.939161112556902" calcext:value-type="float">
            <text:p>0.939161112556902</text:p>
          </table:table-cell>
          <table:table-cell office:value-type="float" office:value="0.933272856205105" calcext:value-type="float">
            <text:p>0.933272856205105</text:p>
          </table:table-cell>
          <table:table-cell table:number-columns-repeated="6"/>
        </table:table-row>
        <table:table-row table:style-name="ro1">
          <table:table-cell office:value-type="float" office:value="59" calcext:value-type="float">
            <text:p>59</text:p>
          </table:table-cell>
          <table:table-cell table:number-columns-repeated="2" office:value-type="float" office:value="0" calcext:value-type="float">
            <text:p>0</text:p>
          </table:table-cell>
          <table:table-cell/>
          <table:table-cell office:value-type="float" office:value="0.670092917818798" calcext:value-type="float">
            <text:p>0.670092917818798</text:p>
          </table:table-cell>
          <table:table-cell office:value-type="float" office:value="0.814243505836083" calcext:value-type="float">
            <text:p>0.814243505836083</text:p>
          </table:table-cell>
          <table:table-cell/>
          <table:table-cell office:value-type="float" office:value="0.857820544514988" calcext:value-type="float">
            <text:p>0.857820544514988</text:p>
          </table:table-cell>
          <table:table-cell office:value-type="float" office:value="0.666289450240524" calcext:value-type="float">
            <text:p>0.666289450240524</text:p>
          </table:table-cell>
          <table:table-cell/>
          <table:table-cell office:value-type="float" office:value="0.939189510590562" calcext:value-type="float">
            <text:p>0.939189510590562</text:p>
          </table:table-cell>
          <table:table-cell office:value-type="float" office:value="0.933294454095079" calcext:value-type="float">
            <text:p>0.933294454095079</text:p>
          </table:table-cell>
          <table:table-cell table:number-columns-repeated="6"/>
        </table:table-row>
        <table:table-row table:style-name="ro1">
          <table:table-cell office:value-type="float" office:value="60" calcext:value-type="float">
            <text:p>60</text:p>
          </table:table-cell>
          <table:table-cell table:number-columns-repeated="2" office:value-type="float" office:value="0" calcext:value-type="float">
            <text:p>0</text:p>
          </table:table-cell>
          <table:table-cell/>
          <table:table-cell office:value-type="float" office:value="0.670219370614577" calcext:value-type="float">
            <text:p>0.670219370614577</text:p>
          </table:table-cell>
          <table:table-cell office:value-type="float" office:value="0.814339852257996" calcext:value-type="float">
            <text:p>0.814339852257996</text:p>
          </table:table-cell>
          <table:table-cell/>
          <table:table-cell office:value-type="float" office:value="0.857873707744762" calcext:value-type="float">
            <text:p>0.857873707744762</text:p>
          </table:table-cell>
          <table:table-cell office:value-type="float" office:value="0.666322486293096" calcext:value-type="float">
            <text:p>0.666322486293096</text:p>
          </table:table-cell>
          <table:table-cell/>
          <table:table-cell office:value-type="float" office:value="0.939216926359133" calcext:value-type="float">
            <text:p>0.939216926359133</text:p>
          </table:table-cell>
          <table:table-cell office:value-type="float" office:value="0.933315286633956" calcext:value-type="float">
            <text:p>0.933315286633956</text:p>
          </table:table-cell>
          <table:table-cell table:number-columns-repeated="6"/>
        </table:table-row>
        <table:table-row table:style-name="ro1">
          <table:table-cell office:value-type="float" office:value="61" calcext:value-type="float">
            <text:p>61</text:p>
          </table:table-cell>
          <table:table-cell table:number-columns-repeated="2" office:value-type="float" office:value="0" calcext:value-type="float">
            <text:p>0</text:p>
          </table:table-cell>
          <table:table-cell/>
          <table:table-cell office:value-type="float" office:value="0.670341557748944" calcext:value-type="float">
            <text:p>0.670341557748944</text:p>
          </table:table-cell>
          <table:table-cell office:value-type="float" office:value="0.814432708510796" calcext:value-type="float">
            <text:p>0.814432708510796</text:p>
          </table:table-cell>
          <table:table-cell/>
          <table:table-cell office:value-type="float" office:value="0.857925066447602" calcext:value-type="float">
            <text:p>0.857925066447602</text:p>
          </table:table-cell>
          <table:table-cell office:value-type="float" office:value="0.666354317955114" calcext:value-type="float">
            <text:p>0.666354317955114</text:p>
          </table:table-cell>
          <table:table-cell/>
          <table:table-cell office:value-type="float" office:value="0.939243398057338" calcext:value-type="float">
            <text:p>0.939243398057338</text:p>
          </table:table-cell>
          <table:table-cell office:value-type="float" office:value="0.93333535735027" calcext:value-type="float">
            <text:p>0.93333535735027</text:p>
          </table:table-cell>
          <table:table-cell table:number-columns-repeated="6"/>
        </table:table-row>
        <table:table-row table:style-name="ro1">
          <table:table-cell office:value-type="float" office:value="62" calcext:value-type="float">
            <text:p>62</text:p>
          </table:table-cell>
          <table:table-cell table:number-columns-repeated="2" office:value-type="float" office:value="0" calcext:value-type="float">
            <text:p>0</text:p>
          </table:table-cell>
          <table:table-cell/>
          <table:table-cell office:value-type="float" office:value="0.670459691298063" calcext:value-type="float">
            <text:p>0.670459691298063</text:p>
          </table:table-cell>
          <table:table-cell office:value-type="float" office:value="0.814522314685738" calcext:value-type="float">
            <text:p>0.814522314685738</text:p>
          </table:table-cell>
          <table:table-cell/>
          <table:table-cell office:value-type="float" office:value="0.857974709226967" calcext:value-type="float">
            <text:p>0.857974709226967</text:p>
          </table:table-cell>
          <table:table-cell office:value-type="float" office:value="0.666385030571232" calcext:value-type="float">
            <text:p>0.666385030571232</text:p>
          </table:table-cell>
          <table:table-cell/>
          <table:table-cell office:value-type="float" office:value="0.939268991411978" calcext:value-type="float">
            <text:p>0.939268991411978</text:p>
          </table:table-cell>
          <table:table-cell office:value-type="float" office:value="0.933354725109883" calcext:value-type="float">
            <text:p>0.933354725109883</text:p>
          </table:table-cell>
          <table:table-cell table:number-columns-repeated="6"/>
        </table:table-row>
        <table:table-row table:style-name="ro1">
          <table:table-cell office:value-type="float" office:value="63" calcext:value-type="float">
            <text:p>63</text:p>
          </table:table-cell>
          <table:table-cell table:number-columns-repeated="2" office:value-type="float" office:value="0" calcext:value-type="float">
            <text:p>0</text:p>
          </table:table-cell>
          <table:table-cell/>
          <table:table-cell office:value-type="float" office:value="0.670573969078397" calcext:value-type="float">
            <text:p>0.670573969078397</text:p>
          </table:table-cell>
          <table:table-cell office:value-type="float" office:value="0.814608732865632" calcext:value-type="float">
            <text:p>0.814608732865632</text:p>
          </table:table-cell>
          <table:table-cell/>
          <table:table-cell office:value-type="float" office:value="0.858022716428145" calcext:value-type="float">
            <text:p>0.858022716428145</text:p>
          </table:table-cell>
          <table:table-cell office:value-type="float" office:value="0.666414635485003" calcext:value-type="float">
            <text:p>0.666414635485003</text:p>
          </table:table-cell>
          <table:table-cell/>
          <table:table-cell office:value-type="float" office:value="0.939293738789765" calcext:value-type="float">
            <text:p>0.939293738789765</text:p>
          </table:table-cell>
          <table:table-cell office:value-type="float" office:value="0.933373382218717" calcext:value-type="float">
            <text:p>0.933373382218717</text:p>
          </table:table-cell>
          <table:table-cell table:number-columns-repeated="6"/>
        </table:table-row>
        <table:table-row table:style-name="ro1">
          <table:table-cell office:value-type="float" office:value="64" calcext:value-type="float">
            <text:p>64</text:p>
          </table:table-cell>
          <table:table-cell table:number-columns-repeated="2" office:value-type="float" office:value="0" calcext:value-type="float">
            <text:p>0</text:p>
          </table:table-cell>
          <table:table-cell/>
          <table:table-cell office:value-type="float" office:value="0.670684573002721" calcext:value-type="float">
            <text:p>0.670684573002721</text:p>
          </table:table-cell>
          <table:table-cell office:value-type="float" office:value="0.814692150891756" calcext:value-type="float">
            <text:p>0.814692150891756</text:p>
          </table:table-cell>
          <table:table-cell/>
          <table:table-cell office:value-type="float" office:value="0.858069172899318" calcext:value-type="float">
            <text:p>0.858069172899318</text:p>
          </table:table-cell>
          <table:table-cell office:value-type="float" office:value="0.666443215102461" calcext:value-type="float">
            <text:p>0.666443215102461</text:p>
          </table:table-cell>
          <table:table-cell/>
          <table:table-cell office:value-type="float" office:value="0.939317696122257" calcext:value-type="float">
            <text:p>0.939317696122257</text:p>
          </table:table-cell>
          <table:table-cell office:value-type="float" office:value="0.933391396765109" calcext:value-type="float">
            <text:p>0.933391396765109</text:p>
          </table:table-cell>
          <table:table-cell table:number-columns-repeated="6"/>
        </table:table-row>
        <table:table-row table:style-name="ro1">
          <table:table-cell office:value-type="float" office:value="65" calcext:value-type="float">
            <text:p>65</text:p>
          </table:table-cell>
          <table:table-cell table:number-columns-repeated="2" office:value-type="float" office:value="0" calcext:value-type="float">
            <text:p>0</text:p>
          </table:table-cell>
          <table:table-cell/>
          <table:table-cell office:value-type="float" office:value="0.670791693540407" calcext:value-type="float">
            <text:p>0.670791693540407</text:p>
          </table:table-cell>
          <table:table-cell office:value-type="float" office:value="0.814772688897261" calcext:value-type="float">
            <text:p>0.814772688897261</text:p>
          </table:table-cell>
          <table:table-cell/>
          <table:table-cell office:value-type="float" office:value="0.858114156043764" calcext:value-type="float">
            <text:p>0.858114156043764</text:p>
          </table:table-cell>
          <table:table-cell office:value-type="float" office:value="0.666470813523331" calcext:value-type="float">
            <text:p>0.666470813523331</text:p>
          </table:table-cell>
          <table:table-cell/>
          <table:table-cell office:value-type="float" office:value="0.939340877932661" calcext:value-type="float">
            <text:p>0.939340877932661</text:p>
          </table:table-cell>
          <table:table-cell office:value-type="float" office:value="0.93340878389044" calcext:value-type="float">
            <text:p>0.93340878389044</text:p>
          </table:table-cell>
          <table:table-cell table:number-columns-repeated="6"/>
        </table:table-row>
        <table:table-row table:style-name="ro1">
          <table:table-cell office:value-type="float" office:value="66" calcext:value-type="float">
            <text:p>66</text:p>
          </table:table-cell>
          <table:table-cell table:number-columns-repeated="2" office:value-type="float" office:value="0" calcext:value-type="float">
            <text:p>0</text:p>
          </table:table-cell>
          <table:table-cell/>
          <table:table-cell office:value-type="float" office:value="0.670895489196916" calcext:value-type="float">
            <text:p>0.670895489196916</text:p>
          </table:table-cell>
          <table:table-cell office:value-type="float" office:value="0.814850451300975" calcext:value-type="float">
            <text:p>0.814850451300975</text:p>
          </table:table-cell>
          <table:table-cell/>
          <table:table-cell office:value-type="float" office:value="0.858157729087575" calcext:value-type="float">
            <text:p>0.858157729087575</text:p>
          </table:table-cell>
          <table:table-cell office:value-type="float" office:value="0.666497429932369" calcext:value-type="float">
            <text:p>0.666497429932369</text:p>
          </table:table-cell>
          <table:table-cell/>
          <table:table-cell office:value-type="float" office:value="0.939363345441634" calcext:value-type="float">
            <text:p>0.939363345441634</text:p>
          </table:table-cell>
          <table:table-cell office:value-type="float" office:value="0.933425566624637" calcext:value-type="float">
            <text:p>0.933425566624637</text:p>
          </table:table-cell>
          <table:table-cell table:number-columns-repeated="6"/>
        </table:table-row>
        <table:table-row table:style-name="ro1">
          <table:table-cell office:value-type="float" office:value="67" calcext:value-type="float">
            <text:p>67</text:p>
          </table:table-cell>
          <table:table-cell table:number-columns-repeated="2" office:value-type="float" office:value="0" calcext:value-type="float">
            <text:p>0</text:p>
          </table:table-cell>
          <table:table-cell/>
          <table:table-cell office:value-type="float" office:value="0.670996110755329" calcext:value-type="float">
            <text:p>0.670996110755329</text:p>
          </table:table-cell>
          <table:table-cell office:value-type="float" office:value="0.814925578555587" calcext:value-type="float">
            <text:p>0.814925578555587</text:p>
          </table:table-cell>
          <table:table-cell/>
          <table:table-cell office:value-type="float" office:value="0.85819996503327" calcext:value-type="float">
            <text:p>0.85819996503327</text:p>
          </table:table-cell>
          <table:table-cell office:value-type="float" office:value="0.666523152904737" calcext:value-type="float">
            <text:p>0.666523152904737</text:p>
          </table:table-cell>
          <table:table-cell/>
          <table:table-cell office:value-type="float" office:value="0.939385106358989" calcext:value-type="float">
            <text:p>0.939385106358989</text:p>
          </table:table-cell>
          <table:table-cell office:value-type="float" office:value="0.933441775414066" calcext:value-type="float">
            <text:p>0.933441775414066</text:p>
          </table:table-cell>
          <table:table-cell table:number-columns-repeated="6"/>
        </table:table-row>
        <table:table-row table:style-name="ro1">
          <table:table-cell office:value-type="float" office:value="68" calcext:value-type="float">
            <text:p>68</text:p>
          </table:table-cell>
          <table:table-cell table:number-columns-repeated="2" office:value-type="float" office:value="0" calcext:value-type="float">
            <text:p>0</text:p>
          </table:table-cell>
          <table:table-cell/>
          <table:table-cell office:value-type="float" office:value="0.671093680473041" calcext:value-type="float">
            <text:p>0.671093680473041</text:p>
          </table:table-cell>
          <table:table-cell office:value-type="float" office:value="0.814998159370218" calcext:value-type="float">
            <text:p>0.814998159370218</text:p>
          </table:table-cell>
          <table:table-cell/>
          <table:table-cell office:value-type="float" office:value="0.858240915969408" calcext:value-type="float">
            <text:p>0.858240915969408</text:p>
          </table:table-cell>
          <table:table-cell office:value-type="float" office:value="0.66654799410399" calcext:value-type="float">
            <text:p>0.66654799410399</text:p>
          </table:table-cell>
          <table:table-cell/>
          <table:table-cell office:value-type="float" office:value="0.939406216436289" calcext:value-type="float">
            <text:p>0.939406216436289</text:p>
          </table:table-cell>
          <table:table-cell office:value-type="float" office:value="0.933457429813391" calcext:value-type="float">
            <text:p>0.933457429813391</text:p>
          </table:table-cell>
          <table:table-cell table:number-columns-repeated="6"/>
        </table:table-row>
        <table:table-row table:style-name="ro1">
          <table:table-cell office:value-type="float" office:value="69" calcext:value-type="float">
            <text:p>69</text:p>
          </table:table-cell>
          <table:table-cell table:number-columns-repeated="2" office:value-type="float" office:value="0" calcext:value-type="float">
            <text:p>0</text:p>
          </table:table-cell>
          <table:table-cell/>
          <table:table-cell office:value-type="float" office:value="0.671188388262699" calcext:value-type="float">
            <text:p>0.671188388262699</text:p>
          </table:table-cell>
          <table:table-cell office:value-type="float" office:value="0.815068313506626" calcext:value-type="float">
            <text:p>0.815068313506626</text:p>
          </table:table-cell>
          <table:table-cell/>
          <table:table-cell office:value-type="float" office:value="0.858280649239907" calcext:value-type="float">
            <text:p>0.858280649239907</text:p>
          </table:table-cell>
          <table:table-cell office:value-type="float" office:value="0.666571994607361" calcext:value-type="float">
            <text:p>0.666571994607361</text:p>
          </table:table-cell>
          <table:table-cell/>
          <table:table-cell office:value-type="float" office:value="0.939426697328674" calcext:value-type="float">
            <text:p>0.939426697328674</text:p>
          </table:table-cell>
          <table:table-cell office:value-type="float" office:value="0.933472555797754" calcext:value-type="float">
            <text:p>0.933472555797754</text:p>
          </table:table-cell>
          <table:table-cell table:number-columns-repeated="6"/>
        </table:table-row>
        <table:table-row table:style-name="ro1">
          <table:table-cell office:value-type="float" office:value="70" calcext:value-type="float">
            <text:p>70</text:p>
          </table:table-cell>
          <table:table-cell table:number-columns-repeated="2" office:value-type="float" office:value="0" calcext:value-type="float">
            <text:p>0</text:p>
          </table:table-cell>
          <table:table-cell/>
          <table:table-cell office:value-type="float" office:value="0.671280320101926" calcext:value-type="float">
            <text:p>0.671280320101926</text:p>
          </table:table-cell>
          <table:table-cell office:value-type="float" office:value="0.815136141547932" calcext:value-type="float">
            <text:p>0.815136141547932</text:p>
          </table:table-cell>
          <table:table-cell/>
          <table:table-cell office:value-type="float" office:value="0.858319214624886" calcext:value-type="float">
            <text:p>0.858319214624886</text:p>
          </table:table-cell>
          <table:table-cell office:value-type="float" office:value="0.666595213866789" calcext:value-type="float">
            <text:p>0.666595213866789</text:p>
          </table:table-cell>
          <table:table-cell/>
          <table:table-cell office:value-type="float" office:value="0.939446589069814" calcext:value-type="float">
            <text:p>0.939446589069814</text:p>
          </table:table-cell>
          <table:table-cell office:value-type="float" office:value="0.933487175217523" calcext:value-type="float">
            <text:p>0.933487175217523</text:p>
          </table:table-cell>
          <table:table-cell table:number-columns-repeated="6"/>
        </table:table-row>
        <table:table-row table:style-name="ro1">
          <table:table-cell office:value-type="float" office:value="71" calcext:value-type="float">
            <text:p>71</text:p>
          </table:table-cell>
          <table:table-cell table:number-columns-repeated="2" office:value-type="float" office:value="0" calcext:value-type="float">
            <text:p>0</text:p>
          </table:table-cell>
          <table:table-cell/>
          <table:table-cell office:value-type="float" office:value="0.671369609961049" calcext:value-type="float">
            <text:p>0.671369609961049</text:p>
          </table:table-cell>
          <table:table-cell office:value-type="float" office:value="0.815201722030567" calcext:value-type="float">
            <text:p>0.815201722030567</text:p>
          </table:table-cell>
          <table:table-cell/>
          <table:table-cell office:value-type="float" office:value="0.858356664569643" calcext:value-type="float">
            <text:p>0.858356664569643</text:p>
          </table:table-cell>
          <table:table-cell office:value-type="float" office:value="0.66661764664287" calcext:value-type="float">
            <text:p>0.66661764664287</text:p>
          </table:table-cell>
          <table:table-cell/>
          <table:table-cell office:value-type="float" office:value="0.939465890533766" calcext:value-type="float">
            <text:p>0.939465890533766</text:p>
          </table:table-cell>
          <table:table-cell office:value-type="float" office:value="0.933501305309891" calcext:value-type="float">
            <text:p>0.933501305309891</text:p>
          </table:table-cell>
          <table:table-cell table:number-columns-repeated="6"/>
        </table:table-row>
        <table:table-row table:style-name="ro1">
          <table:table-cell office:value-type="float" office:value="72" calcext:value-type="float">
            <text:p>72</text:p>
          </table:table-cell>
          <table:table-cell table:number-columns-repeated="2" office:value-type="float" office:value="0" calcext:value-type="float">
            <text:p>0</text:p>
          </table:table-cell>
          <table:table-cell/>
          <table:table-cell office:value-type="float" office:value="0.67145636198745" calcext:value-type="float">
            <text:p>0.67145636198745</text:p>
          </table:table-cell>
          <table:table-cell office:value-type="float" office:value="0.815265162613632" calcext:value-type="float">
            <text:p>0.815265162613632</text:p>
          </table:table-cell>
          <table:table-cell/>
          <table:table-cell office:value-type="float" office:value="0.858393043306056" calcext:value-type="float">
            <text:p>0.858393043306056</text:p>
          </table:table-cell>
          <table:table-cell office:value-type="float" office:value="0.666639331690108" calcext:value-type="float">
            <text:p>0.666639331690108</text:p>
          </table:table-cell>
          <table:table-cell/>
          <table:table-cell office:value-type="float" office:value="0.93948463856945" calcext:value-type="float">
            <text:p>0.93948463856945</text:p>
          </table:table-cell>
          <table:table-cell office:value-type="float" office:value="0.933514969270966" calcext:value-type="float">
            <text:p>0.933514969270966</text:p>
          </table:table-cell>
          <table:table-cell table:number-columns-repeated="6"/>
        </table:table-row>
        <table:table-row table:style-name="ro1">
          <table:table-cell office:value-type="float" office:value="73" calcext:value-type="float">
            <text:p>73</text:p>
          </table:table-cell>
          <table:table-cell table:number-columns-repeated="2" office:value-type="float" office:value="0" calcext:value-type="float">
            <text:p>0</text:p>
          </table:table-cell>
          <table:table-cell/>
          <table:table-cell office:value-type="float" office:value="0.671540677946868" calcext:value-type="float">
            <text:p>0.671540677946868</text:p>
          </table:table-cell>
          <table:table-cell office:value-type="float" office:value="0.815326554434165" calcext:value-type="float">
            <text:p>0.815326554434165</text:p>
          </table:table-cell>
          <table:table-cell/>
          <table:table-cell office:value-type="float" office:value="0.858428400711327" calcext:value-type="float">
            <text:p>0.858428400711327</text:p>
          </table:table-cell>
          <table:table-cell office:value-type="float" office:value="0.666660331107956" calcext:value-type="float">
            <text:p>0.666660331107956</text:p>
          </table:table-cell>
          <table:table-cell/>
          <table:table-cell office:value-type="float" office:value="0.939502870090798" calcext:value-type="float">
            <text:p>0.939502870090798</text:p>
          </table:table-cell>
          <table:table-cell office:value-type="float" office:value="0.933528186794363" calcext:value-type="float">
            <text:p>0.933528186794363</text:p>
          </table:table-cell>
          <table:table-cell table:number-columns-repeated="6"/>
        </table:table-row>
        <table:table-row table:style-name="ro1">
          <table:table-cell office:value-type="float" office:value="74" calcext:value-type="float">
            <text:p>74</text:p>
          </table:table-cell>
          <table:table-cell table:number-columns-repeated="2" office:value-type="float" office:value="0" calcext:value-type="float">
            <text:p>0</text:p>
          </table:table-cell>
          <table:table-cell/>
          <table:table-cell office:value-type="float" office:value="0.671622692530424" calcext:value-type="float">
            <text:p>0.671622692530424</text:p>
          </table:table-cell>
          <table:table-cell office:value-type="float" office:value="0.815385956920283" calcext:value-type="float">
            <text:p>0.815385956920283</text:p>
          </table:table-cell>
          <table:table-cell/>
          <table:table-cell office:value-type="float" office:value="0.858462776444994" calcext:value-type="float">
            <text:p>0.858462776444994</text:p>
          </table:table-cell>
          <table:table-cell office:value-type="float" office:value="0.666680619789634" calcext:value-type="float">
            <text:p>0.666680619789634</text:p>
          </table:table-cell>
          <table:table-cell/>
          <table:table-cell office:value-type="float" office:value="0.939520583475418" calcext:value-type="float">
            <text:p>0.939520583475418</text:p>
          </table:table-cell>
          <table:table-cell office:value-type="float" office:value="0.933540970929743" calcext:value-type="float">
            <text:p>0.933540970929743</text:p>
          </table:table-cell>
          <table:table-cell table:number-columns-repeated="6"/>
        </table:table-row>
        <table:table-row table:style-name="ro1">
          <table:table-cell office:value-type="float" office:value="75" calcext:value-type="float">
            <text:p>75</text:p>
          </table:table-cell>
          <table:table-cell table:number-columns-repeated="2" office:value-type="float" office:value="0" calcext:value-type="float">
            <text:p>0</text:p>
          </table:table-cell>
          <table:table-cell/>
          <table:table-cell office:value-type="float" office:value="0.671702472548788" calcext:value-type="float">
            <text:p>0.671702472548788</text:p>
          </table:table-cell>
          <table:table-cell office:value-type="float" office:value="0.815443466105788" calcext:value-type="float">
            <text:p>0.815443466105788</text:p>
          </table:table-cell>
          <table:table-cell/>
          <table:table-cell office:value-type="float" office:value="0.858496220718158" calcext:value-type="float">
            <text:p>0.858496220718158</text:p>
          </table:table-cell>
          <table:table-cell office:value-type="float" office:value="0.666700279368846" calcext:value-type="float">
            <text:p>0.666700279368846</text:p>
          </table:table-cell>
          <table:table-cell/>
          <table:table-cell office:value-type="float" office:value="0.939537826741527" calcext:value-type="float">
            <text:p>0.939537826741527</text:p>
          </table:table-cell>
          <table:table-cell office:value-type="float" office:value="0.933553342254812" calcext:value-type="float">
            <text:p>0.933553342254812</text:p>
          </table:table-cell>
          <table:table-cell table:number-columns-repeated="6"/>
        </table:table-row>
        <table:table-row table:style-name="ro1">
          <table:table-cell office:value-type="float" office:value="76" calcext:value-type="float">
            <text:p>76</text:p>
          </table:table-cell>
          <table:table-cell table:number-columns-repeated="2" office:value-type="float" office:value="0" calcext:value-type="float">
            <text:p>0</text:p>
          </table:table-cell>
          <table:table-cell/>
          <table:table-cell office:value-type="float" office:value="0.671780125558999" calcext:value-type="float">
            <text:p>0.671780125558999</text:p>
          </table:table-cell>
          <table:table-cell office:value-type="float" office:value="0.815499153298577" calcext:value-type="float">
            <text:p>0.815499153298577</text:p>
          </table:table-cell>
          <table:table-cell/>
          <table:table-cell office:value-type="float" office:value="0.858528763918762" calcext:value-type="float">
            <text:p>0.858528763918762</text:p>
          </table:table-cell>
          <table:table-cell office:value-type="float" office:value="0.666719307475948" calcext:value-type="float">
            <text:p>0.666719307475948</text:p>
          </table:table-cell>
          <table:table-cell/>
          <table:table-cell office:value-type="float" office:value="0.939554604477238" calcext:value-type="float">
            <text:p>0.939554604477238</text:p>
          </table:table-cell>
          <table:table-cell office:value-type="float" office:value="0.933565319264409" calcext:value-type="float">
            <text:p>0.933565319264409</text:p>
          </table:table-cell>
          <table:table-cell table:number-columns-repeated="6"/>
        </table:table-row>
        <table:table-row table:style-name="ro1">
          <table:table-cell office:value-type="float" office:value="77" calcext:value-type="float">
            <text:p>77</text:p>
          </table:table-cell>
          <table:table-cell table:number-columns-repeated="2" office:value-type="float" office:value="0" calcext:value-type="float">
            <text:p>0</text:p>
          </table:table-cell>
          <table:table-cell/>
          <table:table-cell office:value-type="float" office:value="0.671855710397661" calcext:value-type="float">
            <text:p>0.671855710397661</text:p>
          </table:table-cell>
          <table:table-cell office:value-type="float" office:value="0.815553085253806" calcext:value-type="float">
            <text:p>0.815553085253806</text:p>
          </table:table-cell>
          <table:table-cell/>
          <table:table-cell office:value-type="float" office:value="0.858560433166941" calcext:value-type="float">
            <text:p>0.858560433166941</text:p>
          </table:table-cell>
          <table:table-cell office:value-type="float" office:value="0.666737727201495" calcext:value-type="float">
            <text:p>0.666737727201495</text:p>
          </table:table-cell>
          <table:table-cell/>
          <table:table-cell office:value-type="float" office:value="0.939570933957812" calcext:value-type="float">
            <text:p>0.939570933957812</text:p>
          </table:table-cell>
          <table:table-cell office:value-type="float" office:value="0.933576910279017" calcext:value-type="float">
            <text:p>0.933576910279017</text:p>
          </table:table-cell>
          <table:table-cell table:number-columns-repeated="6"/>
        </table:table-row>
        <table:table-row table:style-name="ro1">
          <table:table-cell office:value-type="float" office:value="78" calcext:value-type="float">
            <text:p>78</text:p>
          </table:table-cell>
          <table:table-cell table:number-columns-repeated="2" office:value-type="float" office:value="0" calcext:value-type="float">
            <text:p>0</text:p>
          </table:table-cell>
          <table:table-cell/>
          <table:table-cell office:value-type="float" office:value="0.671929325410959" calcext:value-type="float">
            <text:p>0.671929325410959</text:p>
          </table:table-cell>
          <table:table-cell office:value-type="float" office:value="0.815605335540878" calcext:value-type="float">
            <text:p>0.815605335540878</text:p>
          </table:table-cell>
          <table:table-cell/>
          <table:table-cell office:value-type="float" office:value="0.858591274765193" calcext:value-type="float">
            <text:p>0.858591274765193</text:p>
          </table:table-cell>
          <table:table-cell office:value-type="float" office:value="0.666755585482118" calcext:value-type="float">
            <text:p>0.666755585482118</text:p>
          </table:table-cell>
          <table:table-cell/>
          <table:table-cell office:value-type="float" office:value="0.939586832506861" calcext:value-type="float">
            <text:p>0.939586832506861</text:p>
          </table:table-cell>
          <table:table-cell office:value-type="float" office:value="0.933588134116716" calcext:value-type="float">
            <text:p>0.933588134116716</text:p>
          </table:table-cell>
          <table:table-cell table:number-columns-repeated="6"/>
        </table:table-row>
        <table:table-row table:style-name="ro1">
          <table:table-cell office:value-type="float" office:value="79" calcext:value-type="float">
            <text:p>79</text:p>
          </table:table-cell>
          <table:table-cell table:number-columns-repeated="2" office:value-type="float" office:value="0" calcext:value-type="float">
            <text:p>0</text:p>
          </table:table-cell>
          <table:table-cell/>
          <table:table-cell office:value-type="float" office:value="0.672001039416255" calcext:value-type="float">
            <text:p>0.672001039416255</text:p>
          </table:table-cell>
          <table:table-cell office:value-type="float" office:value="0.815655972816708" calcext:value-type="float">
            <text:p>0.815655972816708</text:p>
          </table:table-cell>
          <table:table-cell/>
          <table:table-cell office:value-type="float" office:value="0.858621319341131" calcext:value-type="float">
            <text:p>0.858621319341131</text:p>
          </table:table-cell>
          <table:table-cell office:value-type="float" office:value="0.666772863936401" calcext:value-type="float">
            <text:p>0.666772863936401</text:p>
          </table:table-cell>
          <table:table-cell/>
          <table:table-cell office:value-type="float" office:value="0.939602319334879" calcext:value-type="float">
            <text:p>0.939602319334879</text:p>
          </table:table-cell>
          <table:table-cell office:value-type="float" office:value="0.933599005480397" calcext:value-type="float">
            <text:p>0.933599005480397</text:p>
          </table:table-cell>
          <table:table-cell table:number-columns-repeated="6"/>
        </table:table-row>
        <table:table-row table:style-name="ro1">
          <table:table-cell office:value-type="float" office:value="80" calcext:value-type="float">
            <text:p>80</text:p>
          </table:table-cell>
          <table:table-cell table:number-columns-repeated="2" office:value-type="float" office:value="0" calcext:value-type="float">
            <text:p>0</text:p>
          </table:table-cell>
          <table:table-cell/>
          <table:table-cell office:value-type="float" office:value="0.672070956680618" calcext:value-type="float">
            <text:p>0.672070956680618</text:p>
          </table:table-cell>
          <table:table-cell office:value-type="float" office:value="0.815705048017051" calcext:value-type="float">
            <text:p>0.815705048017051</text:p>
          </table:table-cell>
          <table:table-cell/>
          <table:table-cell office:value-type="float" office:value="0.85865060315034" calcext:value-type="float">
            <text:p>0.85865060315034</text:p>
          </table:table-cell>
          <table:table-cell office:value-type="float" office:value="0.666789618736503" calcext:value-type="float">
            <text:p>0.666789618736503</text:p>
          </table:table-cell>
          <table:table-cell/>
          <table:table-cell office:value-type="float" office:value="0.939617413178194" calcext:value-type="float">
            <text:p>0.939617413178194</text:p>
          </table:table-cell>
          <table:table-cell office:value-type="float" office:value="0.933609535395648" calcext:value-type="float">
            <text:p>0.933609535395648</text:p>
          </table:table-cell>
          <table:table-cell table:number-columns-repeated="6"/>
        </table:table-row>
        <table:table-row table:style-name="ro1">
          <table:table-cell office:value-type="float" office:value="81" calcext:value-type="float">
            <text:p>81</text:p>
          </table:table-cell>
          <table:table-cell table:number-columns-repeated="2" office:value-type="float" office:value="0" calcext:value-type="float">
            <text:p>0</text:p>
          </table:table-cell>
          <table:table-cell/>
          <table:table-cell office:value-type="float" office:value="0.672139096996663" calcext:value-type="float">
            <text:p>0.672139096996663</text:p>
          </table:table-cell>
          <table:table-cell office:value-type="float" office:value="0.815752638042632" calcext:value-type="float">
            <text:p>0.815752638042632</text:p>
          </table:table-cell>
          <table:table-cell/>
          <table:table-cell office:value-type="float" office:value="0.858679138815107" calcext:value-type="float">
            <text:p>0.858679138815107</text:p>
          </table:table-cell>
          <table:table-cell office:value-type="float" office:value="0.666805850180622" calcext:value-type="float">
            <text:p>0.666805850180622</text:p>
          </table:table-cell>
          <table:table-cell/>
          <table:table-cell office:value-type="float" office:value="0.939632120589379" calcext:value-type="float">
            <text:p>0.939632120589379</text:p>
          </table:table-cell>
          <table:table-cell office:value-type="float" office:value="0.933619756710515" calcext:value-type="float">
            <text:p>0.933619756710515</text:p>
          </table:table-cell>
          <table:table-cell table:number-columns-repeated="6"/>
        </table:table-row>
        <table:table-row table:style-name="ro1">
          <table:table-cell office:value-type="float" office:value="82" calcext:value-type="float">
            <text:p>82</text:p>
          </table:table-cell>
          <table:table-cell table:number-columns-repeated="2" office:value-type="float" office:value="0" calcext:value-type="float">
            <text:p>0</text:p>
          </table:table-cell>
          <table:table-cell/>
          <table:table-cell office:value-type="float" office:value="0.672205558381007" calcext:value-type="float">
            <text:p>0.672205558381007</text:p>
          </table:table-cell>
          <table:table-cell office:value-type="float" office:value="0.815798776337832" calcext:value-type="float">
            <text:p>0.815798776337832</text:p>
          </table:table-cell>
          <table:table-cell/>
          <table:table-cell office:value-type="float" office:value="0.858706971102168" calcext:value-type="float">
            <text:p>0.858706971102168</text:p>
          </table:table-cell>
          <table:table-cell office:value-type="float" office:value="0.666821583426066" calcext:value-type="float">
            <text:p>0.666821583426066</text:p>
          </table:table-cell>
          <table:table-cell/>
          <table:table-cell office:value-type="float" office:value="0.939646464688084" calcext:value-type="float">
            <text:p>0.939646464688084</text:p>
          </table:table-cell>
          <table:table-cell office:value-type="float" office:value="0.933629639162799" calcext:value-type="float">
            <text:p>0.933629639162799</text:p>
          </table:table-cell>
          <table:table-cell table:number-columns-repeated="6"/>
        </table:table-row>
        <table:table-row table:style-name="ro1">
          <table:table-cell office:value-type="float" office:value="83" calcext:value-type="float">
            <text:p>83</text:p>
          </table:table-cell>
          <table:table-cell table:number-columns-repeated="2" office:value-type="float" office:value="0" calcext:value-type="float">
            <text:p>0</text:p>
          </table:table-cell>
          <table:table-cell/>
          <table:table-cell office:value-type="float" office:value="0.672270402110728" calcext:value-type="float">
            <text:p>0.672270402110728</text:p>
          </table:table-cell>
          <table:table-cell office:value-type="float" office:value="0.815843509820532" calcext:value-type="float">
            <text:p>0.815843509820532</text:p>
          </table:table-cell>
          <table:table-cell/>
          <table:table-cell office:value-type="float" office:value="0.858734118928799" calcext:value-type="float">
            <text:p>0.858734118928799</text:p>
          </table:table-cell>
          <table:table-cell office:value-type="float" office:value="0.666836826643505" calcext:value-type="float">
            <text:p>0.666836826643505</text:p>
          </table:table-cell>
          <table:table-cell/>
          <table:table-cell office:value-type="float" office:value="0.939660455268133" calcext:value-type="float">
            <text:p>0.939660455268133</text:p>
          </table:table-cell>
          <table:table-cell office:value-type="float" office:value="0.933639204792812" calcext:value-type="float">
            <text:p>0.933639204792812</text:p>
          </table:table-cell>
          <table:table-cell table:number-columns-repeated="6"/>
        </table:table-row>
        <table:table-row table:style-name="ro1">
          <table:table-cell office:value-type="float" office:value="84" calcext:value-type="float">
            <text:p>84</text:p>
          </table:table-cell>
          <table:table-cell table:number-columns-repeated="2" office:value-type="float" office:value="0" calcext:value-type="float">
            <text:p>0</text:p>
          </table:table-cell>
          <table:table-cell/>
          <table:table-cell office:value-type="float" office:value="0.672333662671604" calcext:value-type="float">
            <text:p>0.672333662671604</text:p>
          </table:table-cell>
          <table:table-cell office:value-type="float" office:value="0.815886924361251" calcext:value-type="float">
            <text:p>0.815886924361251</text:p>
          </table:table-cell>
          <table:table-cell/>
          <table:table-cell office:value-type="float" office:value="0.858760600618321" calcext:value-type="float">
            <text:p>0.858760600618321</text:p>
          </table:table-cell>
          <table:table-cell office:value-type="float" office:value="0.666851622292661" calcext:value-type="float">
            <text:p>0.666851622292661</text:p>
          </table:table-cell>
          <table:table-cell/>
          <table:table-cell office:value-type="float" office:value="0.939674101815821" calcext:value-type="float">
            <text:p>0.939674101815821</text:p>
          </table:table-cell>
          <table:table-cell office:value-type="float" office:value="0.933648495859044" calcext:value-type="float">
            <text:p>0.933648495859044</text:p>
          </table:table-cell>
          <table:table-cell table:number-columns-repeated="6"/>
        </table:table-row>
        <table:table-row table:style-name="ro1">
          <table:table-cell office:value-type="float" office:value="85" calcext:value-type="float">
            <text:p>85</text:p>
          </table:table-cell>
          <table:table-cell table:number-columns-repeated="2" office:value-type="float" office:value="0" calcext:value-type="float">
            <text:p>0</text:p>
          </table:table-cell>
          <table:table-cell/>
          <table:table-cell office:value-type="float" office:value="0.672395436012094" calcext:value-type="float">
            <text:p>0.672395436012094</text:p>
          </table:table-cell>
          <table:table-cell office:value-type="float" office:value="0.815929079974438" calcext:value-type="float">
            <text:p>0.815929079974438</text:p>
          </table:table-cell>
          <table:table-cell/>
          <table:table-cell office:value-type="float" office:value="0.858786456581266" calcext:value-type="float">
            <text:p>0.858786456581266</text:p>
          </table:table-cell>
          <table:table-cell office:value-type="float" office:value="0.666865988996317" calcext:value-type="float">
            <text:p>0.666865988996317</text:p>
          </table:table-cell>
          <table:table-cell/>
          <table:table-cell office:value-type="float" office:value="0.93968743640344" calcext:value-type="float">
            <text:p>0.93968743640344</text:p>
          </table:table-cell>
          <table:table-cell office:value-type="float" office:value="0.933657522659606" calcext:value-type="float">
            <text:p>0.933657522659606</text:p>
          </table:table-cell>
          <table:table-cell table:number-columns-repeated="6"/>
        </table:table-row>
        <table:table-row table:style-name="ro1">
          <table:table-cell office:value-type="float" office:value="86" calcext:value-type="float">
            <text:p>86</text:p>
          </table:table-cell>
          <table:table-cell table:number-columns-repeated="2" office:value-type="float" office:value="0" calcext:value-type="float">
            <text:p>0</text:p>
          </table:table-cell>
          <table:table-cell/>
          <table:table-cell office:value-type="float" office:value="0.672455732638684" calcext:value-type="float">
            <text:p>0.672455732638684</text:p>
          </table:table-cell>
          <table:table-cell office:value-type="float" office:value="0.815969968469039" calcext:value-type="float">
            <text:p>0.815969968469039</text:p>
          </table:table-cell>
          <table:table-cell/>
          <table:table-cell office:value-type="float" office:value="0.858811691443747" calcext:value-type="float">
            <text:p>0.858811691443747</text:p>
          </table:table-cell>
          <table:table-cell office:value-type="float" office:value="0.666879910376308" calcext:value-type="float">
            <text:p>0.666879910376308</text:p>
          </table:table-cell>
          <table:table-cell/>
          <table:table-cell office:value-type="float" office:value="0.939700438821524" calcext:value-type="float">
            <text:p>0.939700438821524</text:p>
          </table:table-cell>
          <table:table-cell office:value-type="float" office:value="0.933666257122633" calcext:value-type="float">
            <text:p>0.933666257122633</text:p>
          </table:table-cell>
          <table:table-cell table:number-columns-repeated="6"/>
        </table:table-row>
        <table:table-row table:style-name="ro1">
          <table:table-cell office:value-type="float" office:value="87" calcext:value-type="float">
            <text:p>87</text:p>
          </table:table-cell>
          <table:table-cell table:number-columns-repeated="2" office:value-type="float" office:value="0" calcext:value-type="float">
            <text:p>0</text:p>
          </table:table-cell>
          <table:table-cell/>
          <table:table-cell office:value-type="float" office:value="0.672514642402295" calcext:value-type="float">
            <text:p>0.672514642402295</text:p>
          </table:table-cell>
          <table:table-cell office:value-type="float" office:value="0.816009673094351" calcext:value-type="float">
            <text:p>0.816009673094351</text:p>
          </table:table-cell>
          <table:table-cell/>
          <table:table-cell office:value-type="float" office:value="0.858836343021878" calcext:value-type="float">
            <text:p>0.858836343021878</text:p>
          </table:table-cell>
          <table:table-cell office:value-type="float" office:value="0.666893424929829" calcext:value-type="float">
            <text:p>0.666893424929829</text:p>
          </table:table-cell>
          <table:table-cell/>
          <table:table-cell office:value-type="float" office:value="0.939713140028161" calcext:value-type="float">
            <text:p>0.939713140028161</text:p>
          </table:table-cell>
          <table:table-cell office:value-type="float" office:value="0.933674737118306" calcext:value-type="float">
            <text:p>0.933674737118306</text:p>
          </table:table-cell>
          <table:table-cell table:number-columns-repeated="6"/>
        </table:table-row>
        <table:table-row table:style-name="ro1">
          <table:table-cell office:value-type="float" office:value="88" calcext:value-type="float">
            <text:p>88</text:p>
          </table:table-cell>
          <table:table-cell table:number-columns-repeated="2" office:value-type="float" office:value="0" calcext:value-type="float">
            <text:p>0</text:p>
          </table:table-cell>
          <table:table-cell/>
          <table:table-cell office:value-type="float" office:value="0.672572179931151" calcext:value-type="float">
            <text:p>0.672572179931151</text:p>
          </table:table-cell>
          <table:table-cell office:value-type="float" office:value="0.816048212363041" calcext:value-type="float">
            <text:p>0.816048212363041</text:p>
          </table:table-cell>
          <table:table-cell/>
          <table:table-cell office:value-type="float" office:value="0.858860417634707" calcext:value-type="float">
            <text:p>0.858860417634707</text:p>
          </table:table-cell>
          <table:table-cell office:value-type="float" office:value="0.66690652614326" calcext:value-type="float">
            <text:p>0.66690652614326</text:p>
          </table:table-cell>
          <table:table-cell/>
          <table:table-cell office:value-type="float" office:value="0.939725553262884" calcext:value-type="float">
            <text:p>0.939725553262884</text:p>
          </table:table-cell>
          <table:table-cell office:value-type="float" office:value="0.933682941677863" calcext:value-type="float">
            <text:p>0.933682941677863</text:p>
          </table:table-cell>
          <table:table-cell table:number-columns-repeated="6"/>
        </table:table-row>
        <table:table-row table:style-name="ro1">
          <table:table-cell office:value-type="float" office:value="89" calcext:value-type="float">
            <text:p>89</text:p>
          </table:table-cell>
          <table:table-cell table:number-columns-repeated="2" office:value-type="float" office:value="0" calcext:value-type="float">
            <text:p>0</text:p>
          </table:table-cell>
          <table:table-cell/>
          <table:table-cell office:value-type="float" office:value="0.672628421575381" calcext:value-type="float">
            <text:p>0.672628421575381</text:p>
          </table:table-cell>
          <table:table-cell office:value-type="float" office:value="0.816085670184003" calcext:value-type="float">
            <text:p>0.816085670184003</text:p>
          </table:table-cell>
          <table:table-cell/>
          <table:table-cell office:value-type="float" office:value="0.858883947412134" calcext:value-type="float">
            <text:p>0.858883947412134</text:p>
          </table:table-cell>
          <table:table-cell office:value-type="float" office:value="0.666919262683595" calcext:value-type="float">
            <text:p>0.666919262683595</text:p>
          </table:table-cell>
          <table:table-cell/>
          <table:table-cell office:value-type="float" office:value="0.939737675005894" calcext:value-type="float">
            <text:p>0.939737675005894</text:p>
          </table:table-cell>
          <table:table-cell office:value-type="float" office:value="0.933690927955207" calcext:value-type="float">
            <text:p>0.933690927955207</text:p>
          </table:table-cell>
          <table:table-cell table:number-columns-repeated="6"/>
        </table:table-row>
        <table:table-row table:style-name="ro1">
          <table:table-cell office:value-type="float" office:value="90" calcext:value-type="float">
            <text:p>90</text:p>
          </table:table-cell>
          <table:table-cell table:number-columns-repeated="2" office:value-type="float" office:value="0" calcext:value-type="float">
            <text:p>0</text:p>
          </table:table-cell>
          <table:table-cell/>
          <table:table-cell office:value-type="float" office:value="0.672683386270496" calcext:value-type="float">
            <text:p>0.672683386270496</text:p>
          </table:table-cell>
          <table:table-cell office:value-type="float" office:value="0.816122037081816" calcext:value-type="float">
            <text:p>0.816122037081816</text:p>
          </table:table-cell>
          <table:table-cell/>
          <table:table-cell office:value-type="float" office:value="0.858906940447594" calcext:value-type="float">
            <text:p>0.858906940447594</text:p>
          </table:table-cell>
          <table:table-cell office:value-type="float" office:value="0.666931615872602" calcext:value-type="float">
            <text:p>0.666931615872602</text:p>
          </table:table-cell>
          <table:table-cell/>
          <table:table-cell office:value-type="float" office:value="0.939749528585191" calcext:value-type="float">
            <text:p>0.939749528585191</text:p>
          </table:table-cell>
          <table:table-cell office:value-type="float" office:value="0.933698663587507" calcext:value-type="float">
            <text:p>0.933698663587507</text:p>
          </table:table-cell>
          <table:table-cell table:number-columns-repeated="6"/>
        </table:table-row>
        <table:table-row table:style-name="ro1">
          <table:table-cell office:value-type="float" office:value="91" calcext:value-type="float">
            <text:p>91</text:p>
          </table:table-cell>
          <table:table-cell table:number-columns-repeated="2" office:value-type="float" office:value="0" calcext:value-type="float">
            <text:p>0</text:p>
          </table:table-cell>
          <table:table-cell/>
          <table:table-cell office:value-type="float" office:value="0.672737141700684" calcext:value-type="float">
            <text:p>0.672737141700684</text:p>
          </table:table-cell>
          <table:table-cell office:value-type="float" office:value="0.816157411603102" calcext:value-type="float">
            <text:p>0.816157411603102</text:p>
          </table:table-cell>
          <table:table-cell/>
          <table:table-cell office:value-type="float" office:value="0.858929425214283" calcext:value-type="float">
            <text:p>0.858929425214283</text:p>
          </table:table-cell>
          <table:table-cell office:value-type="float" office:value="0.666943635373088" calcext:value-type="float">
            <text:p>0.666943635373088</text:p>
          </table:table-cell>
          <table:table-cell/>
          <table:table-cell office:value-type="float" office:value="0.939761110565423" calcext:value-type="float">
            <text:p>0.939761110565423</text:p>
          </table:table-cell>
          <table:table-cell office:value-type="float" office:value="0.933706201822781" calcext:value-type="float">
            <text:p>0.933706201822781</text:p>
          </table:table-cell>
          <table:table-cell table:number-columns-repeated="6"/>
        </table:table-row>
        <table:table-row table:style-name="ro1">
          <table:table-cell office:value-type="float" office:value="92" calcext:value-type="float">
            <text:p>92</text:p>
          </table:table-cell>
          <table:table-cell table:number-columns-repeated="2" office:value-type="float" office:value="0" calcext:value-type="float">
            <text:p>0</text:p>
          </table:table-cell>
          <table:table-cell/>
          <table:table-cell office:value-type="float" office:value="0.67278970239001" calcext:value-type="float">
            <text:p>0.67278970239001</text:p>
          </table:table-cell>
          <table:table-cell office:value-type="float" office:value="0.816191745525679" calcext:value-type="float">
            <text:p>0.816191745525679</text:p>
          </table:table-cell>
          <table:table-cell/>
          <table:table-cell office:value-type="float" office:value="0.858951407936687" calcext:value-type="float">
            <text:p>0.858951407936687</text:p>
          </table:table-cell>
          <table:table-cell office:value-type="float" office:value="0.66695527892561" calcext:value-type="float">
            <text:p>0.66695527892561</text:p>
          </table:table-cell>
          <table:table-cell/>
          <table:table-cell office:value-type="float" office:value="0.939772433355329" calcext:value-type="float">
            <text:p>0.939772433355329</text:p>
          </table:table-cell>
          <table:table-cell office:value-type="float" office:value="0.933713481228364" calcext:value-type="float">
            <text:p>0.933713481228364</text:p>
          </table:table-cell>
          <table:table-cell table:number-columns-repeated="6"/>
        </table:table-row>
        <table:table-row table:style-name="ro1">
          <table:table-cell office:value-type="float" office:value="93" calcext:value-type="float">
            <text:p>93</text:p>
          </table:table-cell>
          <table:table-cell table:number-columns-repeated="2" office:value-type="float" office:value="0" calcext:value-type="float">
            <text:p>0</text:p>
          </table:table-cell>
          <table:table-cell/>
          <table:table-cell office:value-type="float" office:value="0.672841121663764" calcext:value-type="float">
            <text:p>0.672841121663764</text:p>
          </table:table-cell>
          <table:table-cell office:value-type="float" office:value="0.816225161326454" calcext:value-type="float">
            <text:p>0.816225161326454</text:p>
          </table:table-cell>
          <table:table-cell/>
          <table:table-cell office:value-type="float" office:value="0.858972911057301" calcext:value-type="float">
            <text:p>0.858972911057301</text:p>
          </table:table-cell>
          <table:table-cell office:value-type="float" office:value="0.666966614998239" calcext:value-type="float">
            <text:p>0.666966614998239</text:p>
          </table:table-cell>
          <table:table-cell/>
          <table:table-cell office:value-type="float" office:value="0.939783516350059" calcext:value-type="float">
            <text:p>0.939783516350059</text:p>
          </table:table-cell>
          <table:table-cell office:value-type="float" office:value="0.933720581273431" calcext:value-type="float">
            <text:p>0.933720581273431</text:p>
          </table:table-cell>
          <table:table-cell table:number-columns-repeated="6"/>
        </table:table-row>
        <table:table-row table:style-name="ro1">
          <table:table-cell office:value-type="float" office:value="94" calcext:value-type="float">
            <text:p>94</text:p>
          </table:table-cell>
          <table:table-cell table:number-columns-repeated="2" office:value-type="float" office:value="0" calcext:value-type="float">
            <text:p>0</text:p>
          </table:table-cell>
          <table:table-cell/>
          <table:table-cell office:value-type="float" office:value="0.672891428062158" calcext:value-type="float">
            <text:p>0.672891428062158</text:p>
          </table:table-cell>
          <table:table-cell office:value-type="float" office:value="0.8162576417659" calcext:value-type="float">
            <text:p>0.8162576417659</text:p>
          </table:table-cell>
          <table:table-cell/>
          <table:table-cell office:value-type="float" office:value="0.85899394664252" calcext:value-type="float">
            <text:p>0.85899394664252</text:p>
          </table:table-cell>
          <table:table-cell office:value-type="float" office:value="0.666977621477657" calcext:value-type="float">
            <text:p>0.666977621477657</text:p>
          </table:table-cell>
          <table:table-cell/>
          <table:table-cell office:value-type="float" office:value="0.93979434996903" calcext:value-type="float">
            <text:p>0.93979434996903</text:p>
          </table:table-cell>
          <table:table-cell office:value-type="float" office:value="0.933727466207254" calcext:value-type="float">
            <text:p>0.933727466207254</text:p>
          </table:table-cell>
          <table:table-cell table:number-columns-repeated="6"/>
        </table:table-row>
        <table:table-row table:style-name="ro1">
          <table:table-cell office:value-type="float" office:value="95" calcext:value-type="float">
            <text:p>95</text:p>
          </table:table-cell>
          <table:table-cell table:number-columns-repeated="2" office:value-type="float" office:value="0" calcext:value-type="float">
            <text:p>0</text:p>
          </table:table-cell>
          <table:table-cell/>
          <table:table-cell office:value-type="float" office:value="0.672940682250555" calcext:value-type="float">
            <text:p>0.672940682250555</text:p>
          </table:table-cell>
          <table:table-cell office:value-type="float" office:value="0.816289214373565" calcext:value-type="float">
            <text:p>0.816289214373565</text:p>
          </table:table-cell>
          <table:table-cell/>
          <table:table-cell office:value-type="float" office:value="0.859014540181205" calcext:value-type="float">
            <text:p>0.859014540181205</text:p>
          </table:table-cell>
          <table:table-cell office:value-type="float" office:value="0.66698830798529" calcext:value-type="float">
            <text:p>0.66698830798529</text:p>
          </table:table-cell>
          <table:table-cell/>
          <table:table-cell office:value-type="float" office:value="0.939804962278994" calcext:value-type="float">
            <text:p>0.939804962278994</text:p>
          </table:table-cell>
          <table:table-cell office:value-type="float" office:value="0.93373414225978" calcext:value-type="float">
            <text:p>0.93373414225978</text:p>
          </table:table-cell>
          <table:table-cell table:number-columns-repeated="6"/>
        </table:table-row>
        <table:table-row table:style-name="ro1">
          <table:table-cell office:value-type="float" office:value="96" calcext:value-type="float">
            <text:p>96</text:p>
          </table:table-cell>
          <table:table-cell table:number-columns-repeated="2" office:value-type="float" office:value="0" calcext:value-type="float">
            <text:p>0</text:p>
          </table:table-cell>
          <table:table-cell/>
          <table:table-cell office:value-type="float" office:value="0.672988891187977" calcext:value-type="float">
            <text:p>0.672988891187977</text:p>
          </table:table-cell>
          <table:table-cell office:value-type="float" office:value="0.816319929616397" calcext:value-type="float">
            <text:p>0.816319929616397</text:p>
          </table:table-cell>
          <table:table-cell/>
          <table:table-cell office:value-type="float" office:value="0.859034700909096" calcext:value-type="float">
            <text:p>0.859034700909096</text:p>
          </table:table-cell>
          <table:table-cell office:value-type="float" office:value="0.666998697138478" calcext:value-type="float">
            <text:p>0.666998697138478</text:p>
          </table:table-cell>
          <table:table-cell/>
          <table:table-cell office:value-type="float" office:value="0.939815340858859" calcext:value-type="float">
            <text:p>0.939815340858859</text:p>
          </table:table-cell>
          <table:table-cell office:value-type="float" office:value="0.933740631095835" calcext:value-type="float">
            <text:p>0.933740631095835</text:p>
          </table:table-cell>
          <table:table-cell table:number-columns-repeated="6"/>
        </table:table-row>
        <table:table-row table:style-name="ro1">
          <table:table-cell office:value-type="float" office:value="97" calcext:value-type="float">
            <text:p>97</text:p>
          </table:table-cell>
          <table:table-cell table:number-columns-repeated="2" office:value-type="float" office:value="0" calcext:value-type="float">
            <text:p>0</text:p>
          </table:table-cell>
          <table:table-cell/>
          <table:table-cell office:value-type="float" office:value="0.673036086879704" calcext:value-type="float">
            <text:p>0.673036086879704</text:p>
          </table:table-cell>
          <table:table-cell office:value-type="float" office:value="0.816349830715695" calcext:value-type="float">
            <text:p>0.816349830715695</text:p>
          </table:table-cell>
          <table:table-cell/>
          <table:table-cell office:value-type="float" office:value="0.85905441462553" calcext:value-type="float">
            <text:p>0.85905441462553</text:p>
          </table:table-cell>
          <table:table-cell office:value-type="float" office:value="0.667008807850173" calcext:value-type="float">
            <text:p>0.667008807850173</text:p>
          </table:table-cell>
          <table:table-cell/>
          <table:table-cell office:value-type="float" office:value="0.939825505807502" calcext:value-type="float">
            <text:p>0.939825505807502</text:p>
          </table:table-cell>
          <table:table-cell office:value-type="float" office:value="0.933746950481075" calcext:value-type="float">
            <text:p>0.933746950481075</text:p>
          </table:table-cell>
          <table:table-cell table:number-columns-repeated="6"/>
        </table:table-row>
        <table:table-row table:style-name="ro1">
          <table:table-cell office:value-type="float" office:value="98" calcext:value-type="float">
            <text:p>98</text:p>
          </table:table-cell>
          <table:table-cell table:number-columns-repeated="2" office:value-type="float" office:value="0" calcext:value-type="float">
            <text:p>0</text:p>
          </table:table-cell>
          <table:table-cell/>
          <table:table-cell office:value-type="float" office:value="0.673082315547939" calcext:value-type="float">
            <text:p>0.673082315547939</text:p>
          </table:table-cell>
          <table:table-cell office:value-type="float" office:value="0.816378911580036" calcext:value-type="float">
            <text:p>0.816378911580036</text:p>
          </table:table-cell>
          <table:table-cell/>
          <table:table-cell office:value-type="float" office:value="0.859073704482173" calcext:value-type="float">
            <text:p>0.859073704482173</text:p>
          </table:table-cell>
          <table:table-cell office:value-type="float" office:value="0.667018627823212" calcext:value-type="float">
            <text:p>0.667018627823212</text:p>
          </table:table-cell>
          <table:table-cell/>
          <table:table-cell office:value-type="float" office:value="0.939835437519331" calcext:value-type="float">
            <text:p>0.939835437519331</text:p>
          </table:table-cell>
          <table:table-cell office:value-type="float" office:value="0.933753078669175" calcext:value-type="float">
            <text:p>0.933753078669175</text:p>
          </table:table-cell>
          <table:table-cell table:number-columns-repeated="6"/>
        </table:table-row>
        <table:table-row table:style-name="ro1">
          <table:table-cell office:value-type="float" office:value="99" calcext:value-type="float">
            <text:p>99</text:p>
          </table:table-cell>
          <table:table-cell table:number-columns-repeated="2" office:value-type="float" office:value="0" calcext:value-type="float">
            <text:p>0</text:p>
          </table:table-cell>
          <table:table-cell/>
          <table:table-cell office:value-type="float" office:value="0.673127530237266" calcext:value-type="float">
            <text:p>0.673127530237266</text:p>
          </table:table-cell>
          <table:table-cell office:value-type="float" office:value="0.816407278444285" calcext:value-type="float">
            <text:p>0.816407278444285</text:p>
          </table:table-cell>
          <table:table-cell/>
          <table:table-cell office:value-type="float" office:value="0.85909256724243" calcext:value-type="float">
            <text:p>0.85909256724243</text:p>
          </table:table-cell>
          <table:table-cell office:value-type="float" office:value="0.667028222387422" calcext:value-type="float">
            <text:p>0.667028222387422</text:p>
          </table:table-cell>
          <table:table-cell/>
          <table:table-cell office:value-type="float" office:value="0.939845048547515" calcext:value-type="float">
            <text:p>0.939845048547515</text:p>
          </table:table-cell>
          <table:table-cell office:value-type="float" office:value="0.933759095986933" calcext:value-type="float">
            <text:p>0.933759095986933</text:p>
          </table:table-cell>
          <table:table-cell table:number-columns-repeated="6"/>
        </table:table-row>
        <table:table-row table:style-name="ro1">
          <table:table-cell office:value-type="float" office:value="100" calcext:value-type="float">
            <text:p>100</text:p>
          </table:table-cell>
          <table:table-cell table:number-columns-repeated="1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0">00/00/0000</text:date>, <text:time style:data-style-name="N2" text:time-value="12:09:59.6499103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8.350001481</meta:creation-date>
    <dc:date>2021-04-20T12:17:28.752406037</dc:date>
    <meta:editing-duration>PT1H28M14S</meta:editing-duration>
    <meta:editing-cycles>4</meta:editing-cycles>
    <meta:generator>LibreOffice/6.4.6.2$Linux_X86_64 LibreOffice_project/40$Build-2</meta:generator>
    <meta:document-statistic meta:table-count="1" meta:cell-count="904" meta:object-count="4"/>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2cm" svg:height="7.212cm" xlink:href=".." xlink:type="simple" chart:class="chart:scatter" chart:style-name="ch1">
        <chart:title svg:x="5.017cm" svg:y="0.28cm" chart:style-name="ch2">
          <text:p>Standard + R</text:p>
        </chart:title>
        <chart:legend chart:legend-position="end" svg:x="10.557cm" svg:y="3.058cm" style:legend-expansion="high" chart:style-name="ch3"/>
        <chart:plot-area chart:style-name="ch4" table:cell-range-address="Sheet1.A8:Sheet1.C106" svg:x="0.256cm" svg:y="1.203cm" svg:width="10.045cm" svg:height="5.865cm">
          <chartooo:coordinate-region svg:x="0.983cm" svg:y="1.402cm" svg:width="9.039cm" svg:height="5.019cm"/>
          <chart:axis chart:dimension="x" chart:name="primary-x" chart:style-name="ch5"/>
          <chart:axis chart:dimension="y" chart:name="primary-y" chart:style-name="ch5">
            <chart:grid chart:style-name="ch6" chart:class="major"/>
          </chart:axis>
          <chart:series chart:style-name="ch7" chart:values-cell-range-address="Sheet1.B8:Sheet1.B106" chart:class="chart:scatter">
            <chart:domain table:cell-range-address="Sheet1.A8:Sheet1.A106"/>
            <chart:data-point chart:repeated="99"/>
          </chart:series>
          <chart:series chart:style-name="ch8" chart:values-cell-range-address="Sheet1.C8:Sheet1.C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
                <text:p>0</text:p>
                <draw:g>
                  <svg:desc>Sheet1.B8:Sheet1.B106</svg:desc>
                </draw:g>
              </table:table-cell>
              <table:table-cell office:value-type="float" office:value="0">
                <text:p>0</text:p>
                <draw:g>
                  <svg:desc>Sheet1.C8:Sheet1.C106</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16</text:p>
              </table:table-cell>
              <table:table-cell office:value-type="float" office:value="16">
                <text:p>16</text:p>
              </table:table-cell>
              <table:table-cell office:value-type="float" office:value="0.698028686988403">
                <text:p>0.698028686988403</text:p>
              </table:table-cell>
              <table:table-cell office:value-type="float" office:value="0.813753173176329">
                <text:p>0.813753173176329</text:p>
              </table:table-cell>
            </table:table-row>
            <table:table-row>
              <table:table-cell office:value-type="string">
                <text:p>17</text:p>
              </table:table-cell>
              <table:table-cell office:value-type="float" office:value="17">
                <text:p>17</text:p>
              </table:table-cell>
              <table:table-cell office:value-type="float" office:value="0.72008781020679">
                <text:p>0.72008781020679</text:p>
              </table:table-cell>
              <table:table-cell office:value-type="float" office:value="0.809789755150656">
                <text:p>0.809789755150656</text:p>
              </table:table-cell>
            </table:table-row>
            <table:table-row>
              <table:table-cell office:value-type="string">
                <text:p>18</text:p>
              </table:table-cell>
              <table:table-cell office:value-type="float" office:value="18">
                <text:p>18</text:p>
              </table:table-cell>
              <table:table-cell office:value-type="float" office:value="0.739674940664923">
                <text:p>0.739674940664923</text:p>
              </table:table-cell>
              <table:table-cell office:value-type="float" office:value="0.804590639300573">
                <text:p>0.804590639300573</text:p>
              </table:table-cell>
            </table:table-row>
            <table:table-row>
              <table:table-cell office:value-type="string">
                <text:p>19</text:p>
              </table:table-cell>
              <table:table-cell office:value-type="float" office:value="19">
                <text:p>19</text:p>
              </table:table-cell>
              <table:table-cell office:value-type="float" office:value="0.757070633723033">
                <text:p>0.757070633723033</text:p>
              </table:table-cell>
              <table:table-cell office:value-type="float" office:value="0.798199372165572">
                <text:p>0.798199372165572</text:p>
              </table:table-cell>
            </table:table-row>
            <table:table-row>
              <table:table-cell office:value-type="string">
                <text:p>20</text:p>
              </table:table-cell>
              <table:table-cell office:value-type="float" office:value="20">
                <text:p>20</text:p>
              </table:table-cell>
              <table:table-cell office:value-type="float" office:value="0.772528508657207">
                <text:p>0.772528508657207</text:p>
              </table:table-cell>
              <table:table-cell office:value-type="float" office:value="0.790663162921834">
                <text:p>0.790663162921834</text:p>
              </table:table-cell>
            </table:table-row>
            <table:table-row>
              <table:table-cell office:value-type="string">
                <text:p>21</text:p>
              </table:table-cell>
              <table:table-cell office:value-type="float" office:value="21">
                <text:p>21</text:p>
              </table:table-cell>
              <table:table-cell office:value-type="float" office:value="0.786273336689839">
                <text:p>0.786273336689839</text:p>
              </table:table-cell>
              <table:table-cell office:value-type="float" office:value="0.782035764787839">
                <text:p>0.782035764787839</text:p>
              </table:table-cell>
            </table:table-row>
            <table:table-row>
              <table:table-cell office:value-type="string">
                <text:p>22</text:p>
              </table:table-cell>
              <table:table-cell office:value-type="float" office:value="22">
                <text:p>22</text:p>
              </table:table-cell>
              <table:table-cell office:value-type="float" office:value="0.798506395438468">
                <text:p>0.798506395438468</text:p>
              </table:table-cell>
              <table:table-cell office:value-type="float" office:value="0.772374328129407">
                <text:p>0.772374328129407</text:p>
              </table:table-cell>
            </table:table-row>
            <table:table-row>
              <table:table-cell office:value-type="string">
                <text:p>23</text:p>
              </table:table-cell>
              <table:table-cell office:value-type="float" office:value="23">
                <text:p>23</text:p>
              </table:table-cell>
              <table:table-cell office:value-type="float" office:value="0.809403577759697">
                <text:p>0.809403577759697</text:p>
              </table:table-cell>
              <table:table-cell office:value-type="float" office:value="0.761744450255757">
                <text:p>0.761744450255757</text:p>
              </table:table-cell>
            </table:table-row>
            <table:table-row>
              <table:table-cell office:value-type="string">
                <text:p>24</text:p>
              </table:table-cell>
              <table:table-cell office:value-type="float" office:value="24">
                <text:p>24</text:p>
              </table:table-cell>
              <table:table-cell office:value-type="float" office:value="0.819119246250137">
                <text:p>0.819119246250137</text:p>
              </table:table-cell>
              <table:table-cell office:value-type="float" office:value="0.75021788286265">
                <text:p>0.75021788286265</text:p>
              </table:table-cell>
            </table:table-row>
            <table:table-row>
              <table:table-cell office:value-type="string">
                <text:p>25</text:p>
              </table:table-cell>
              <table:table-cell office:value-type="float" office:value="25">
                <text:p>25</text:p>
              </table:table-cell>
              <table:table-cell office:value-type="float" office:value="0.827788985883294">
                <text:p>0.827788985883294</text:p>
              </table:table-cell>
              <table:table-cell office:value-type="float" office:value="0.737871304511066">
                <text:p>0.737871304511066</text:p>
              </table:table-cell>
            </table:table-row>
            <table:table-row>
              <table:table-cell office:value-type="string">
                <text:p>26</text:p>
              </table:table-cell>
              <table:table-cell office:value-type="float" office:value="26">
                <text:p>26</text:p>
              </table:table-cell>
              <table:table-cell office:value-type="float" office:value="0.835531529812728">
                <text:p>0.835531529812728</text:p>
              </table:table-cell>
              <table:table-cell office:value-type="float" office:value="0.72479046217849">
                <text:p>0.72479046217849</text:p>
              </table:table-cell>
            </table:table-row>
            <table:table-row>
              <table:table-cell office:value-type="string">
                <text:p>27</text:p>
              </table:table-cell>
              <table:table-cell office:value-type="float" office:value="27">
                <text:p>27</text:p>
              </table:table-cell>
              <table:table-cell office:value-type="float" office:value="0.842450727795057">
                <text:p>0.842450727795057</text:p>
              </table:table-cell>
              <table:table-cell office:value-type="float" office:value="0.711066868174508">
                <text:p>0.711066868174508</text:p>
              </table:table-cell>
            </table:table-row>
            <table:table-row>
              <table:table-cell office:value-type="string">
                <text:p>28</text:p>
              </table:table-cell>
              <table:table-cell office:value-type="float" office:value="28">
                <text:p>28</text:p>
              </table:table-cell>
              <table:table-cell office:value-type="float" office:value="0.848637481349815">
                <text:p>0.848637481349815</text:p>
              </table:table-cell>
              <table:table-cell office:value-type="float" office:value="0.696798342565513">
                <text:p>0.696798342565513</text:p>
              </table:table-cell>
            </table:table-row>
            <table:table-row>
              <table:table-cell office:value-type="string">
                <text:p>29</text:p>
              </table:table-cell>
              <table:table-cell office:value-type="float" office:value="29">
                <text:p>29</text:p>
              </table:table-cell>
              <table:table-cell office:value-type="float" office:value="0.854170889418373">
                <text:p>0.854170889418373</text:p>
              </table:table-cell>
              <table:table-cell office:value-type="float" office:value="0.682087613938232">
                <text:p>0.682087613938232</text:p>
              </table:table-cell>
            </table:table-row>
            <table:table-row>
              <table:table-cell office:value-type="string">
                <text:p>30</text:p>
              </table:table-cell>
              <table:table-cell office:value-type="float" office:value="30">
                <text:p>3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31</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007cm" svg:height="7.879cm" xlink:href=".." xlink:type="simple" chart:class="chart:scatter" chart:style-name="ch1">
        <chart:title svg:x="5.107cm" svg:y="0.293cm" chart:style-name="ch2">
          <text:p>Standard + 15 + R</text:p>
        </chart:title>
        <chart:legend chart:legend-position="end" svg:x="11.744cm" svg:y="3.391cm" style:legend-expansion="high" chart:style-name="ch3"/>
        <chart:plot-area chart:style-name="ch4" table:cell-range-address="Sheet1.A8:Sheet1.A106 Sheet1.E8:Sheet1.F106" svg:x="0.28cm" svg:y="1.229cm" svg:width="11.184cm" svg:height="6.493cm">
          <chartooo:coordinate-region svg:x="1.007cm" svg:y="1.428cm" svg:width="10.177cm" svg:height="5.647cm"/>
          <chart:axis chart:dimension="x" chart:name="primary-x" chart:style-name="ch5"/>
          <chart:axis chart:dimension="y" chart:name="primary-y" chart:style-name="ch5">
            <chart:grid chart:style-name="ch6" chart:class="major"/>
          </chart:axis>
          <chart:series chart:style-name="ch7" chart:values-cell-range-address="Sheet1.E8:Sheet1.E106" chart:class="chart:scatter">
            <chart:domain table:cell-range-address="Sheet1.A8:Sheet1.A106"/>
            <chart:data-point chart:repeated="99"/>
          </chart:series>
          <chart:series chart:style-name="ch8" chart:values-cell-range-address="Sheet1.F8:Sheet1.F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E</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671889564609317">
                <text:p>0.671889564609317</text:p>
                <draw:g>
                  <svg:desc>Sheet1.E8:Sheet1.E106</svg:desc>
                </draw:g>
              </table:table-cell>
              <table:table-cell office:value-type="float" office:value="0.798538387150596">
                <text:p>0.798538387150596</text:p>
                <draw:g>
                  <svg:desc>Sheet1.F8:Sheet1.F106</svg:desc>
                </draw:g>
              </table:table-cell>
            </table:table-row>
            <table:table-row>
              <table:table-cell office:value-type="string">
                <text:p>2</text:p>
              </table:table-cell>
              <table:table-cell office:value-type="float" office:value="2">
                <text:p>2</text:p>
              </table:table-cell>
              <table:table-cell office:value-type="float" office:value="0.668037071974492">
                <text:p>0.668037071974492</text:p>
              </table:table-cell>
              <table:table-cell office:value-type="float" office:value="0.783201264723873">
                <text:p>0.783201264723873</text:p>
              </table:table-cell>
            </table:table-row>
            <table:table-row>
              <table:table-cell office:value-type="string">
                <text:p>3</text:p>
              </table:table-cell>
              <table:table-cell office:value-type="float" office:value="3">
                <text:p>3</text:p>
              </table:table-cell>
              <table:table-cell office:value-type="float" office:value="0.661707495900118">
                <text:p>0.661707495900118</text:p>
              </table:table-cell>
              <table:table-cell office:value-type="float" office:value="0.76826881699345">
                <text:p>0.76826881699345</text:p>
              </table:table-cell>
            </table:table-row>
            <table:table-row>
              <table:table-cell office:value-type="string">
                <text:p>4</text:p>
              </table:table-cell>
              <table:table-cell office:value-type="float" office:value="4">
                <text:p>4</text:p>
              </table:table-cell>
              <table:table-cell office:value-type="float" office:value="0.653031318529726">
                <text:p>0.653031318529726</text:p>
              </table:table-cell>
              <table:table-cell office:value-type="float" office:value="0.753074292394586">
                <text:p>0.753074292394586</text:p>
              </table:table-cell>
            </table:table-row>
            <table:table-row>
              <table:table-cell office:value-type="string">
                <text:p>5</text:p>
              </table:table-cell>
              <table:table-cell office:value-type="float" office:value="5">
                <text:p>5</text:p>
              </table:table-cell>
              <table:table-cell office:value-type="float" office:value="0.642185112187844">
                <text:p>0.642185112187844</text:p>
              </table:table-cell>
              <table:table-cell office:value-type="float" office:value="0.737328451715999">
                <text:p>0.737328451715999</text:p>
              </table:table-cell>
            </table:table-row>
            <table:table-row>
              <table:table-cell office:value-type="string">
                <text:p>6</text:p>
              </table:table-cell>
              <table:table-cell office:value-type="float" office:value="6">
                <text:p>6</text:p>
              </table:table-cell>
              <table:table-cell office:value-type="float" office:value="0.629383128437304">
                <text:p>0.629383128437304</text:p>
              </table:table-cell>
              <table:table-cell office:value-type="float" office:value="0.720892583173141">
                <text:p>0.720892583173141</text:p>
              </table:table-cell>
            </table:table-row>
            <table:table-row>
              <table:table-cell office:value-type="string">
                <text:p>7</text:p>
              </table:table-cell>
              <table:table-cell office:value-type="float" office:value="7">
                <text:p>7</text:p>
              </table:table-cell>
              <table:table-cell office:value-type="float" office:value="0.6148673078463">
                <text:p>0.6148673078463</text:p>
              </table:table-cell>
              <table:table-cell office:value-type="float" office:value="0.703708227751182">
                <text:p>0.703708227751182</text:p>
              </table:table-cell>
            </table:table-row>
            <table:table-row>
              <table:table-cell office:value-type="string">
                <text:p>8</text:p>
              </table:table-cell>
              <table:table-cell office:value-type="float" office:value="8">
                <text:p>8</text:p>
              </table:table-cell>
              <table:table-cell office:value-type="float" office:value="0.598895944969506">
                <text:p>0.598895944969506</text:p>
              </table:table-cell>
              <table:table-cell office:value-type="float" office:value="0.685761367955879">
                <text:p>0.685761367955879</text:p>
              </table:table-cell>
            </table:table-row>
            <table:table-row>
              <table:table-cell office:value-type="string">
                <text:p>9</text:p>
              </table:table-cell>
              <table:table-cell office:value-type="float" office:value="9">
                <text:p>9</text:p>
              </table:table-cell>
              <table:table-cell office:value-type="float" office:value="0.581734350756882">
                <text:p>0.581734350756882</text:p>
              </table:table-cell>
              <table:table-cell office:value-type="float" office:value="0.667070596614687">
                <text:p>0.667070596614687</text:p>
              </table:table-cell>
            </table:table-row>
            <table:table-row>
              <table:table-cell office:value-type="string">
                <text:p>10</text:p>
              </table:table-cell>
              <table:table-cell office:value-type="float" office:value="10">
                <text:p>10</text:p>
              </table:table-cell>
              <table:table-cell office:value-type="float" office:value="0.563643640935406">
                <text:p>0.563643640935406</text:p>
              </table:table-cell>
              <table:table-cell office:value-type="float" office:value="0.6476760708316">
                <text:p>0.6476760708316</text:p>
              </table:table-cell>
            </table:table-row>
            <table:table-row>
              <table:table-cell office:value-type="string">
                <text:p>11</text:p>
              </table:table-cell>
              <table:table-cell office:value-type="float" office:value="11">
                <text:p>11</text:p>
              </table:table-cell>
              <table:table-cell office:value-type="float" office:value="0.544875403505936">
                <text:p>0.544875403505936</text:p>
              </table:table-cell>
              <table:table-cell office:value-type="float" office:value="0.627635456220078">
                <text:p>0.627635456220078</text:p>
              </table:table-cell>
            </table:table-row>
            <table:table-row>
              <table:table-cell office:value-type="string">
                <text:p>12</text:p>
              </table:table-cell>
              <table:table-cell office:value-type="float" office:value="12">
                <text:p>12</text:p>
              </table:table-cell>
              <table:table-cell office:value-type="float" office:value="0.525663333010623">
                <text:p>0.525663333010623</text:p>
              </table:table-cell>
              <table:table-cell office:value-type="float" office:value="0.607017666735328">
                <text:p>0.607017666735328</text:p>
              </table:table-cell>
            </table:table-row>
            <table:table-row>
              <table:table-cell office:value-type="string">
                <text:p>13</text:p>
              </table:table-cell>
              <table:table-cell office:value-type="float" office:value="13">
                <text:p>13</text:p>
              </table:table-cell>
              <table:table-cell office:value-type="float" office:value="0.506220412069207">
                <text:p>0.506220412069207</text:p>
              </table:table-cell>
              <table:table-cell office:value-type="float" office:value="0.585903468552838">
                <text:p>0.585903468552838</text:p>
              </table:table-cell>
            </table:table-row>
            <table:table-row>
              <table:table-cell office:value-type="string">
                <text:p>14</text:p>
              </table:table-cell>
              <table:table-cell office:value-type="float" office:value="14">
                <text:p>14</text:p>
              </table:table-cell>
              <table:table-cell office:value-type="float" office:value="0.486734968580283">
                <text:p>0.486734968580283</text:p>
              </table:table-cell>
              <table:table-cell office:value-type="float" office:value="0.564379333226499">
                <text:p>0.564379333226499</text:p>
              </table:table-cell>
            </table:table-row>
            <table:table-row>
              <table:table-cell office:value-type="string">
                <text:p>15</text:p>
              </table:table-cell>
              <table:table-cell office:value-type="float" office:value="15">
                <text:p>15</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16</text:p>
              </table:table-cell>
              <table:table-cell office:value-type="float" office:value="16">
                <text:p>16</text:p>
              </table:table-cell>
              <table:table-cell office:value-type="float" office:value="0.80076255637736">
                <text:p>0.80076255637736</text:p>
              </table:table-cell>
              <table:table-cell office:value-type="float" office:value="0.895607046815096">
                <text:p>0.895607046815096</text:p>
              </table:table-cell>
            </table:table-row>
            <table:table-row>
              <table:table-cell office:value-type="string">
                <text:p>17</text:p>
              </table:table-cell>
              <table:table-cell office:value-type="float" office:value="17">
                <text:p>17</text:p>
              </table:table-cell>
              <table:table-cell office:value-type="float" office:value="0.821578872053782">
                <text:p>0.821578872053782</text:p>
              </table:table-cell>
              <table:table-cell office:value-type="float" office:value="0.900608220922802">
                <text:p>0.900608220922802</text:p>
              </table:table-cell>
            </table:table-row>
            <table:table-row>
              <table:table-cell office:value-type="string">
                <text:p>18</text:p>
              </table:table-cell>
              <table:table-cell office:value-type="float" office:value="18">
                <text:p>18</text:p>
              </table:table-cell>
              <table:table-cell office:value-type="float" office:value="0.839597101218886">
                <text:p>0.839597101218886</text:p>
              </table:table-cell>
              <table:table-cell office:value-type="float" office:value="0.905114024276383">
                <text:p>0.905114024276383</text:p>
              </table:table-cell>
            </table:table-row>
            <table:table-row>
              <table:table-cell office:value-type="string">
                <text:p>19</text:p>
              </table:table-cell>
              <table:table-cell office:value-type="float" office:value="19">
                <text:p>19</text:p>
              </table:table-cell>
              <table:table-cell office:value-type="float" office:value="0.85522261453794">
                <text:p>0.85522261453794</text:p>
              </table:table-cell>
              <table:table-cell office:value-type="float" office:value="0.909170149699192">
                <text:p>0.909170149699192</text:p>
              </table:table-cell>
            </table:table-row>
            <table:table-row>
              <table:table-cell office:value-type="string">
                <text:p>20</text:p>
              </table:table-cell>
              <table:table-cell office:value-type="float" office:value="20">
                <text:p>20</text:p>
              </table:table-cell>
              <table:table-cell office:value-type="float" office:value="0.868804604650731">
                <text:p>0.868804604650731</text:p>
              </table:table-cell>
              <table:table-cell office:value-type="float" office:value="0.912818384506541">
                <text:p>0.912818384506541</text:p>
              </table:table-cell>
            </table:table-row>
            <table:table-row>
              <table:table-cell office:value-type="string">
                <text:p>21</text:p>
              </table:table-cell>
              <table:table-cell office:value-type="float" office:value="21">
                <text:p>21</text:p>
              </table:table-cell>
              <table:table-cell office:value-type="float" office:value="0.880639767399633">
                <text:p>0.880639767399633</text:p>
              </table:table-cell>
              <table:table-cell office:value-type="float" office:value="0.916096512310732">
                <text:p>0.916096512310732</text:p>
              </table:table-cell>
            </table:table-row>
            <table:table-row>
              <table:table-cell office:value-type="string">
                <text:p>22</text:p>
              </table:table-cell>
              <table:table-cell office:value-type="float" office:value="22">
                <text:p>22</text:p>
              </table:table-cell>
              <table:table-cell office:value-type="float" office:value="0.890981941590284">
                <text:p>0.890981941590284</text:p>
              </table:table-cell>
              <table:table-cell office:value-type="float" office:value="0.919038948697992">
                <text:p>0.919038948697992</text:p>
              </table:table-cell>
            </table:table-row>
            <table:table-row>
              <table:table-cell office:value-type="string">
                <text:p>23</text:p>
              </table:table-cell>
              <table:table-cell office:value-type="float" office:value="23">
                <text:p>23</text:p>
              </table:table-cell>
              <table:table-cell office:value-type="float" office:value="0.900044578699321">
                <text:p>0.900044578699321</text:p>
              </table:table-cell>
              <table:table-cell office:value-type="float" office:value="0.921676803355326">
                <text:p>0.921676803355326</text:p>
              </table:table-cell>
            </table:table-row>
            <table:table-row>
              <table:table-cell office:value-type="string">
                <text:p>24</text:p>
              </table:table-cell>
              <table:table-cell office:value-type="float" office:value="24">
                <text:p>24</text:p>
              </table:table-cell>
              <table:table-cell office:value-type="float" office:value="0.908008856819046">
                <text:p>0.908008856819046</text:p>
              </table:table-cell>
              <table:table-cell office:value-type="float" office:value="0.924040093850173">
                <text:p>0.924040093850173</text:p>
              </table:table-cell>
            </table:table-row>
            <table:table-row>
              <table:table-cell office:value-type="string">
                <text:p>25</text:p>
              </table:table-cell>
              <table:table-cell office:value-type="float" office:value="25">
                <text:p>25</text:p>
              </table:table-cell>
              <table:table-cell office:value-type="float" office:value="0.915027893142057">
                <text:p>0.915027893142057</text:p>
              </table:table-cell>
              <table:table-cell office:value-type="float" office:value="0.926154466761401">
                <text:p>0.926154466761401</text:p>
              </table:table-cell>
            </table:table-row>
            <table:table-row>
              <table:table-cell office:value-type="string">
                <text:p>26</text:p>
              </table:table-cell>
              <table:table-cell office:value-type="float" office:value="26">
                <text:p>26</text:p>
              </table:table-cell>
              <table:table-cell office:value-type="float" office:value="0.921231583445771">
                <text:p>0.921231583445771</text:p>
              </table:table-cell>
              <table:table-cell office:value-type="float" office:value="0.928044318636365">
                <text:p>0.928044318636365</text:p>
              </table:table-cell>
            </table:table-row>
            <table:table-row>
              <table:table-cell office:value-type="string">
                <text:p>27</text:p>
              </table:table-cell>
              <table:table-cell office:value-type="float" office:value="27">
                <text:p>27</text:p>
              </table:table-cell>
              <table:table-cell office:value-type="float" office:value="0.926729927642747">
                <text:p>0.926729927642747</text:p>
              </table:table-cell>
              <table:table-cell office:value-type="float" office:value="0.929731134015557">
                <text:p>0.929731134015557</text:p>
              </table:table-cell>
            </table:table-row>
            <table:table-row>
              <table:table-cell office:value-type="string">
                <text:p>28</text:p>
              </table:table-cell>
              <table:table-cell office:value-type="float" office:value="28">
                <text:p>28</text:p>
              </table:table-cell>
              <table:table-cell office:value-type="float" office:value="0.931616366529874">
                <text:p>0.931616366529874</text:p>
              </table:table-cell>
              <table:table-cell office:value-type="float" office:value="0.93123544063344">
                <text:p>0.93123544063344</text:p>
              </table:table-cell>
            </table:table-row>
            <table:table-row>
              <table:table-cell office:value-type="string">
                <text:p>29</text:p>
              </table:table-cell>
              <table:table-cell office:value-type="float" office:value="29">
                <text:p>29</text:p>
              </table:table-cell>
              <table:table-cell office:value-type="float" office:value="0.935970297349964">
                <text:p>0.935970297349964</text:p>
              </table:table-cell>
              <table:table-cell office:value-type="float" office:value="0.932574977988981">
                <text:p>0.932574977988981</text:p>
              </table:table-cell>
            </table:table-row>
            <table:table-row>
              <table:table-cell office:value-type="string">
                <text:p>30</text:p>
              </table:table-cell>
              <table:table-cell office:value-type="float" office:value="30">
                <text:p>3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31</text:p>
              </table:table-cell>
              <table:table-cell office:value-type="float" office:value="31">
                <text:p>31</text:p>
              </table:table-cell>
              <table:table-cell office:value-type="float" office:value="0.544930720583427">
                <text:p>0.544930720583427</text:p>
              </table:table-cell>
              <table:table-cell office:value-type="float" office:value="0.65054534818888">
                <text:p>0.65054534818888</text:p>
              </table:table-cell>
            </table:table-row>
            <table:table-row>
              <table:table-cell office:value-type="string">
                <text:p>32</text:p>
              </table:table-cell>
              <table:table-cell office:value-type="float" office:value="32">
                <text:p>32</text:p>
              </table:table-cell>
              <table:table-cell office:value-type="float" office:value="0.554049297585741">
                <text:p>0.554049297585741</text:p>
              </table:table-cell>
              <table:table-cell office:value-type="float" office:value="0.663711410144586">
                <text:p>0.663711410144586</text:p>
              </table:table-cell>
            </table:table-row>
            <table:table-row>
              <table:table-cell office:value-type="string">
                <text:p>33</text:p>
              </table:table-cell>
              <table:table-cell office:value-type="float" office:value="33">
                <text:p>33</text:p>
              </table:table-cell>
              <table:table-cell office:value-type="float" office:value="0.562766240378512">
                <text:p>0.562766240378512</text:p>
              </table:table-cell>
              <table:table-cell office:value-type="float" office:value="0.676232541879872">
                <text:p>0.676232541879872</text:p>
              </table:table-cell>
            </table:table-row>
            <table:table-row>
              <table:table-cell office:value-type="string">
                <text:p>34</text:p>
              </table:table-cell>
              <table:table-cell office:value-type="float" office:value="34">
                <text:p>34</text:p>
              </table:table-cell>
              <table:table-cell office:value-type="float" office:value="0.571109151296764">
                <text:p>0.571109151296764</text:p>
              </table:table-cell>
              <table:table-cell office:value-type="float" office:value="0.688130970372186">
                <text:p>0.688130970372186</text:p>
              </table:table-cell>
            </table:table-row>
            <table:table-row>
              <table:table-cell office:value-type="string">
                <text:p>35</text:p>
              </table:table-cell>
              <table:table-cell office:value-type="float" office:value="35">
                <text:p>35</text:p>
              </table:table-cell>
              <table:table-cell office:value-type="float" office:value="0.579102179414684">
                <text:p>0.579102179414684</text:p>
              </table:table-cell>
              <table:table-cell office:value-type="float" office:value="0.699431227500306">
                <text:p>0.699431227500306</text:p>
              </table:table-cell>
            </table:table-row>
            <table:table-row>
              <table:table-cell office:value-type="string">
                <text:p>36</text:p>
              </table:table-cell>
              <table:table-cell office:value-type="float" office:value="36">
                <text:p>36</text:p>
              </table:table-cell>
              <table:table-cell office:value-type="float" office:value="0.586767896916337">
                <text:p>0.586767896916337</text:p>
              </table:table-cell>
              <table:table-cell office:value-type="float" office:value="0.710157740351407">
                <text:p>0.710157740351407</text:p>
              </table:table-cell>
            </table:table-row>
            <table:table-row>
              <table:table-cell office:value-type="string">
                <text:p>37</text:p>
              </table:table-cell>
              <table:table-cell office:value-type="float" office:value="37">
                <text:p>37</text:p>
              </table:table-cell>
              <table:table-cell office:value-type="float" office:value="0.594126453341095">
                <text:p>0.594126453341095</text:p>
              </table:table-cell>
              <table:table-cell office:value-type="float" office:value="0.720335581807279">
                <text:p>0.720335581807279</text:p>
              </table:table-cell>
            </table:table-row>
            <table:table-row>
              <table:table-cell office:value-type="string">
                <text:p>38</text:p>
              </table:table-cell>
              <table:table-cell office:value-type="float" office:value="38">
                <text:p>38</text:p>
              </table:table-cell>
              <table:table-cell office:value-type="float" office:value="0.601196494138082">
                <text:p>0.601196494138082</text:p>
              </table:table-cell>
              <table:table-cell office:value-type="float" office:value="0.729989095311012">
                <text:p>0.729989095311012</text:p>
              </table:table-cell>
            </table:table-row>
            <table:table-row>
              <table:table-cell office:value-type="string">
                <text:p>39</text:p>
              </table:table-cell>
              <table:table-cell office:value-type="float" office:value="39">
                <text:p>39</text:p>
              </table:table-cell>
              <table:table-cell office:value-type="float" office:value="0.607996206762155">
                <text:p>0.607996206762155</text:p>
              </table:table-cell>
              <table:table-cell office:value-type="float" office:value="0.739143253308226">
                <text:p>0.739143253308226</text:p>
              </table:table-cell>
            </table:table-row>
            <table:table-row>
              <table:table-cell office:value-type="string">
                <text:p>40</text:p>
              </table:table-cell>
              <table:table-cell office:value-type="float" office:value="40">
                <text:p>40</text:p>
              </table:table-cell>
              <table:table-cell office:value-type="float" office:value="0.614541239758387">
                <text:p>0.614541239758387</text:p>
              </table:table-cell>
              <table:table-cell office:value-type="float" office:value="0.747821511431736">
                <text:p>0.747821511431736</text:p>
              </table:table-cell>
            </table:table-row>
            <table:table-row>
              <table:table-cell office:value-type="string">
                <text:p>41</text:p>
              </table:table-cell>
              <table:table-cell office:value-type="float" office:value="41">
                <text:p>41</text:p>
              </table:table-cell>
              <table:table-cell office:value-type="float" office:value="0.620846157963704">
                <text:p>0.620846157963704</text:p>
              </table:table-cell>
              <table:table-cell office:value-type="float" office:value="0.756047742558614">
                <text:p>0.756047742558614</text:p>
              </table:table-cell>
            </table:table-row>
            <table:table-row>
              <table:table-cell office:value-type="string">
                <text:p>42</text:p>
              </table:table-cell>
              <table:table-cell office:value-type="float" office:value="42">
                <text:p>42</text:p>
              </table:table-cell>
              <table:table-cell office:value-type="float" office:value="0.626924200404837">
                <text:p>0.626924200404837</text:p>
              </table:table-cell>
              <table:table-cell office:value-type="float" office:value="0.763844896460892">
                <text:p>0.763844896460892</text:p>
              </table:table-cell>
            </table:table-row>
            <table:table-row>
              <table:table-cell office:value-type="string">
                <text:p>43</text:p>
              </table:table-cell>
              <table:table-cell office:value-type="float" office:value="43">
                <text:p>43</text:p>
              </table:table-cell>
              <table:table-cell office:value-type="float" office:value="0.632787861631056">
                <text:p>0.632787861631056</text:p>
              </table:table-cell>
              <table:table-cell office:value-type="float" office:value="0.771232612405222">
                <text:p>0.771232612405222</text:p>
              </table:table-cell>
            </table:table-row>
            <table:table-row>
              <table:table-cell office:value-type="string">
                <text:p>44</text:p>
              </table:table-cell>
              <table:table-cell office:value-type="float" office:value="44">
                <text:p>44</text:p>
              </table:table-cell>
              <table:table-cell office:value-type="float" office:value="0.638449116675614">
                <text:p>0.638449116675614</text:p>
              </table:table-cell>
              <table:table-cell office:value-type="float" office:value="0.778233458195596">
                <text:p>0.778233458195596</text:p>
              </table:table-cell>
            </table:table-row>
            <table:table-row>
              <table:table-cell office:value-type="string">
                <text:p>45</text:p>
              </table:table-cell>
              <table:table-cell office:value-type="float" office:value="45">
                <text:p>45</text:p>
              </table:table-cell>
              <table:table-cell office:value-type="float" office:value="0.643919346983326">
                <text:p>0.643919346983326</text:p>
              </table:table-cell>
              <table:table-cell office:value-type="float" office:value="0.784868581351826">
                <text:p>0.784868581351826</text:p>
              </table:table-cell>
            </table:table-row>
            <table:table-row>
              <table:table-cell office:value-type="string">
                <text:p>46</text:p>
              </table:table-cell>
              <table:table-cell office:value-type="float" office:value="46">
                <text:p>46</text:p>
              </table:table-cell>
              <table:table-cell office:value-type="float" office:value="0.649206849463818">
                <text:p>0.649206849463818</text:p>
              </table:table-cell>
              <table:table-cell office:value-type="float" office:value="0.791156382814373">
                <text:p>0.791156382814373</text:p>
              </table:table-cell>
            </table:table-row>
            <table:table-row>
              <table:table-cell office:value-type="string">
                <text:p>47</text:p>
              </table:table-cell>
              <table:table-cell office:value-type="float" office:value="47">
                <text:p>47</text:p>
              </table:table-cell>
              <table:table-cell office:value-type="float" office:value="0.65432258576308">
                <text:p>0.65432258576308</text:p>
              </table:table-cell>
              <table:table-cell office:value-type="float" office:value="0.797116785950081">
                <text:p>0.797116785950081</text:p>
              </table:table-cell>
            </table:table-row>
            <table:table-row>
              <table:table-cell office:value-type="string">
                <text:p>48</text:p>
              </table:table-cell>
              <table:table-cell office:value-type="float" office:value="48">
                <text:p>48</text:p>
              </table:table-cell>
              <table:table-cell office:value-type="float" office:value="0.659274443301984">
                <text:p>0.659274443301984</text:p>
              </table:table-cell>
              <table:table-cell office:value-type="float" office:value="0.802764002385608">
                <text:p>0.802764002385608</text:p>
              </table:table-cell>
            </table:table-row>
            <table:table-row>
              <table:table-cell office:value-type="string">
                <text:p>49</text:p>
              </table:table-cell>
              <table:table-cell office:value-type="float" office:value="49">
                <text:p>49</text:p>
              </table:table-cell>
              <table:table-cell office:value-type="float" office:value="0.664069853499531">
                <text:p>0.664069853499531</text:p>
              </table:table-cell>
              <table:table-cell office:value-type="float" office:value="0.808117042248427">
                <text:p>0.808117042248427</text:p>
              </table:table-cell>
            </table:table-row>
            <table:table-row>
              <table:table-cell office:value-type="string">
                <text:p>50</text:p>
              </table:table-cell>
              <table:table-cell office:value-type="float" office:value="50">
                <text:p>50</text:p>
              </table:table-cell>
              <table:table-cell office:value-type="float" office:value="0.673194801184036">
                <text:p>0.673194801184036</text:p>
              </table:table-cell>
              <table:table-cell office:value-type="float" office:value="0.816442852556485">
                <text:p>0.816442852556485</text:p>
              </table:table-cell>
            </table:table-row>
            <table:table-row>
              <table:table-cell office:value-type="string">
                <text:p>51</text:p>
              </table:table-cell>
              <table:table-cell office:value-type="float" office:value="51">
                <text:p>51</text:p>
              </table:table-cell>
              <table:table-cell office:value-type="float" office:value="0.668895687666651">
                <text:p>0.668895687666651</text:p>
              </table:table-cell>
              <table:table-cell office:value-type="float" office:value="0.813327533271862">
                <text:p>0.813327533271862</text:p>
              </table:table-cell>
            </table:table-row>
            <table:table-row>
              <table:table-cell office:value-type="string">
                <text:p>52</text:p>
              </table:table-cell>
              <table:table-cell office:value-type="float" office:value="52">
                <text:p>52</text:p>
              </table:table-cell>
              <table:table-cell office:value-type="float" office:value="0.669066310820673">
                <text:p>0.669066310820673</text:p>
              </table:table-cell>
              <table:table-cell office:value-type="float" office:value="0.813458028287565">
                <text:p>0.813458028287565</text:p>
              </table:table-cell>
            </table:table-row>
            <table:table-row>
              <table:table-cell office:value-type="string">
                <text:p>53</text:p>
              </table:table-cell>
              <table:table-cell office:value-type="float" office:value="53">
                <text:p>53</text:p>
              </table:table-cell>
              <table:table-cell office:value-type="float" office:value="0.669230227092337">
                <text:p>0.669230227092337</text:p>
              </table:table-cell>
              <table:table-cell office:value-type="float" office:value="0.813583519572051">
                <text:p>0.813583519572051</text:p>
              </table:table-cell>
            </table:table-row>
            <table:table-row>
              <table:table-cell office:value-type="string">
                <text:p>54</text:p>
              </table:table-cell>
              <table:table-cell office:value-type="float" office:value="54">
                <text:p>54</text:p>
              </table:table-cell>
              <table:table-cell office:value-type="float" office:value="0.669387819851433">
                <text:p>0.669387819851433</text:p>
              </table:table-cell>
              <table:table-cell office:value-type="float" office:value="0.813704226457882">
                <text:p>0.813704226457882</text:p>
              </table:table-cell>
            </table:table-row>
            <table:table-row>
              <table:table-cell office:value-type="string">
                <text:p>55</text:p>
              </table:table-cell>
              <table:table-cell office:value-type="float" office:value="55">
                <text:p>55</text:p>
              </table:table-cell>
              <table:table-cell office:value-type="float" office:value="0.669539467429244">
                <text:p>0.669539467429244</text:p>
              </table:table-cell>
              <table:table-cell office:value-type="float" office:value="0.813820382392337">
                <text:p>0.813820382392337</text:p>
              </table:table-cell>
            </table:table-row>
            <table:table-row>
              <table:table-cell office:value-type="string">
                <text:p>56</text:p>
              </table:table-cell>
              <table:table-cell office:value-type="float" office:value="56">
                <text:p>56</text:p>
              </table:table-cell>
              <table:table-cell office:value-type="float" office:value="0.669685483806234">
                <text:p>0.669685483806234</text:p>
              </table:table-cell>
              <table:table-cell office:value-type="float" office:value="0.813932179168125">
                <text:p>0.813932179168125</text:p>
              </table:table-cell>
            </table:table-row>
            <table:table-row>
              <table:table-cell office:value-type="string">
                <text:p>57</text:p>
              </table:table-cell>
              <table:table-cell office:value-type="float" office:value="57">
                <text:p>57</text:p>
              </table:table-cell>
              <table:table-cell office:value-type="float" office:value="0.669826239543226">
                <text:p>0.669826239543226</text:p>
              </table:table-cell>
              <table:table-cell office:value-type="float" office:value="0.814039850669795">
                <text:p>0.814039850669795</text:p>
              </table:table-cell>
            </table:table-row>
            <table:table-row>
              <table:table-cell office:value-type="string">
                <text:p>58</text:p>
              </table:table-cell>
              <table:table-cell office:value-type="float" office:value="58">
                <text:p>58</text:p>
              </table:table-cell>
              <table:table-cell office:value-type="float" office:value="0.669961946697749">
                <text:p>0.669961946697749</text:p>
              </table:table-cell>
              <table:table-cell office:value-type="float" office:value="0.81414359758507">
                <text:p>0.81414359758507</text:p>
              </table:table-cell>
            </table:table-row>
            <table:table-row>
              <table:table-cell office:value-type="string">
                <text:p>59</text:p>
              </table:table-cell>
              <table:table-cell office:value-type="float" office:value="59">
                <text:p>59</text:p>
              </table:table-cell>
              <table:table-cell office:value-type="float" office:value="0.670092917818798">
                <text:p>0.670092917818798</text:p>
              </table:table-cell>
              <table:table-cell office:value-type="float" office:value="0.814243505836083">
                <text:p>0.814243505836083</text:p>
              </table:table-cell>
            </table:table-row>
            <table:table-row>
              <table:table-cell office:value-type="string">
                <text:p>60</text:p>
              </table:table-cell>
              <table:table-cell office:value-type="float" office:value="60">
                <text:p>60</text:p>
              </table:table-cell>
              <table:table-cell office:value-type="float" office:value="0.670219370614577">
                <text:p>0.670219370614577</text:p>
              </table:table-cell>
              <table:table-cell office:value-type="float" office:value="0.814339852257996">
                <text:p>0.814339852257996</text:p>
              </table:table-cell>
            </table:table-row>
            <table:table-row>
              <table:table-cell office:value-type="string">
                <text:p>61</text:p>
              </table:table-cell>
              <table:table-cell office:value-type="float" office:value="61">
                <text:p>61</text:p>
              </table:table-cell>
              <table:table-cell office:value-type="float" office:value="0.670341557748944">
                <text:p>0.670341557748944</text:p>
              </table:table-cell>
              <table:table-cell office:value-type="float" office:value="0.814432708510796">
                <text:p>0.814432708510796</text:p>
              </table:table-cell>
            </table:table-row>
            <table:table-row>
              <table:table-cell office:value-type="string">
                <text:p>62</text:p>
              </table:table-cell>
              <table:table-cell office:value-type="float" office:value="62">
                <text:p>62</text:p>
              </table:table-cell>
              <table:table-cell office:value-type="float" office:value="0.670459691298063">
                <text:p>0.670459691298063</text:p>
              </table:table-cell>
              <table:table-cell office:value-type="float" office:value="0.814522314685738">
                <text:p>0.814522314685738</text:p>
              </table:table-cell>
            </table:table-row>
            <table:table-row>
              <table:table-cell office:value-type="string">
                <text:p>63</text:p>
              </table:table-cell>
              <table:table-cell office:value-type="float" office:value="63">
                <text:p>63</text:p>
              </table:table-cell>
              <table:table-cell office:value-type="float" office:value="0.670573969078397">
                <text:p>0.670573969078397</text:p>
              </table:table-cell>
              <table:table-cell office:value-type="float" office:value="0.814608732865632">
                <text:p>0.814608732865632</text:p>
              </table:table-cell>
            </table:table-row>
            <table:table-row>
              <table:table-cell office:value-type="string">
                <text:p>64</text:p>
              </table:table-cell>
              <table:table-cell office:value-type="float" office:value="64">
                <text:p>64</text:p>
              </table:table-cell>
              <table:table-cell office:value-type="float" office:value="0.670684573002721">
                <text:p>0.670684573002721</text:p>
              </table:table-cell>
              <table:table-cell office:value-type="float" office:value="0.814692150891756">
                <text:p>0.814692150891756</text:p>
              </table:table-cell>
            </table:table-row>
            <table:table-row>
              <table:table-cell office:value-type="string">
                <text:p>65</text:p>
              </table:table-cell>
              <table:table-cell office:value-type="float" office:value="65">
                <text:p>65</text:p>
              </table:table-cell>
              <table:table-cell office:value-type="float" office:value="0.670791693540407">
                <text:p>0.670791693540407</text:p>
              </table:table-cell>
              <table:table-cell office:value-type="float" office:value="0.814772688897261">
                <text:p>0.814772688897261</text:p>
              </table:table-cell>
            </table:table-row>
            <table:table-row>
              <table:table-cell office:value-type="string">
                <text:p>66</text:p>
              </table:table-cell>
              <table:table-cell office:value-type="float" office:value="66">
                <text:p>66</text:p>
              </table:table-cell>
              <table:table-cell office:value-type="float" office:value="0.670895489196916">
                <text:p>0.670895489196916</text:p>
              </table:table-cell>
              <table:table-cell office:value-type="float" office:value="0.814850451300975">
                <text:p>0.814850451300975</text:p>
              </table:table-cell>
            </table:table-row>
            <table:table-row>
              <table:table-cell office:value-type="string">
                <text:p>67</text:p>
              </table:table-cell>
              <table:table-cell office:value-type="float" office:value="67">
                <text:p>67</text:p>
              </table:table-cell>
              <table:table-cell office:value-type="float" office:value="0.670996110755329">
                <text:p>0.670996110755329</text:p>
              </table:table-cell>
              <table:table-cell office:value-type="float" office:value="0.814925578555587">
                <text:p>0.814925578555587</text:p>
              </table:table-cell>
            </table:table-row>
            <table:table-row>
              <table:table-cell office:value-type="string">
                <text:p>68</text:p>
              </table:table-cell>
              <table:table-cell office:value-type="float" office:value="68">
                <text:p>68</text:p>
              </table:table-cell>
              <table:table-cell office:value-type="float" office:value="0.671093680473041">
                <text:p>0.671093680473041</text:p>
              </table:table-cell>
              <table:table-cell office:value-type="float" office:value="0.814998159370218">
                <text:p>0.814998159370218</text:p>
              </table:table-cell>
            </table:table-row>
            <table:table-row>
              <table:table-cell office:value-type="string">
                <text:p>69</text:p>
              </table:table-cell>
              <table:table-cell office:value-type="float" office:value="69">
                <text:p>69</text:p>
              </table:table-cell>
              <table:table-cell office:value-type="float" office:value="0.671188388262699">
                <text:p>0.671188388262699</text:p>
              </table:table-cell>
              <table:table-cell office:value-type="float" office:value="0.815068313506626">
                <text:p>0.815068313506626</text:p>
              </table:table-cell>
            </table:table-row>
            <table:table-row>
              <table:table-cell office:value-type="string">
                <text:p>70</text:p>
              </table:table-cell>
              <table:table-cell office:value-type="float" office:value="70">
                <text:p>70</text:p>
              </table:table-cell>
              <table:table-cell office:value-type="float" office:value="0.671280320101926">
                <text:p>0.671280320101926</text:p>
              </table:table-cell>
              <table:table-cell office:value-type="float" office:value="0.815136141547932">
                <text:p>0.815136141547932</text:p>
              </table:table-cell>
            </table:table-row>
            <table:table-row>
              <table:table-cell office:value-type="string">
                <text:p>71</text:p>
              </table:table-cell>
              <table:table-cell office:value-type="float" office:value="71">
                <text:p>71</text:p>
              </table:table-cell>
              <table:table-cell office:value-type="float" office:value="0.671369609961049">
                <text:p>0.671369609961049</text:p>
              </table:table-cell>
              <table:table-cell office:value-type="float" office:value="0.815201722030567">
                <text:p>0.815201722030567</text:p>
              </table:table-cell>
            </table:table-row>
            <table:table-row>
              <table:table-cell office:value-type="string">
                <text:p>72</text:p>
              </table:table-cell>
              <table:table-cell office:value-type="float" office:value="72">
                <text:p>72</text:p>
              </table:table-cell>
              <table:table-cell office:value-type="float" office:value="0.67145636198745">
                <text:p>0.67145636198745</text:p>
              </table:table-cell>
              <table:table-cell office:value-type="float" office:value="0.815265162613632">
                <text:p>0.815265162613632</text:p>
              </table:table-cell>
            </table:table-row>
            <table:table-row>
              <table:table-cell office:value-type="string">
                <text:p>73</text:p>
              </table:table-cell>
              <table:table-cell office:value-type="float" office:value="73">
                <text:p>73</text:p>
              </table:table-cell>
              <table:table-cell office:value-type="float" office:value="0.671540677946868">
                <text:p>0.671540677946868</text:p>
              </table:table-cell>
              <table:table-cell office:value-type="float" office:value="0.815326554434165">
                <text:p>0.815326554434165</text:p>
              </table:table-cell>
            </table:table-row>
            <table:table-row>
              <table:table-cell office:value-type="string">
                <text:p>74</text:p>
              </table:table-cell>
              <table:table-cell office:value-type="float" office:value="74">
                <text:p>74</text:p>
              </table:table-cell>
              <table:table-cell office:value-type="float" office:value="0.671622692530424">
                <text:p>0.671622692530424</text:p>
              </table:table-cell>
              <table:table-cell office:value-type="float" office:value="0.815385956920283">
                <text:p>0.815385956920283</text:p>
              </table:table-cell>
            </table:table-row>
            <table:table-row>
              <table:table-cell office:value-type="string">
                <text:p>75</text:p>
              </table:table-cell>
              <table:table-cell office:value-type="float" office:value="75">
                <text:p>75</text:p>
              </table:table-cell>
              <table:table-cell office:value-type="float" office:value="0.671702472548788">
                <text:p>0.671702472548788</text:p>
              </table:table-cell>
              <table:table-cell office:value-type="float" office:value="0.815443466105788">
                <text:p>0.815443466105788</text:p>
              </table:table-cell>
            </table:table-row>
            <table:table-row>
              <table:table-cell office:value-type="string">
                <text:p>76</text:p>
              </table:table-cell>
              <table:table-cell office:value-type="float" office:value="76">
                <text:p>76</text:p>
              </table:table-cell>
              <table:table-cell office:value-type="float" office:value="0.671780125558999">
                <text:p>0.671780125558999</text:p>
              </table:table-cell>
              <table:table-cell office:value-type="float" office:value="0.815499153298577">
                <text:p>0.815499153298577</text:p>
              </table:table-cell>
            </table:table-row>
            <table:table-row>
              <table:table-cell office:value-type="string">
                <text:p>77</text:p>
              </table:table-cell>
              <table:table-cell office:value-type="float" office:value="77">
                <text:p>77</text:p>
              </table:table-cell>
              <table:table-cell office:value-type="float" office:value="0.671855710397661">
                <text:p>0.671855710397661</text:p>
              </table:table-cell>
              <table:table-cell office:value-type="float" office:value="0.815553085253806">
                <text:p>0.815553085253806</text:p>
              </table:table-cell>
            </table:table-row>
            <table:table-row>
              <table:table-cell office:value-type="string">
                <text:p>78</text:p>
              </table:table-cell>
              <table:table-cell office:value-type="float" office:value="78">
                <text:p>78</text:p>
              </table:table-cell>
              <table:table-cell office:value-type="float" office:value="0.671929325410959">
                <text:p>0.671929325410959</text:p>
              </table:table-cell>
              <table:table-cell office:value-type="float" office:value="0.815605335540878">
                <text:p>0.815605335540878</text:p>
              </table:table-cell>
            </table:table-row>
            <table:table-row>
              <table:table-cell office:value-type="string">
                <text:p>79</text:p>
              </table:table-cell>
              <table:table-cell office:value-type="float" office:value="79">
                <text:p>79</text:p>
              </table:table-cell>
              <table:table-cell office:value-type="float" office:value="0.672001039416255">
                <text:p>0.672001039416255</text:p>
              </table:table-cell>
              <table:table-cell office:value-type="float" office:value="0.815655972816708">
                <text:p>0.815655972816708</text:p>
              </table:table-cell>
            </table:table-row>
            <table:table-row>
              <table:table-cell office:value-type="string">
                <text:p>80</text:p>
              </table:table-cell>
              <table:table-cell office:value-type="float" office:value="80">
                <text:p>80</text:p>
              </table:table-cell>
              <table:table-cell office:value-type="float" office:value="0.672070956680618">
                <text:p>0.672070956680618</text:p>
              </table:table-cell>
              <table:table-cell office:value-type="float" office:value="0.815705048017051">
                <text:p>0.815705048017051</text:p>
              </table:table-cell>
            </table:table-row>
            <table:table-row>
              <table:table-cell office:value-type="string">
                <text:p>81</text:p>
              </table:table-cell>
              <table:table-cell office:value-type="float" office:value="81">
                <text:p>81</text:p>
              </table:table-cell>
              <table:table-cell office:value-type="float" office:value="0.672139096996663">
                <text:p>0.672139096996663</text:p>
              </table:table-cell>
              <table:table-cell office:value-type="float" office:value="0.815752638042632">
                <text:p>0.815752638042632</text:p>
              </table:table-cell>
            </table:table-row>
            <table:table-row>
              <table:table-cell office:value-type="string">
                <text:p>82</text:p>
              </table:table-cell>
              <table:table-cell office:value-type="float" office:value="82">
                <text:p>82</text:p>
              </table:table-cell>
              <table:table-cell office:value-type="float" office:value="0.672205558381007">
                <text:p>0.672205558381007</text:p>
              </table:table-cell>
              <table:table-cell office:value-type="float" office:value="0.815798776337832">
                <text:p>0.815798776337832</text:p>
              </table:table-cell>
            </table:table-row>
            <table:table-row>
              <table:table-cell office:value-type="string">
                <text:p>83</text:p>
              </table:table-cell>
              <table:table-cell office:value-type="float" office:value="83">
                <text:p>83</text:p>
              </table:table-cell>
              <table:table-cell office:value-type="float" office:value="0.672270402110728">
                <text:p>0.672270402110728</text:p>
              </table:table-cell>
              <table:table-cell office:value-type="float" office:value="0.815843509820532">
                <text:p>0.815843509820532</text:p>
              </table:table-cell>
            </table:table-row>
            <table:table-row>
              <table:table-cell office:value-type="string">
                <text:p>84</text:p>
              </table:table-cell>
              <table:table-cell office:value-type="float" office:value="84">
                <text:p>84</text:p>
              </table:table-cell>
              <table:table-cell office:value-type="float" office:value="0.672333662671604">
                <text:p>0.672333662671604</text:p>
              </table:table-cell>
              <table:table-cell office:value-type="float" office:value="0.815886924361251">
                <text:p>0.815886924361251</text:p>
              </table:table-cell>
            </table:table-row>
            <table:table-row>
              <table:table-cell office:value-type="string">
                <text:p>85</text:p>
              </table:table-cell>
              <table:table-cell office:value-type="float" office:value="85">
                <text:p>85</text:p>
              </table:table-cell>
              <table:table-cell office:value-type="float" office:value="0.672395436012094">
                <text:p>0.672395436012094</text:p>
              </table:table-cell>
              <table:table-cell office:value-type="float" office:value="0.815929079974438">
                <text:p>0.815929079974438</text:p>
              </table:table-cell>
            </table:table-row>
            <table:table-row>
              <table:table-cell office:value-type="string">
                <text:p>86</text:p>
              </table:table-cell>
              <table:table-cell office:value-type="float" office:value="86">
                <text:p>86</text:p>
              </table:table-cell>
              <table:table-cell office:value-type="float" office:value="0.672455732638684">
                <text:p>0.672455732638684</text:p>
              </table:table-cell>
              <table:table-cell office:value-type="float" office:value="0.815969968469039">
                <text:p>0.815969968469039</text:p>
              </table:table-cell>
            </table:table-row>
            <table:table-row>
              <table:table-cell office:value-type="string">
                <text:p>87</text:p>
              </table:table-cell>
              <table:table-cell office:value-type="float" office:value="87">
                <text:p>87</text:p>
              </table:table-cell>
              <table:table-cell office:value-type="float" office:value="0.672514642402295">
                <text:p>0.672514642402295</text:p>
              </table:table-cell>
              <table:table-cell office:value-type="float" office:value="0.816009673094351">
                <text:p>0.816009673094351</text:p>
              </table:table-cell>
            </table:table-row>
            <table:table-row>
              <table:table-cell office:value-type="string">
                <text:p>88</text:p>
              </table:table-cell>
              <table:table-cell office:value-type="float" office:value="88">
                <text:p>88</text:p>
              </table:table-cell>
              <table:table-cell office:value-type="float" office:value="0.672572179931151">
                <text:p>0.672572179931151</text:p>
              </table:table-cell>
              <table:table-cell office:value-type="float" office:value="0.816048212363041">
                <text:p>0.816048212363041</text:p>
              </table:table-cell>
            </table:table-row>
            <table:table-row>
              <table:table-cell office:value-type="string">
                <text:p>89</text:p>
              </table:table-cell>
              <table:table-cell office:value-type="float" office:value="89">
                <text:p>89</text:p>
              </table:table-cell>
              <table:table-cell office:value-type="float" office:value="0.672628421575381">
                <text:p>0.672628421575381</text:p>
              </table:table-cell>
              <table:table-cell office:value-type="float" office:value="0.816085670184003">
                <text:p>0.816085670184003</text:p>
              </table:table-cell>
            </table:table-row>
            <table:table-row>
              <table:table-cell office:value-type="string">
                <text:p>90</text:p>
              </table:table-cell>
              <table:table-cell office:value-type="float" office:value="90">
                <text:p>90</text:p>
              </table:table-cell>
              <table:table-cell office:value-type="float" office:value="0.672683386270496">
                <text:p>0.672683386270496</text:p>
              </table:table-cell>
              <table:table-cell office:value-type="float" office:value="0.816122037081816">
                <text:p>0.816122037081816</text:p>
              </table:table-cell>
            </table:table-row>
            <table:table-row>
              <table:table-cell office:value-type="string">
                <text:p>91</text:p>
              </table:table-cell>
              <table:table-cell office:value-type="float" office:value="91">
                <text:p>91</text:p>
              </table:table-cell>
              <table:table-cell office:value-type="float" office:value="0.672737141700684">
                <text:p>0.672737141700684</text:p>
              </table:table-cell>
              <table:table-cell office:value-type="float" office:value="0.816157411603102">
                <text:p>0.816157411603102</text:p>
              </table:table-cell>
            </table:table-row>
            <table:table-row>
              <table:table-cell office:value-type="string">
                <text:p>92</text:p>
              </table:table-cell>
              <table:table-cell office:value-type="float" office:value="92">
                <text:p>92</text:p>
              </table:table-cell>
              <table:table-cell office:value-type="float" office:value="0.67278970239001">
                <text:p>0.67278970239001</text:p>
              </table:table-cell>
              <table:table-cell office:value-type="float" office:value="0.816191745525679">
                <text:p>0.816191745525679</text:p>
              </table:table-cell>
            </table:table-row>
            <table:table-row>
              <table:table-cell office:value-type="string">
                <text:p>93</text:p>
              </table:table-cell>
              <table:table-cell office:value-type="float" office:value="93">
                <text:p>93</text:p>
              </table:table-cell>
              <table:table-cell office:value-type="float" office:value="0.672841121663764">
                <text:p>0.672841121663764</text:p>
              </table:table-cell>
              <table:table-cell office:value-type="float" office:value="0.816225161326454">
                <text:p>0.816225161326454</text:p>
              </table:table-cell>
            </table:table-row>
            <table:table-row>
              <table:table-cell office:value-type="string">
                <text:p>94</text:p>
              </table:table-cell>
              <table:table-cell office:value-type="float" office:value="94">
                <text:p>94</text:p>
              </table:table-cell>
              <table:table-cell office:value-type="float" office:value="0.672891428062158">
                <text:p>0.672891428062158</text:p>
              </table:table-cell>
              <table:table-cell office:value-type="float" office:value="0.8162576417659">
                <text:p>0.8162576417659</text:p>
              </table:table-cell>
            </table:table-row>
            <table:table-row>
              <table:table-cell office:value-type="string">
                <text:p>95</text:p>
              </table:table-cell>
              <table:table-cell office:value-type="float" office:value="95">
                <text:p>95</text:p>
              </table:table-cell>
              <table:table-cell office:value-type="float" office:value="0.672940682250555">
                <text:p>0.672940682250555</text:p>
              </table:table-cell>
              <table:table-cell office:value-type="float" office:value="0.816289214373565">
                <text:p>0.816289214373565</text:p>
              </table:table-cell>
            </table:table-row>
            <table:table-row>
              <table:table-cell office:value-type="string">
                <text:p>96</text:p>
              </table:table-cell>
              <table:table-cell office:value-type="float" office:value="96">
                <text:p>96</text:p>
              </table:table-cell>
              <table:table-cell office:value-type="float" office:value="0.672988891187977">
                <text:p>0.672988891187977</text:p>
              </table:table-cell>
              <table:table-cell office:value-type="float" office:value="0.816319929616397">
                <text:p>0.816319929616397</text:p>
              </table:table-cell>
            </table:table-row>
            <table:table-row>
              <table:table-cell office:value-type="string">
                <text:p>97</text:p>
              </table:table-cell>
              <table:table-cell office:value-type="float" office:value="97">
                <text:p>97</text:p>
              </table:table-cell>
              <table:table-cell office:value-type="float" office:value="0.673036086879704">
                <text:p>0.673036086879704</text:p>
              </table:table-cell>
              <table:table-cell office:value-type="float" office:value="0.816349830715695">
                <text:p>0.816349830715695</text:p>
              </table:table-cell>
            </table:table-row>
            <table:table-row>
              <table:table-cell office:value-type="string">
                <text:p>98</text:p>
              </table:table-cell>
              <table:table-cell office:value-type="float" office:value="98">
                <text:p>98</text:p>
              </table:table-cell>
              <table:table-cell office:value-type="float" office:value="0.673082315547939">
                <text:p>0.673082315547939</text:p>
              </table:table-cell>
              <table:table-cell office:value-type="float" office:value="0.816378911580036">
                <text:p>0.816378911580036</text:p>
              </table:table-cell>
            </table:table-row>
            <table:table-row>
              <table:table-cell office:value-type="string">
                <text:p>99</text:p>
              </table:table-cell>
              <table:table-cell office:value-type="float" office:value="99">
                <text:p>99</text:p>
              </table:table-cell>
              <table:table-cell office:value-type="float" office:value="0.673127530237266">
                <text:p>0.673127530237266</text:p>
              </table:table-cell>
              <table:table-cell office:value-type="float" office:value="0.816407278444285">
                <text:p>0.81640727844428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456cm" svg:height="6.173cm" xlink:href=".." xlink:type="simple" chart:class="chart:scatter" chart:style-name="ch1">
        <chart:title svg:x="4.332cm" svg:y="0.259cm" chart:style-name="ch2">
          <text:p>Standard + 30 + R</text:p>
        </chart:title>
        <chart:legend chart:legend-position="end" svg:x="10.193cm" svg:y="2.538cm" style:legend-expansion="high" chart:style-name="ch3"/>
        <chart:plot-area chart:style-name="ch4" table:cell-range-address="Sheet1.A8:Sheet1.A106 Sheet1.H8:Sheet1.I106" svg:x="0.321cm" svg:y="1.199cm" svg:width="9.694cm" svg:height="4.888cm">
          <chartooo:coordinate-region svg:x="1.048cm" svg:y="1.398cm" svg:width="8.687cm" svg:height="4.042cm"/>
          <chart:axis chart:dimension="x" chart:name="primary-x" chart:style-name="ch5"/>
          <chart:axis chart:dimension="y" chart:name="primary-y" chart:style-name="ch5">
            <chart:grid chart:style-name="ch6" chart:class="major"/>
          </chart:axis>
          <chart:series chart:style-name="ch7" chart:values-cell-range-address="Sheet1.H8:Sheet1.H106" chart:class="chart:scatter">
            <chart:domain table:cell-range-address="Sheet1.A8:Sheet1.A106"/>
            <chart:data-point chart:repeated="99"/>
          </chart:series>
          <chart:series chart:style-name="ch8" chart:values-cell-range-address="Sheet1.I8:Sheet1.I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854889987886242">
                <text:p>0.854889987886242</text:p>
                <draw:g>
                  <svg:desc>Sheet1.H8:Sheet1.H106</svg:desc>
                </draw:g>
              </table:table-cell>
              <table:table-cell office:value-type="float" office:value="0.610172529088453">
                <text:p>0.610172529088453</text:p>
                <draw:g>
                  <svg:desc>Sheet1.I8:Sheet1.I106</svg:desc>
                </draw:g>
              </table:table-cell>
            </table:table-row>
            <table:table-row>
              <table:table-cell office:value-type="string">
                <text:p>2</text:p>
              </table:table-cell>
              <table:table-cell office:value-type="float" office:value="2">
                <text:p>2</text:p>
              </table:table-cell>
              <table:table-cell office:value-type="float" office:value="0.842521214094158">
                <text:p>0.842521214094158</text:p>
              </table:table-cell>
              <table:table-cell office:value-type="float" office:value="0.571317276678683">
                <text:p>0.571317276678683</text:p>
              </table:table-cell>
            </table:table-row>
            <table:table-row>
              <table:table-cell office:value-type="string">
                <text:p>3</text:p>
              </table:table-cell>
              <table:table-cell office:value-type="float" office:value="3">
                <text:p>3</text:p>
              </table:table-cell>
              <table:table-cell office:value-type="float" office:value="0.822670467448342">
                <text:p>0.822670467448342</text:p>
              </table:table-cell>
              <table:table-cell office:value-type="float" office:value="0.539635368228678">
                <text:p>0.539635368228678</text:p>
              </table:table-cell>
            </table:table-row>
            <table:table-row>
              <table:table-cell office:value-type="string">
                <text:p>4</text:p>
              </table:table-cell>
              <table:table-cell office:value-type="float" office:value="4">
                <text:p>4</text:p>
              </table:table-cell>
              <table:table-cell office:value-type="float" office:value="0.79636141150019">
                <text:p>0.79636141150019</text:p>
              </table:table-cell>
              <table:table-cell office:value-type="float" office:value="0.511938230083562">
                <text:p>0.511938230083562</text:p>
              </table:table-cell>
            </table:table-row>
            <table:table-row>
              <table:table-cell office:value-type="string">
                <text:p>5</text:p>
              </table:table-cell>
              <table:table-cell office:value-type="float" office:value="5">
                <text:p>5</text:p>
              </table:table-cell>
              <table:table-cell office:value-type="float" office:value="0.76485456186692">
                <text:p>0.76485456186692</text:p>
              </table:table-cell>
              <table:table-cell office:value-type="float" office:value="0.486824404017417">
                <text:p>0.486824404017417</text:p>
              </table:table-cell>
            </table:table-row>
            <table:table-row>
              <table:table-cell office:value-type="string">
                <text:p>6</text:p>
              </table:table-cell>
              <table:table-cell office:value-type="float" office:value="6">
                <text:p>6</text:p>
              </table:table-cell>
              <table:table-cell office:value-type="float" office:value="0.729508726837303">
                <text:p>0.729508726837303</text:p>
              </table:table-cell>
              <table:table-cell office:value-type="float" office:value="0.463553997381753">
                <text:p>0.463553997381753</text:p>
              </table:table-cell>
            </table:table-row>
            <table:table-row>
              <table:table-cell office:value-type="string">
                <text:p>7</text:p>
              </table:table-cell>
              <table:table-cell office:value-type="float" office:value="7">
                <text:p>7</text:p>
              </table:table-cell>
              <table:table-cell office:value-type="float" office:value="0.691656164084736">
                <text:p>0.691656164084736</text:p>
              </table:table-cell>
              <table:table-cell office:value-type="float" office:value="0.441685839562776">
                <text:p>0.441685839562776</text:p>
              </table:table-cell>
            </table:table-row>
            <table:table-row>
              <table:table-cell office:value-type="string">
                <text:p>8</text:p>
              </table:table-cell>
              <table:table-cell office:value-type="float" office:value="8">
                <text:p>8</text:p>
              </table:table-cell>
              <table:table-cell office:value-type="float" office:value="0.652507750341221">
                <text:p>0.652507750341221</text:p>
              </table:table-cell>
              <table:table-cell office:value-type="float" office:value="0.420944752696723">
                <text:p>0.420944752696723</text:p>
              </table:table-cell>
            </table:table-row>
            <table:table-row>
              <table:table-cell office:value-type="string">
                <text:p>9</text:p>
              </table:table-cell>
              <table:table-cell office:value-type="float" office:value="9">
                <text:p>9</text:p>
              </table:table-cell>
              <table:table-cell office:value-type="float" office:value="0.613095669532408">
                <text:p>0.613095669532408</text:p>
              </table:table-cell>
              <table:table-cell office:value-type="float" office:value="0.401144869183584">
                <text:p>0.401144869183584</text:p>
              </table:table-cell>
            </table:table-row>
            <table:table-row>
              <table:table-cell office:value-type="string">
                <text:p>10</text:p>
              </table:table-cell>
              <table:table-cell office:value-type="float" office:value="10">
                <text:p>10</text:p>
              </table:table-cell>
              <table:table-cell office:value-type="float" office:value="0.574247190120163">
                <text:p>0.574247190120163</text:p>
              </table:table-cell>
              <table:table-cell office:value-type="float" office:value="0.382158868524717">
                <text:p>0.382158868524717</text:p>
              </table:table-cell>
            </table:table-row>
            <table:table-row>
              <table:table-cell office:value-type="string">
                <text:p>11</text:p>
              </table:table-cell>
              <table:table-cell office:value-type="float" office:value="11">
                <text:p>11</text:p>
              </table:table-cell>
              <table:table-cell office:value-type="float" office:value="0.536586721318143">
                <text:p>0.536586721318143</text:p>
              </table:table-cell>
              <table:table-cell office:value-type="float" office:value="0.363897668884163">
                <text:p>0.363897668884163</text:p>
              </table:table-cell>
            </table:table-row>
            <table:table-row>
              <table:table-cell office:value-type="string">
                <text:p>12</text:p>
              </table:table-cell>
              <table:table-cell office:value-type="float" office:value="12">
                <text:p>12</text:p>
              </table:table-cell>
              <table:table-cell office:value-type="float" office:value="0.50055536011144">
                <text:p>0.50055536011144</text:p>
              </table:table-cell>
              <table:table-cell office:value-type="float" office:value="0.346296276080305">
                <text:p>0.346296276080305</text:p>
              </table:table-cell>
            </table:table-row>
            <table:table-row>
              <table:table-cell office:value-type="string">
                <text:p>13</text:p>
              </table:table-cell>
              <table:table-cell office:value-type="float" office:value="13">
                <text:p>13</text:p>
              </table:table-cell>
              <table:table-cell office:value-type="float" office:value="0.466436815269524">
                <text:p>0.466436815269524</text:p>
              </table:table-cell>
              <table:table-cell office:value-type="float" office:value="0.329309523614417">
                <text:p>0.329309523614417</text:p>
              </table:table-cell>
            </table:table-row>
            <table:table-row>
              <table:table-cell office:value-type="string">
                <text:p>14</text:p>
              </table:table-cell>
              <table:table-cell office:value-type="float" office:value="14">
                <text:p>14</text:p>
              </table:table-cell>
              <table:table-cell office:value-type="float" office:value="0.434390626590002">
                <text:p>0.434390626590002</text:p>
              </table:table-cell>
              <table:table-cell office:value-type="float" office:value="0.312903949783465">
                <text:p>0.312903949783465</text:p>
              </table:table-cell>
            </table:table-row>
            <table:table-row>
              <table:table-cell office:value-type="string">
                <text:p>15</text:p>
              </table:table-cell>
              <table:table-cell office:value-type="float" office:value="15">
                <text:p>15</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16</text:p>
              </table:table-cell>
              <table:table-cell office:value-type="float" office:value="16">
                <text:p>16</text:p>
              </table:table-cell>
              <table:table-cell office:value-type="float" office:value="0.941639246015489">
                <text:p>0.941639246015489</text:p>
              </table:table-cell>
              <table:table-cell office:value-type="float" office:value="0.926864258049292">
                <text:p>0.926864258049292</text:p>
              </table:table-cell>
            </table:table-row>
            <table:table-row>
              <table:table-cell office:value-type="string">
                <text:p>17</text:p>
              </table:table-cell>
              <table:table-cell office:value-type="float" office:value="17">
                <text:p>17</text:p>
              </table:table-cell>
              <table:table-cell office:value-type="float" office:value="0.943144379881922">
                <text:p>0.943144379881922</text:p>
              </table:table-cell>
              <table:table-cell office:value-type="float" office:value="0.918959817419296">
                <text:p>0.918959817419296</text:p>
              </table:table-cell>
            </table:table-row>
            <table:table-row>
              <table:table-cell office:value-type="string">
                <text:p>18</text:p>
              </table:table-cell>
              <table:table-cell office:value-type="float" office:value="18">
                <text:p>18</text:p>
              </table:table-cell>
              <table:table-cell office:value-type="float" office:value="0.944393655184962">
                <text:p>0.944393655184962</text:p>
              </table:table-cell>
              <table:table-cell office:value-type="float" office:value="0.910041685316138">
                <text:p>0.910041685316138</text:p>
              </table:table-cell>
            </table:table-row>
            <table:table-row>
              <table:table-cell office:value-type="string">
                <text:p>19</text:p>
              </table:table-cell>
              <table:table-cell office:value-type="float" office:value="19">
                <text:p>19</text:p>
              </table:table-cell>
              <table:table-cell office:value-type="float" office:value="0.945406619685769">
                <text:p>0.945406619685769</text:p>
              </table:table-cell>
              <table:table-cell office:value-type="float" office:value="0.900109493238402">
                <text:p>0.900109493238402</text:p>
              </table:table-cell>
            </table:table-row>
            <table:table-row>
              <table:table-cell office:value-type="string">
                <text:p>20</text:p>
              </table:table-cell>
              <table:table-cell office:value-type="float" office:value="20">
                <text:p>20</text:p>
              </table:table-cell>
              <table:table-cell office:value-type="float" office:value="0.946203084347134">
                <text:p>0.946203084347134</text:p>
              </table:table-cell>
              <table:table-cell office:value-type="float" office:value="0.889173356669739">
                <text:p>0.889173356669739</text:p>
              </table:table-cell>
            </table:table-row>
            <table:table-row>
              <table:table-cell office:value-type="string">
                <text:p>21</text:p>
              </table:table-cell>
              <table:table-cell office:value-type="float" office:value="21">
                <text:p>21</text:p>
              </table:table-cell>
              <table:table-cell office:value-type="float" office:value="0.946802302670879">
                <text:p>0.946802302670879</text:p>
              </table:table-cell>
              <table:table-cell office:value-type="float" office:value="0.877256374765449">
                <text:p>0.877256374765449</text:p>
              </table:table-cell>
            </table:table-row>
            <table:table-row>
              <table:table-cell office:value-type="string">
                <text:p>22</text:p>
              </table:table-cell>
              <table:table-cell office:value-type="float" office:value="22">
                <text:p>22</text:p>
              </table:table-cell>
              <table:table-cell office:value-type="float" office:value="0.947222550074209">
                <text:p>0.947222550074209</text:p>
              </table:table-cell>
              <table:table-cell office:value-type="float" office:value="0.864391406916098">
                <text:p>0.864391406916098</text:p>
              </table:table-cell>
            </table:table-row>
            <table:table-row>
              <table:table-cell office:value-type="string">
                <text:p>23</text:p>
              </table:table-cell>
              <table:table-cell office:value-type="float" office:value="23">
                <text:p>23</text:p>
              </table:table-cell>
              <table:table-cell office:value-type="float" office:value="0.947481036491346">
                <text:p>0.947481036491346</text:p>
              </table:table-cell>
              <table:table-cell office:value-type="float" office:value="0.850624943058597">
                <text:p>0.850624943058597</text:p>
              </table:table-cell>
            </table:table-row>
            <table:table-row>
              <table:table-cell office:value-type="string">
                <text:p>24</text:p>
              </table:table-cell>
              <table:table-cell office:value-type="float" office:value="24">
                <text:p>24</text:p>
              </table:table-cell>
              <table:table-cell office:value-type="float" office:value="0.947593431201256">
                <text:p>0.947593431201256</text:p>
              </table:table-cell>
              <table:table-cell office:value-type="float" office:value="0.836012936288462">
                <text:p>0.836012936288462</text:p>
              </table:table-cell>
            </table:table-row>
            <table:table-row>
              <table:table-cell office:value-type="string">
                <text:p>25</text:p>
              </table:table-cell>
              <table:table-cell office:value-type="float" office:value="25">
                <text:p>25</text:p>
              </table:table-cell>
              <table:table-cell office:value-type="float" office:value="0.94757433573784">
                <text:p>0.94757433573784</text:p>
              </table:table-cell>
              <table:table-cell office:value-type="float" office:value="0.82062394948452">
                <text:p>0.82062394948452</text:p>
              </table:table-cell>
            </table:table-row>
            <table:table-row>
              <table:table-cell office:value-type="string">
                <text:p>26</text:p>
              </table:table-cell>
              <table:table-cell office:value-type="float" office:value="26">
                <text:p>26</text:p>
              </table:table-cell>
              <table:table-cell office:value-type="float" office:value="0.947436856887444">
                <text:p>0.947436856887444</text:p>
              </table:table-cell>
              <table:table-cell office:value-type="float" office:value="0.804537836209817">
                <text:p>0.804537836209817</text:p>
              </table:table-cell>
            </table:table-row>
            <table:table-row>
              <table:table-cell office:value-type="string">
                <text:p>27</text:p>
              </table:table-cell>
              <table:table-cell office:value-type="float" office:value="27">
                <text:p>27</text:p>
              </table:table-cell>
              <table:table-cell office:value-type="float" office:value="0.947193038638803">
                <text:p>0.947193038638803</text:p>
              </table:table-cell>
              <table:table-cell office:value-type="float" office:value="0.787846110250747">
                <text:p>0.787846110250747</text:p>
              </table:table-cell>
            </table:table-row>
            <table:table-row>
              <table:table-cell office:value-type="string">
                <text:p>28</text:p>
              </table:table-cell>
              <table:table-cell office:value-type="float" office:value="28">
                <text:p>28</text:p>
              </table:table-cell>
              <table:table-cell office:value-type="float" office:value="0.946853593849955">
                <text:p>0.946853593849955</text:p>
              </table:table-cell>
              <table:table-cell office:value-type="float" office:value="0.770647917604939">
                <text:p>0.770647917604939</text:p>
              </table:table-cell>
            </table:table-row>
            <table:table-row>
              <table:table-cell office:value-type="string">
                <text:p>29</text:p>
              </table:table-cell>
              <table:table-cell office:value-type="float" office:value="29">
                <text:p>29</text:p>
              </table:table-cell>
              <table:table-cell office:value-type="float" office:value="0.946428186881367">
                <text:p>0.946428186881367</text:p>
              </table:table-cell>
              <table:table-cell office:value-type="float" office:value="0.753051070730635">
                <text:p>0.753051070730635</text:p>
              </table:table-cell>
            </table:table-row>
            <table:table-row>
              <table:table-cell office:value-type="string">
                <text:p>30</text:p>
              </table:table-cell>
              <table:table-cell office:value-type="float" office:value="30">
                <text:p>3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31</text:p>
              </table:table-cell>
              <table:table-cell office:value-type="float" office:value="31">
                <text:p>31</text:p>
              </table:table-cell>
              <table:table-cell office:value-type="float" office:value="0.797645300342223">
                <text:p>0.797645300342223</text:p>
              </table:table-cell>
              <table:table-cell office:value-type="float" office:value="0.618233776172913">
                <text:p>0.618233776172913</text:p>
              </table:table-cell>
            </table:table-row>
            <table:table-row>
              <table:table-cell office:value-type="string">
                <text:p>32</text:p>
              </table:table-cell>
              <table:table-cell office:value-type="float" office:value="32">
                <text:p>32</text:p>
              </table:table-cell>
              <table:table-cell office:value-type="float" office:value="0.802606189769152">
                <text:p>0.802606189769152</text:p>
              </table:table-cell>
              <table:table-cell office:value-type="float" office:value="0.622130470017935">
                <text:p>0.622130470017935</text:p>
              </table:table-cell>
            </table:table-row>
            <table:table-row>
              <table:table-cell office:value-type="string">
                <text:p>33</text:p>
              </table:table-cell>
              <table:table-cell office:value-type="float" office:value="33">
                <text:p>33</text:p>
              </table:table-cell>
              <table:table-cell office:value-type="float" office:value="0.80725393177331">
                <text:p>0.80725393177331</text:p>
              </table:table-cell>
              <table:table-cell office:value-type="float" office:value="0.625814797507048">
                <text:p>0.625814797507048</text:p>
              </table:table-cell>
            </table:table-row>
            <table:table-row>
              <table:table-cell office:value-type="string">
                <text:p>34</text:p>
              </table:table-cell>
              <table:table-cell office:value-type="float" office:value="34">
                <text:p>34</text:p>
              </table:table-cell>
              <table:table-cell office:value-type="float" office:value="0.811617367773445">
                <text:p>0.811617367773445</text:p>
              </table:table-cell>
              <table:table-cell office:value-type="float" office:value="0.629299999366496">
                <text:p>0.629299999366496</text:p>
              </table:table-cell>
            </table:table-row>
            <table:table-row>
              <table:table-cell office:value-type="string">
                <text:p>35</text:p>
              </table:table-cell>
              <table:table-cell office:value-type="float" office:value="35">
                <text:p>35</text:p>
              </table:table-cell>
              <table:table-cell office:value-type="float" office:value="0.815722624700876">
                <text:p>0.815722624700876</text:p>
              </table:table-cell>
              <table:table-cell office:value-type="float" office:value="0.632598510972647">
                <text:p>0.632598510972647</text:p>
              </table:table-cell>
            </table:table-row>
            <table:table-row>
              <table:table-cell office:value-type="string">
                <text:p>36</text:p>
              </table:table-cell>
              <table:table-cell office:value-type="float" office:value="36">
                <text:p>36</text:p>
              </table:table-cell>
              <table:table-cell office:value-type="float" office:value="0.819592052286528">
                <text:p>0.819592052286528</text:p>
              </table:table-cell>
              <table:table-cell office:value-type="float" office:value="0.635721194708817">
                <text:p>0.635721194708817</text:p>
              </table:table-cell>
            </table:table-row>
            <table:table-row>
              <table:table-cell office:value-type="string">
                <text:p>37</text:p>
              </table:table-cell>
              <table:table-cell office:value-type="float" office:value="37">
                <text:p>37</text:p>
              </table:table-cell>
              <table:table-cell office:value-type="float" office:value="0.823246584560306">
                <text:p>0.823246584560306</text:p>
              </table:table-cell>
              <table:table-cell office:value-type="float" office:value="0.638679178304437">
                <text:p>0.638679178304437</text:p>
              </table:table-cell>
            </table:table-row>
            <table:table-row>
              <table:table-cell office:value-type="string">
                <text:p>38</text:p>
              </table:table-cell>
              <table:table-cell office:value-type="float" office:value="38">
                <text:p>38</text:p>
              </table:table-cell>
              <table:table-cell office:value-type="float" office:value="0.826703061507611">
                <text:p>0.826703061507611</text:p>
              </table:table-cell>
              <table:table-cell office:value-type="float" office:value="0.64148222395097">
                <text:p>0.64148222395097</text:p>
              </table:table-cell>
            </table:table-row>
            <table:table-row>
              <table:table-cell office:value-type="string">
                <text:p>39</text:p>
              </table:table-cell>
              <table:table-cell office:value-type="float" office:value="39">
                <text:p>39</text:p>
              </table:table-cell>
              <table:table-cell office:value-type="float" office:value="0.829978103588871">
                <text:p>0.829978103588871</text:p>
              </table:table-cell>
              <table:table-cell office:value-type="float" office:value="0.644140086886137">
                <text:p>0.644140086886137</text:p>
              </table:table-cell>
            </table:table-row>
            <table:table-row>
              <table:table-cell office:value-type="string">
                <text:p>40</text:p>
              </table:table-cell>
              <table:table-cell office:value-type="float" office:value="40">
                <text:p>40</text:p>
              </table:table-cell>
              <table:table-cell office:value-type="float" office:value="0.833085548687784">
                <text:p>0.833085548687784</text:p>
              </table:table-cell>
              <table:table-cell office:value-type="float" office:value="0.646661259264069">
                <text:p>0.646661259264069</text:p>
              </table:table-cell>
            </table:table-row>
            <table:table-row>
              <table:table-cell office:value-type="string">
                <text:p>41</text:p>
              </table:table-cell>
              <table:table-cell office:value-type="float" office:value="41">
                <text:p>41</text:p>
              </table:table-cell>
              <table:table-cell office:value-type="float" office:value="0.836038514872891">
                <text:p>0.836038514872891</text:p>
              </table:table-cell>
              <table:table-cell office:value-type="float" office:value="0.649054089946596">
                <text:p>0.649054089946596</text:p>
              </table:table-cell>
            </table:table-row>
            <table:table-row>
              <table:table-cell office:value-type="string">
                <text:p>42</text:p>
              </table:table-cell>
              <table:table-cell office:value-type="float" office:value="42">
                <text:p>42</text:p>
              </table:table-cell>
              <table:table-cell office:value-type="float" office:value="0.838848462496284">
                <text:p>0.838848462496284</text:p>
              </table:table-cell>
              <table:table-cell office:value-type="float" office:value="0.651326007542198">
                <text:p>0.651326007542198</text:p>
              </table:table-cell>
            </table:table-row>
            <table:table-row>
              <table:table-cell office:value-type="string">
                <text:p>43</text:p>
              </table:table-cell>
              <table:table-cell office:value-type="float" office:value="43">
                <text:p>43</text:p>
              </table:table-cell>
              <table:table-cell office:value-type="float" office:value="0.84152561881857">
                <text:p>0.84152561881857</text:p>
              </table:table-cell>
              <table:table-cell office:value-type="float" office:value="0.65348471841931">
                <text:p>0.65348471841931</text:p>
              </table:table-cell>
            </table:table-row>
            <table:table-row>
              <table:table-cell office:value-type="string">
                <text:p>44</text:p>
              </table:table-cell>
              <table:table-cell office:value-type="float" office:value="44">
                <text:p>44</text:p>
              </table:table-cell>
              <table:table-cell office:value-type="float" office:value="0.844079532246086">
                <text:p>0.844079532246086</text:p>
              </table:table-cell>
              <table:table-cell office:value-type="float" office:value="0.655536187370783">
                <text:p>0.655536187370783</text:p>
              </table:table-cell>
            </table:table-row>
            <table:table-row>
              <table:table-cell office:value-type="string">
                <text:p>45</text:p>
              </table:table-cell>
              <table:table-cell office:value-type="float" office:value="45">
                <text:p>45</text:p>
              </table:table-cell>
              <table:table-cell office:value-type="float" office:value="0.846518710082423">
                <text:p>0.846518710082423</text:p>
              </table:table-cell>
              <table:table-cell office:value-type="float" office:value="0.657487424186316">
                <text:p>0.657487424186316</text:p>
              </table:table-cell>
            </table:table-row>
            <table:table-row>
              <table:table-cell office:value-type="string">
                <text:p>46</text:p>
              </table:table-cell>
              <table:table-cell office:value-type="float" office:value="46">
                <text:p>46</text:p>
              </table:table-cell>
              <table:table-cell office:value-type="float" office:value="0.848850916084563">
                <text:p>0.848850916084563</text:p>
              </table:table-cell>
              <table:table-cell office:value-type="float" office:value="0.659343727714423">
                <text:p>0.659343727714423</text:p>
              </table:table-cell>
            </table:table-row>
            <table:table-row>
              <table:table-cell office:value-type="string">
                <text:p>47</text:p>
              </table:table-cell>
              <table:table-cell office:value-type="float" office:value="47">
                <text:p>47</text:p>
              </table:table-cell>
              <table:table-cell office:value-type="float" office:value="0.851083158348972">
                <text:p>0.851083158348972</text:p>
              </table:table-cell>
              <table:table-cell office:value-type="float" office:value="0.661110981522713">
                <text:p>0.661110981522713</text:p>
              </table:table-cell>
            </table:table-row>
            <table:table-row>
              <table:table-cell office:value-type="string">
                <text:p>48</text:p>
              </table:table-cell>
              <table:table-cell office:value-type="float" office:value="48">
                <text:p>48</text:p>
              </table:table-cell>
              <table:table-cell office:value-type="float" office:value="0.853221699633403">
                <text:p>0.853221699633403</text:p>
              </table:table-cell>
              <table:table-cell office:value-type="float" office:value="0.662794495142124">
                <text:p>0.662794495142124</text:p>
              </table:table-cell>
            </table:table-row>
            <table:table-row>
              <table:table-cell office:value-type="string">
                <text:p>49</text:p>
              </table:table-cell>
              <table:table-cell office:value-type="float" office:value="49">
                <text:p>49</text:p>
              </table:table-cell>
              <table:table-cell office:value-type="float" office:value="0.855272764830517">
                <text:p>0.855272764830517</text:p>
              </table:table-cell>
              <table:table-cell office:value-type="float" office:value="0.664398806714372">
                <text:p>0.664398806714372</text:p>
              </table:table-cell>
            </table:table-row>
            <table:table-row>
              <table:table-cell office:value-type="string">
                <text:p>50</text:p>
              </table:table-cell>
              <table:table-cell office:value-type="float" office:value="50">
                <text:p>50</text:p>
              </table:table-cell>
              <table:table-cell office:value-type="float" office:value="0.859120756487213">
                <text:p>0.859120756487213</text:p>
              </table:table-cell>
              <table:table-cell office:value-type="float" office:value="0.667039879834165">
                <text:p>0.667039879834165</text:p>
              </table:table-cell>
            </table:table-row>
            <table:table-row>
              <table:table-cell office:value-type="string">
                <text:p>51</text:p>
              </table:table-cell>
              <table:table-cell office:value-type="float" office:value="51">
                <text:p>51</text:p>
              </table:table-cell>
              <table:table-cell office:value-type="float" office:value="0.857316514881298">
                <text:p>0.857316514881298</text:p>
              </table:table-cell>
              <table:table-cell office:value-type="float" office:value="0.665974970276849">
                <text:p>0.665974970276849</text:p>
              </table:table-cell>
            </table:table-row>
            <table:table-row>
              <table:table-cell office:value-type="string">
                <text:p>52</text:p>
              </table:table-cell>
              <table:table-cell office:value-type="float" office:value="52">
                <text:p>52</text:p>
              </table:table-cell>
              <table:table-cell office:value-type="float" office:value="0.857388424480049">
                <text:p>0.857388424480049</text:p>
              </table:table-cell>
              <table:table-cell office:value-type="float" office:value="0.666019820597689">
                <text:p>0.666019820597689</text:p>
              </table:table-cell>
            </table:table-row>
            <table:table-row>
              <table:table-cell office:value-type="string">
                <text:p>53</text:p>
              </table:table-cell>
              <table:table-cell office:value-type="float" office:value="53">
                <text:p>53</text:p>
              </table:table-cell>
              <table:table-cell office:value-type="float" office:value="0.857457480169871">
                <text:p>0.857457480169871</text:p>
              </table:table-cell>
              <table:table-cell office:value-type="float" office:value="0.666062932756807">
                <text:p>0.666062932756807</text:p>
              </table:table-cell>
            </table:table-row>
            <table:table-row>
              <table:table-cell office:value-type="string">
                <text:p>54</text:p>
              </table:table-cell>
              <table:table-cell office:value-type="float" office:value="54">
                <text:p>54</text:p>
              </table:table-cell>
              <table:table-cell office:value-type="float" office:value="0.857523849091533">
                <text:p>0.857523849091533</text:p>
              </table:table-cell>
              <table:table-cell office:value-type="float" office:value="0.666104391216863">
                <text:p>0.666104391216863</text:p>
              </table:table-cell>
            </table:table-row>
            <table:table-row>
              <table:table-cell office:value-type="string">
                <text:p>55</text:p>
              </table:table-cell>
              <table:table-cell office:value-type="float" office:value="55">
                <text:p>55</text:p>
              </table:table-cell>
              <table:table-cell office:value-type="float" office:value="0.857587696221628">
                <text:p>0.857587696221628</text:p>
              </table:table-cell>
              <table:table-cell office:value-type="float" office:value="0.666144270901323">
                <text:p>0.666144270901323</text:p>
              </table:table-cell>
            </table:table-row>
            <table:table-row>
              <table:table-cell office:value-type="string">
                <text:p>56</text:p>
              </table:table-cell>
              <table:table-cell office:value-type="float" office:value="56">
                <text:p>56</text:p>
              </table:table-cell>
              <table:table-cell office:value-type="float" office:value="0.857649154561353">
                <text:p>0.857649154561353</text:p>
              </table:table-cell>
              <table:table-cell office:value-type="float" office:value="0.666182643818847">
                <text:p>0.666182643818847</text:p>
              </table:table-cell>
            </table:table-row>
            <table:table-row>
              <table:table-cell office:value-type="string">
                <text:p>57</text:p>
              </table:table-cell>
              <table:table-cell office:value-type="float" office:value="57">
                <text:p>57</text:p>
              </table:table-cell>
              <table:table-cell office:value-type="float" office:value="0.85770838066817">
                <text:p>0.85770838066817</text:p>
              </table:table-cell>
              <table:table-cell office:value-type="float" office:value="0.666219595055525">
                <text:p>0.666219595055525</text:p>
              </table:table-cell>
            </table:table-row>
            <table:table-row>
              <table:table-cell office:value-type="string">
                <text:p>58</text:p>
              </table:table-cell>
              <table:table-cell office:value-type="float" office:value="58">
                <text:p>58</text:p>
              </table:table-cell>
              <table:table-cell office:value-type="float" office:value="0.857765465439849">
                <text:p>0.857765465439849</text:p>
              </table:table-cell>
              <table:table-cell office:value-type="float" office:value="0.666255190245252">
                <text:p>0.666255190245252</text:p>
              </table:table-cell>
            </table:table-row>
            <table:table-row>
              <table:table-cell office:value-type="string">
                <text:p>59</text:p>
              </table:table-cell>
              <table:table-cell office:value-type="float" office:value="59">
                <text:p>59</text:p>
              </table:table-cell>
              <table:table-cell office:value-type="float" office:value="0.857820544514988">
                <text:p>0.857820544514988</text:p>
              </table:table-cell>
              <table:table-cell office:value-type="float" office:value="0.666289450240524">
                <text:p>0.666289450240524</text:p>
              </table:table-cell>
            </table:table-row>
            <table:table-row>
              <table:table-cell office:value-type="string">
                <text:p>60</text:p>
              </table:table-cell>
              <table:table-cell office:value-type="float" office:value="60">
                <text:p>60</text:p>
              </table:table-cell>
              <table:table-cell office:value-type="float" office:value="0.857873707744762">
                <text:p>0.857873707744762</text:p>
              </table:table-cell>
              <table:table-cell office:value-type="float" office:value="0.666322486293096">
                <text:p>0.666322486293096</text:p>
              </table:table-cell>
            </table:table-row>
            <table:table-row>
              <table:table-cell office:value-type="string">
                <text:p>61</text:p>
              </table:table-cell>
              <table:table-cell office:value-type="float" office:value="61">
                <text:p>61</text:p>
              </table:table-cell>
              <table:table-cell office:value-type="float" office:value="0.857925066447602">
                <text:p>0.857925066447602</text:p>
              </table:table-cell>
              <table:table-cell office:value-type="float" office:value="0.666354317955114">
                <text:p>0.666354317955114</text:p>
              </table:table-cell>
            </table:table-row>
            <table:table-row>
              <table:table-cell office:value-type="string">
                <text:p>62</text:p>
              </table:table-cell>
              <table:table-cell office:value-type="float" office:value="62">
                <text:p>62</text:p>
              </table:table-cell>
              <table:table-cell office:value-type="float" office:value="0.857974709226967">
                <text:p>0.857974709226967</text:p>
              </table:table-cell>
              <table:table-cell office:value-type="float" office:value="0.666385030571232">
                <text:p>0.666385030571232</text:p>
              </table:table-cell>
            </table:table-row>
            <table:table-row>
              <table:table-cell office:value-type="string">
                <text:p>63</text:p>
              </table:table-cell>
              <table:table-cell office:value-type="float" office:value="63">
                <text:p>63</text:p>
              </table:table-cell>
              <table:table-cell office:value-type="float" office:value="0.858022716428145">
                <text:p>0.858022716428145</text:p>
              </table:table-cell>
              <table:table-cell office:value-type="float" office:value="0.666414635485003">
                <text:p>0.666414635485003</text:p>
              </table:table-cell>
            </table:table-row>
            <table:table-row>
              <table:table-cell office:value-type="string">
                <text:p>64</text:p>
              </table:table-cell>
              <table:table-cell office:value-type="float" office:value="64">
                <text:p>64</text:p>
              </table:table-cell>
              <table:table-cell office:value-type="float" office:value="0.858069172899318">
                <text:p>0.858069172899318</text:p>
              </table:table-cell>
              <table:table-cell office:value-type="float" office:value="0.666443215102461">
                <text:p>0.666443215102461</text:p>
              </table:table-cell>
            </table:table-row>
            <table:table-row>
              <table:table-cell office:value-type="string">
                <text:p>65</text:p>
              </table:table-cell>
              <table:table-cell office:value-type="float" office:value="65">
                <text:p>65</text:p>
              </table:table-cell>
              <table:table-cell office:value-type="float" office:value="0.858114156043764">
                <text:p>0.858114156043764</text:p>
              </table:table-cell>
              <table:table-cell office:value-type="float" office:value="0.666470813523331">
                <text:p>0.666470813523331</text:p>
              </table:table-cell>
            </table:table-row>
            <table:table-row>
              <table:table-cell office:value-type="string">
                <text:p>66</text:p>
              </table:table-cell>
              <table:table-cell office:value-type="float" office:value="66">
                <text:p>66</text:p>
              </table:table-cell>
              <table:table-cell office:value-type="float" office:value="0.858157729087575">
                <text:p>0.858157729087575</text:p>
              </table:table-cell>
              <table:table-cell office:value-type="float" office:value="0.666497429932369">
                <text:p>0.666497429932369</text:p>
              </table:table-cell>
            </table:table-row>
            <table:table-row>
              <table:table-cell office:value-type="string">
                <text:p>67</text:p>
              </table:table-cell>
              <table:table-cell office:value-type="float" office:value="67">
                <text:p>67</text:p>
              </table:table-cell>
              <table:table-cell office:value-type="float" office:value="0.85819996503327">
                <text:p>0.85819996503327</text:p>
              </table:table-cell>
              <table:table-cell office:value-type="float" office:value="0.666523152904737">
                <text:p>0.666523152904737</text:p>
              </table:table-cell>
            </table:table-row>
            <table:table-row>
              <table:table-cell office:value-type="string">
                <text:p>68</text:p>
              </table:table-cell>
              <table:table-cell office:value-type="float" office:value="68">
                <text:p>68</text:p>
              </table:table-cell>
              <table:table-cell office:value-type="float" office:value="0.858240915969408">
                <text:p>0.858240915969408</text:p>
              </table:table-cell>
              <table:table-cell office:value-type="float" office:value="0.66654799410399">
                <text:p>0.66654799410399</text:p>
              </table:table-cell>
            </table:table-row>
            <table:table-row>
              <table:table-cell office:value-type="string">
                <text:p>69</text:p>
              </table:table-cell>
              <table:table-cell office:value-type="float" office:value="69">
                <text:p>69</text:p>
              </table:table-cell>
              <table:table-cell office:value-type="float" office:value="0.858280649239907">
                <text:p>0.858280649239907</text:p>
              </table:table-cell>
              <table:table-cell office:value-type="float" office:value="0.666571994607361">
                <text:p>0.666571994607361</text:p>
              </table:table-cell>
            </table:table-row>
            <table:table-row>
              <table:table-cell office:value-type="string">
                <text:p>70</text:p>
              </table:table-cell>
              <table:table-cell office:value-type="float" office:value="70">
                <text:p>70</text:p>
              </table:table-cell>
              <table:table-cell office:value-type="float" office:value="0.858319214624886">
                <text:p>0.858319214624886</text:p>
              </table:table-cell>
              <table:table-cell office:value-type="float" office:value="0.666595213866789">
                <text:p>0.666595213866789</text:p>
              </table:table-cell>
            </table:table-row>
            <table:table-row>
              <table:table-cell office:value-type="string">
                <text:p>71</text:p>
              </table:table-cell>
              <table:table-cell office:value-type="float" office:value="71">
                <text:p>71</text:p>
              </table:table-cell>
              <table:table-cell office:value-type="float" office:value="0.858356664569643">
                <text:p>0.858356664569643</text:p>
              </table:table-cell>
              <table:table-cell office:value-type="float" office:value="0.66661764664287">
                <text:p>0.66661764664287</text:p>
              </table:table-cell>
            </table:table-row>
            <table:table-row>
              <table:table-cell office:value-type="string">
                <text:p>72</text:p>
              </table:table-cell>
              <table:table-cell office:value-type="float" office:value="72">
                <text:p>72</text:p>
              </table:table-cell>
              <table:table-cell office:value-type="float" office:value="0.858393043306056">
                <text:p>0.858393043306056</text:p>
              </table:table-cell>
              <table:table-cell office:value-type="float" office:value="0.666639331690108">
                <text:p>0.666639331690108</text:p>
              </table:table-cell>
            </table:table-row>
            <table:table-row>
              <table:table-cell office:value-type="string">
                <text:p>73</text:p>
              </table:table-cell>
              <table:table-cell office:value-type="float" office:value="73">
                <text:p>73</text:p>
              </table:table-cell>
              <table:table-cell office:value-type="float" office:value="0.858428400711327">
                <text:p>0.858428400711327</text:p>
              </table:table-cell>
              <table:table-cell office:value-type="float" office:value="0.666660331107956">
                <text:p>0.666660331107956</text:p>
              </table:table-cell>
            </table:table-row>
            <table:table-row>
              <table:table-cell office:value-type="string">
                <text:p>74</text:p>
              </table:table-cell>
              <table:table-cell office:value-type="float" office:value="74">
                <text:p>74</text:p>
              </table:table-cell>
              <table:table-cell office:value-type="float" office:value="0.858462776444994">
                <text:p>0.858462776444994</text:p>
              </table:table-cell>
              <table:table-cell office:value-type="float" office:value="0.666680619789634">
                <text:p>0.666680619789634</text:p>
              </table:table-cell>
            </table:table-row>
            <table:table-row>
              <table:table-cell office:value-type="string">
                <text:p>75</text:p>
              </table:table-cell>
              <table:table-cell office:value-type="float" office:value="75">
                <text:p>75</text:p>
              </table:table-cell>
              <table:table-cell office:value-type="float" office:value="0.858496220718158">
                <text:p>0.858496220718158</text:p>
              </table:table-cell>
              <table:table-cell office:value-type="float" office:value="0.666700279368846">
                <text:p>0.666700279368846</text:p>
              </table:table-cell>
            </table:table-row>
            <table:table-row>
              <table:table-cell office:value-type="string">
                <text:p>76</text:p>
              </table:table-cell>
              <table:table-cell office:value-type="float" office:value="76">
                <text:p>76</text:p>
              </table:table-cell>
              <table:table-cell office:value-type="float" office:value="0.858528763918762">
                <text:p>0.858528763918762</text:p>
              </table:table-cell>
              <table:table-cell office:value-type="float" office:value="0.666719307475948">
                <text:p>0.666719307475948</text:p>
              </table:table-cell>
            </table:table-row>
            <table:table-row>
              <table:table-cell office:value-type="string">
                <text:p>77</text:p>
              </table:table-cell>
              <table:table-cell office:value-type="float" office:value="77">
                <text:p>77</text:p>
              </table:table-cell>
              <table:table-cell office:value-type="float" office:value="0.858560433166941">
                <text:p>0.858560433166941</text:p>
              </table:table-cell>
              <table:table-cell office:value-type="float" office:value="0.666737727201495">
                <text:p>0.666737727201495</text:p>
              </table:table-cell>
            </table:table-row>
            <table:table-row>
              <table:table-cell office:value-type="string">
                <text:p>78</text:p>
              </table:table-cell>
              <table:table-cell office:value-type="float" office:value="78">
                <text:p>78</text:p>
              </table:table-cell>
              <table:table-cell office:value-type="float" office:value="0.858591274765193">
                <text:p>0.858591274765193</text:p>
              </table:table-cell>
              <table:table-cell office:value-type="float" office:value="0.666755585482118">
                <text:p>0.666755585482118</text:p>
              </table:table-cell>
            </table:table-row>
            <table:table-row>
              <table:table-cell office:value-type="string">
                <text:p>79</text:p>
              </table:table-cell>
              <table:table-cell office:value-type="float" office:value="79">
                <text:p>79</text:p>
              </table:table-cell>
              <table:table-cell office:value-type="float" office:value="0.858621319341131">
                <text:p>0.858621319341131</text:p>
              </table:table-cell>
              <table:table-cell office:value-type="float" office:value="0.666772863936401">
                <text:p>0.666772863936401</text:p>
              </table:table-cell>
            </table:table-row>
            <table:table-row>
              <table:table-cell office:value-type="string">
                <text:p>80</text:p>
              </table:table-cell>
              <table:table-cell office:value-type="float" office:value="80">
                <text:p>80</text:p>
              </table:table-cell>
              <table:table-cell office:value-type="float" office:value="0.85865060315034">
                <text:p>0.85865060315034</text:p>
              </table:table-cell>
              <table:table-cell office:value-type="float" office:value="0.666789618736503">
                <text:p>0.666789618736503</text:p>
              </table:table-cell>
            </table:table-row>
            <table:table-row>
              <table:table-cell office:value-type="string">
                <text:p>81</text:p>
              </table:table-cell>
              <table:table-cell office:value-type="float" office:value="81">
                <text:p>81</text:p>
              </table:table-cell>
              <table:table-cell office:value-type="float" office:value="0.858679138815107">
                <text:p>0.858679138815107</text:p>
              </table:table-cell>
              <table:table-cell office:value-type="float" office:value="0.666805850180622">
                <text:p>0.666805850180622</text:p>
              </table:table-cell>
            </table:table-row>
            <table:table-row>
              <table:table-cell office:value-type="string">
                <text:p>82</text:p>
              </table:table-cell>
              <table:table-cell office:value-type="float" office:value="82">
                <text:p>82</text:p>
              </table:table-cell>
              <table:table-cell office:value-type="float" office:value="0.858706971102168">
                <text:p>0.858706971102168</text:p>
              </table:table-cell>
              <table:table-cell office:value-type="float" office:value="0.666821583426066">
                <text:p>0.666821583426066</text:p>
              </table:table-cell>
            </table:table-row>
            <table:table-row>
              <table:table-cell office:value-type="string">
                <text:p>83</text:p>
              </table:table-cell>
              <table:table-cell office:value-type="float" office:value="83">
                <text:p>83</text:p>
              </table:table-cell>
              <table:table-cell office:value-type="float" office:value="0.858734118928799">
                <text:p>0.858734118928799</text:p>
              </table:table-cell>
              <table:table-cell office:value-type="float" office:value="0.666836826643505">
                <text:p>0.666836826643505</text:p>
              </table:table-cell>
            </table:table-row>
            <table:table-row>
              <table:table-cell office:value-type="string">
                <text:p>84</text:p>
              </table:table-cell>
              <table:table-cell office:value-type="float" office:value="84">
                <text:p>84</text:p>
              </table:table-cell>
              <table:table-cell office:value-type="float" office:value="0.858760600618321">
                <text:p>0.858760600618321</text:p>
              </table:table-cell>
              <table:table-cell office:value-type="float" office:value="0.666851622292661">
                <text:p>0.666851622292661</text:p>
              </table:table-cell>
            </table:table-row>
            <table:table-row>
              <table:table-cell office:value-type="string">
                <text:p>85</text:p>
              </table:table-cell>
              <table:table-cell office:value-type="float" office:value="85">
                <text:p>85</text:p>
              </table:table-cell>
              <table:table-cell office:value-type="float" office:value="0.858786456581266">
                <text:p>0.858786456581266</text:p>
              </table:table-cell>
              <table:table-cell office:value-type="float" office:value="0.666865988996317">
                <text:p>0.666865988996317</text:p>
              </table:table-cell>
            </table:table-row>
            <table:table-row>
              <table:table-cell office:value-type="string">
                <text:p>86</text:p>
              </table:table-cell>
              <table:table-cell office:value-type="float" office:value="86">
                <text:p>86</text:p>
              </table:table-cell>
              <table:table-cell office:value-type="float" office:value="0.858811691443747">
                <text:p>0.858811691443747</text:p>
              </table:table-cell>
              <table:table-cell office:value-type="float" office:value="0.666879910376308">
                <text:p>0.666879910376308</text:p>
              </table:table-cell>
            </table:table-row>
            <table:table-row>
              <table:table-cell office:value-type="string">
                <text:p>87</text:p>
              </table:table-cell>
              <table:table-cell office:value-type="float" office:value="87">
                <text:p>87</text:p>
              </table:table-cell>
              <table:table-cell office:value-type="float" office:value="0.858836343021878">
                <text:p>0.858836343021878</text:p>
              </table:table-cell>
              <table:table-cell office:value-type="float" office:value="0.666893424929829">
                <text:p>0.666893424929829</text:p>
              </table:table-cell>
            </table:table-row>
            <table:table-row>
              <table:table-cell office:value-type="string">
                <text:p>88</text:p>
              </table:table-cell>
              <table:table-cell office:value-type="float" office:value="88">
                <text:p>88</text:p>
              </table:table-cell>
              <table:table-cell office:value-type="float" office:value="0.858860417634707">
                <text:p>0.858860417634707</text:p>
              </table:table-cell>
              <table:table-cell office:value-type="float" office:value="0.66690652614326">
                <text:p>0.66690652614326</text:p>
              </table:table-cell>
            </table:table-row>
            <table:table-row>
              <table:table-cell office:value-type="string">
                <text:p>89</text:p>
              </table:table-cell>
              <table:table-cell office:value-type="float" office:value="89">
                <text:p>89</text:p>
              </table:table-cell>
              <table:table-cell office:value-type="float" office:value="0.858883947412134">
                <text:p>0.858883947412134</text:p>
              </table:table-cell>
              <table:table-cell office:value-type="float" office:value="0.666919262683595">
                <text:p>0.666919262683595</text:p>
              </table:table-cell>
            </table:table-row>
            <table:table-row>
              <table:table-cell office:value-type="string">
                <text:p>90</text:p>
              </table:table-cell>
              <table:table-cell office:value-type="float" office:value="90">
                <text:p>90</text:p>
              </table:table-cell>
              <table:table-cell office:value-type="float" office:value="0.858906940447594">
                <text:p>0.858906940447594</text:p>
              </table:table-cell>
              <table:table-cell office:value-type="float" office:value="0.666931615872602">
                <text:p>0.666931615872602</text:p>
              </table:table-cell>
            </table:table-row>
            <table:table-row>
              <table:table-cell office:value-type="string">
                <text:p>91</text:p>
              </table:table-cell>
              <table:table-cell office:value-type="float" office:value="91">
                <text:p>91</text:p>
              </table:table-cell>
              <table:table-cell office:value-type="float" office:value="0.858929425214283">
                <text:p>0.858929425214283</text:p>
              </table:table-cell>
              <table:table-cell office:value-type="float" office:value="0.666943635373088">
                <text:p>0.666943635373088</text:p>
              </table:table-cell>
            </table:table-row>
            <table:table-row>
              <table:table-cell office:value-type="string">
                <text:p>92</text:p>
              </table:table-cell>
              <table:table-cell office:value-type="float" office:value="92">
                <text:p>92</text:p>
              </table:table-cell>
              <table:table-cell office:value-type="float" office:value="0.858951407936687">
                <text:p>0.858951407936687</text:p>
              </table:table-cell>
              <table:table-cell office:value-type="float" office:value="0.66695527892561">
                <text:p>0.66695527892561</text:p>
              </table:table-cell>
            </table:table-row>
            <table:table-row>
              <table:table-cell office:value-type="string">
                <text:p>93</text:p>
              </table:table-cell>
              <table:table-cell office:value-type="float" office:value="93">
                <text:p>93</text:p>
              </table:table-cell>
              <table:table-cell office:value-type="float" office:value="0.858972911057301">
                <text:p>0.858972911057301</text:p>
              </table:table-cell>
              <table:table-cell office:value-type="float" office:value="0.666966614998239">
                <text:p>0.666966614998239</text:p>
              </table:table-cell>
            </table:table-row>
            <table:table-row>
              <table:table-cell office:value-type="string">
                <text:p>94</text:p>
              </table:table-cell>
              <table:table-cell office:value-type="float" office:value="94">
                <text:p>94</text:p>
              </table:table-cell>
              <table:table-cell office:value-type="float" office:value="0.85899394664252">
                <text:p>0.85899394664252</text:p>
              </table:table-cell>
              <table:table-cell office:value-type="float" office:value="0.666977621477657">
                <text:p>0.666977621477657</text:p>
              </table:table-cell>
            </table:table-row>
            <table:table-row>
              <table:table-cell office:value-type="string">
                <text:p>95</text:p>
              </table:table-cell>
              <table:table-cell office:value-type="float" office:value="95">
                <text:p>95</text:p>
              </table:table-cell>
              <table:table-cell office:value-type="float" office:value="0.859014540181205">
                <text:p>0.859014540181205</text:p>
              </table:table-cell>
              <table:table-cell office:value-type="float" office:value="0.66698830798529">
                <text:p>0.66698830798529</text:p>
              </table:table-cell>
            </table:table-row>
            <table:table-row>
              <table:table-cell office:value-type="string">
                <text:p>96</text:p>
              </table:table-cell>
              <table:table-cell office:value-type="float" office:value="96">
                <text:p>96</text:p>
              </table:table-cell>
              <table:table-cell office:value-type="float" office:value="0.859034700909096">
                <text:p>0.859034700909096</text:p>
              </table:table-cell>
              <table:table-cell office:value-type="float" office:value="0.666998697138478">
                <text:p>0.666998697138478</text:p>
              </table:table-cell>
            </table:table-row>
            <table:table-row>
              <table:table-cell office:value-type="string">
                <text:p>97</text:p>
              </table:table-cell>
              <table:table-cell office:value-type="float" office:value="97">
                <text:p>97</text:p>
              </table:table-cell>
              <table:table-cell office:value-type="float" office:value="0.85905441462553">
                <text:p>0.85905441462553</text:p>
              </table:table-cell>
              <table:table-cell office:value-type="float" office:value="0.667008807850173">
                <text:p>0.667008807850173</text:p>
              </table:table-cell>
            </table:table-row>
            <table:table-row>
              <table:table-cell office:value-type="string">
                <text:p>98</text:p>
              </table:table-cell>
              <table:table-cell office:value-type="float" office:value="98">
                <text:p>98</text:p>
              </table:table-cell>
              <table:table-cell office:value-type="float" office:value="0.859073704482173">
                <text:p>0.859073704482173</text:p>
              </table:table-cell>
              <table:table-cell office:value-type="float" office:value="0.667018627823212">
                <text:p>0.667018627823212</text:p>
              </table:table-cell>
            </table:table-row>
            <table:table-row>
              <table:table-cell office:value-type="string">
                <text:p>99</text:p>
              </table:table-cell>
              <table:table-cell office:value-type="float" office:value="99">
                <text:p>99</text:p>
              </table:table-cell>
              <table:table-cell office:value-type="float" office:value="0.85909256724243">
                <text:p>0.85909256724243</text:p>
              </table:table-cell>
              <table:table-cell office:value-type="float" office:value="0.667028222387422">
                <text:p>0.66702822238742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274cm" svg:height="7.903cm" xlink:href=".." xlink:type="simple" chart:class="chart:scatter" chart:style-name="ch1">
        <chart:title svg:x="5.739cm" svg:y="0.294cm" chart:style-name="ch2">
          <text:p>Standard + 15 + 30 + R</text:p>
        </chart:title>
        <chart:legend chart:legend-position="end" svg:x="14.011cm" svg:y="3.403cm" style:legend-expansion="high" chart:style-name="ch3"/>
        <chart:plot-area chart:style-name="ch4" table:cell-range-address="Sheet1.A8:Sheet1.A106 Sheet1.K8:Sheet1.L106" svg:x="0.325cm" svg:y="1.231cm" svg:width="13.361cm" svg:height="6.514cm">
          <chartooo:coordinate-region svg:x="1.052cm" svg:y="1.431cm" svg:width="12.354cm" svg:height="5.667cm"/>
          <chart:axis chart:dimension="x" chart:name="primary-x" chart:style-name="ch5"/>
          <chart:axis chart:dimension="y" chart:name="primary-y" chart:style-name="ch5">
            <chart:grid chart:style-name="ch6" chart:class="major"/>
          </chart:axis>
          <chart:series chart:style-name="ch7" chart:values-cell-range-address="Sheet1.K8:Sheet1.K106" chart:class="chart:scatter">
            <chart:domain table:cell-range-address="Sheet1.A8:Sheet1.A106"/>
            <chart:data-point chart:repeated="99"/>
          </chart:series>
          <chart:series chart:style-name="ch8" chart:values-cell-range-address="Sheet1.L8:Sheet1.L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938410147144413">
                <text:p>0.938410147144413</text:p>
                <draw:g>
                  <svg:desc>Sheet1.K8:Sheet1.K106</svg:desc>
                </draw:g>
              </table:table-cell>
              <table:table-cell office:value-type="float" office:value="0.917744865319222">
                <text:p>0.917744865319222</text:p>
                <draw:g>
                  <svg:desc>Sheet1.L8:Sheet1.L106</svg:desc>
                </draw:g>
              </table:table-cell>
            </table:table-row>
            <table:table-row>
              <table:table-cell office:value-type="string">
                <text:p>2</text:p>
              </table:table-cell>
              <table:table-cell office:value-type="float" office:value="2">
                <text:p>2</text:p>
              </table:table-cell>
              <table:table-cell office:value-type="float" office:value="0.934124034248747">
                <text:p>0.934124034248747</text:p>
              </table:table-cell>
              <table:table-cell office:value-type="float" office:value="0.903895869062188">
                <text:p>0.903895869062188</text:p>
              </table:table-cell>
            </table:table-row>
            <table:table-row>
              <table:table-cell office:value-type="string">
                <text:p>3</text:p>
              </table:table-cell>
              <table:table-cell office:value-type="float" office:value="3">
                <text:p>3</text:p>
              </table:table-cell>
              <table:table-cell office:value-type="float" office:value="0.92706045281384">
                <text:p>0.92706045281384</text:p>
              </table:table-cell>
              <table:table-cell office:value-type="float" office:value="0.890300238038064">
                <text:p>0.890300238038064</text:p>
              </table:table-cell>
            </table:table-row>
            <table:table-row>
              <table:table-cell office:value-type="string">
                <text:p>4</text:p>
              </table:table-cell>
              <table:table-cell office:value-type="float" office:value="4">
                <text:p>4</text:p>
              </table:table-cell>
              <table:table-cell office:value-type="float" office:value="0.91733377628059">
                <text:p>0.91733377628059</text:p>
              </table:table-cell>
              <table:table-cell office:value-type="float" office:value="0.876351110825466">
                <text:p>0.876351110825466</text:p>
              </table:table-cell>
            </table:table-row>
            <table:table-row>
              <table:table-cell office:value-type="string">
                <text:p>5</text:p>
              </table:table-cell>
              <table:table-cell office:value-type="float" office:value="5">
                <text:p>5</text:p>
              </table:table-cell>
              <table:table-cell office:value-type="float" office:value="0.905101479074653">
                <text:p>0.905101479074653</text:p>
              </table:table-cell>
              <table:table-cell office:value-type="float" office:value="0.861772058659983">
                <text:p>0.861772058659983</text:p>
              </table:table-cell>
            </table:table-row>
            <table:table-row>
              <table:table-cell office:value-type="string">
                <text:p>6</text:p>
              </table:table-cell>
              <table:table-cell office:value-type="float" office:value="6">
                <text:p>6</text:p>
              </table:table-cell>
              <table:table-cell office:value-type="float" office:value="0.890558279228089">
                <text:p>0.890558279228089</text:p>
              </table:table-cell>
              <table:table-cell office:value-type="float" office:value="0.846417949928874">
                <text:p>0.846417949928874</text:p>
              </table:table-cell>
            </table:table-row>
            <table:table-row>
              <table:table-cell office:value-type="string">
                <text:p>7</text:p>
              </table:table-cell>
              <table:table-cell office:value-type="float" office:value="7">
                <text:p>7</text:p>
              </table:table-cell>
              <table:table-cell office:value-type="float" office:value="0.873928702831831">
                <text:p>0.873928702831831</text:p>
              </table:table-cell>
              <table:table-cell office:value-type="float" office:value="0.830213895588354">
                <text:p>0.830213895588354</text:p>
              </table:table-cell>
            </table:table-row>
            <table:table-row>
              <table:table-cell office:value-type="string">
                <text:p>8</text:p>
              </table:table-cell>
              <table:table-cell office:value-type="float" office:value="8">
                <text:p>8</text:p>
              </table:table-cell>
              <table:table-cell office:value-type="float" office:value="0.855458099005607">
                <text:p>0.855458099005607</text:p>
              </table:table-cell>
              <table:table-cell office:value-type="float" office:value="0.813123997720307">
                <text:p>0.813123997720307</text:p>
              </table:table-cell>
            </table:table-row>
            <table:table-row>
              <table:table-cell office:value-type="string">
                <text:p>9</text:p>
              </table:table-cell>
              <table:table-cell office:value-type="float" office:value="9">
                <text:p>9</text:p>
              </table:table-cell>
              <table:table-cell office:value-type="float" office:value="0.835405317205944">
                <text:p>0.835405317205944</text:p>
              </table:table-cell>
              <table:table-cell office:value-type="float" office:value="0.795141798315499">
                <text:p>0.795141798315499</text:p>
              </table:table-cell>
            </table:table-row>
            <table:table-row>
              <table:table-cell office:value-type="string">
                <text:p>10</text:p>
              </table:table-cell>
              <table:table-cell office:value-type="float" office:value="10">
                <text:p>10</text:p>
              </table:table-cell>
              <table:table-cell office:value-type="float" office:value="0.814032487826676">
                <text:p>0.814032487826676</text:p>
              </table:table-cell>
              <table:table-cell office:value-type="float" office:value="0.776281042653816">
                <text:p>0.776281042653816</text:p>
              </table:table-cell>
            </table:table-row>
            <table:table-row>
              <table:table-cell office:value-type="string">
                <text:p>11</text:p>
              </table:table-cell>
              <table:table-cell office:value-type="float" office:value="11">
                <text:p>11</text:p>
              </table:table-cell>
              <table:table-cell office:value-type="float" office:value="0.791600579847665">
                <text:p>0.791600579847665</text:p>
              </table:table-cell>
              <table:table-cell office:value-type="float" office:value="0.756572885581758">
                <text:p>0.756572885581758</text:p>
              </table:table-cell>
            </table:table-row>
            <table:table-row>
              <table:table-cell office:value-type="string">
                <text:p>12</text:p>
              </table:table-cell>
              <table:table-cell office:value-type="float" office:value="12">
                <text:p>12</text:p>
              </table:table-cell>
              <table:table-cell office:value-type="float" office:value="0.768360535462192">
                <text:p>0.768360535462192</text:p>
              </table:table-cell>
              <table:table-cell office:value-type="float" office:value="0.736060779268387">
                <text:p>0.736060779268387</text:p>
              </table:table-cell>
            </table:table-row>
            <table:table-row>
              <table:table-cell office:value-type="string">
                <text:p>13</text:p>
              </table:table-cell>
              <table:table-cell office:value-type="float" office:value="13">
                <text:p>13</text:p>
              </table:table-cell>
              <table:table-cell office:value-type="float" office:value="0.744549977958951">
                <text:p>0.744549977958951</text:p>
              </table:table-cell>
              <table:table-cell office:value-type="float" office:value="0.71480201647227">
                <text:p>0.71480201647227</text:p>
              </table:table-cell>
            </table:table-row>
            <table:table-row>
              <table:table-cell office:value-type="string">
                <text:p>14</text:p>
              </table:table-cell>
              <table:table-cell office:value-type="float" office:value="14">
                <text:p>14</text:p>
              </table:table-cell>
              <table:table-cell office:value-type="float" office:value="0.720387870832279">
                <text:p>0.720387870832279</text:p>
              </table:table-cell>
              <table:table-cell office:value-type="float" office:value="0.692862595911025">
                <text:p>0.692862595911025</text:p>
              </table:table-cell>
            </table:table-row>
            <table:table-row>
              <table:table-cell office:value-type="string">
                <text:p>15</text:p>
              </table:table-cell>
              <table:table-cell office:value-type="float" office:value="15">
                <text:p>15</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16</text:p>
              </table:table-cell>
              <table:table-cell office:value-type="float" office:value="16">
                <text:p>16</text:p>
              </table:table-cell>
              <table:table-cell office:value-type="float" office:value="0.961445796171791">
                <text:p>0.961445796171791</text:p>
              </table:table-cell>
              <table:table-cell office:value-type="float" office:value="0.962930603509391">
                <text:p>0.962930603509391</text:p>
              </table:table-cell>
            </table:table-row>
            <table:table-row>
              <table:table-cell office:value-type="string">
                <text:p>17</text:p>
              </table:table-cell>
              <table:table-cell office:value-type="float" office:value="17">
                <text:p>17</text:p>
              </table:table-cell>
              <table:table-cell office:value-type="float" office:value="0.964056790521785">
                <text:p>0.964056790521785</text:p>
              </table:table-cell>
              <table:table-cell office:value-type="float" office:value="0.962682899560398">
                <text:p>0.962682899560398</text:p>
              </table:table-cell>
            </table:table-row>
            <table:table-row>
              <table:table-cell office:value-type="string">
                <text:p>18</text:p>
              </table:table-cell>
              <table:table-cell office:value-type="float" office:value="18">
                <text:p>18</text:p>
              </table:table-cell>
              <table:table-cell office:value-type="float" office:value="0.96635671241312">
                <text:p>0.96635671241312</text:p>
              </table:table-cell>
              <table:table-cell office:value-type="float" office:value="0.96235384781564">
                <text:p>0.96235384781564</text:p>
              </table:table-cell>
            </table:table-row>
            <table:table-row>
              <table:table-cell office:value-type="string">
                <text:p>19</text:p>
              </table:table-cell>
              <table:table-cell office:value-type="float" office:value="19">
                <text:p>19</text:p>
              </table:table-cell>
              <table:table-cell office:value-type="float" office:value="0.968378077524547">
                <text:p>0.968378077524547</text:p>
              </table:table-cell>
              <table:table-cell office:value-type="float" office:value="0.961954878575932">
                <text:p>0.961954878575932</text:p>
              </table:table-cell>
            </table:table-row>
            <table:table-row>
              <table:table-cell office:value-type="string">
                <text:p>20</text:p>
              </table:table-cell>
              <table:table-cell office:value-type="float" office:value="20">
                <text:p>20</text:p>
              </table:table-cell>
              <table:table-cell office:value-type="float" office:value="0.970152133890423">
                <text:p>0.970152133890423</text:p>
              </table:table-cell>
              <table:table-cell office:value-type="float" office:value="0.96149682843587">
                <text:p>0.96149682843587</text:p>
              </table:table-cell>
            </table:table-row>
            <table:table-row>
              <table:table-cell office:value-type="string">
                <text:p>21</text:p>
              </table:table-cell>
              <table:table-cell office:value-type="float" office:value="21">
                <text:p>21</text:p>
              </table:table-cell>
              <table:table-cell office:value-type="float" office:value="0.971707868496953">
                <text:p>0.971707868496953</text:p>
              </table:table-cell>
              <table:table-cell office:value-type="float" office:value="0.960990098983116">
                <text:p>0.960990098983116</text:p>
              </table:table-cell>
            </table:table-row>
            <table:table-row>
              <table:table-cell office:value-type="string">
                <text:p>22</text:p>
              </table:table-cell>
              <table:table-cell office:value-type="float" office:value="22">
                <text:p>22</text:p>
              </table:table-cell>
              <table:table-cell office:value-type="float" office:value="0.973071641377961">
                <text:p>0.973071641377961</text:p>
              </table:table-cell>
              <table:table-cell office:value-type="float" office:value="0.960444179793851">
                <text:p>0.960444179793851</text:p>
              </table:table-cell>
            </table:table-row>
            <table:table-row>
              <table:table-cell office:value-type="string">
                <text:p>23</text:p>
              </table:table-cell>
              <table:table-cell office:value-type="float" office:value="23">
                <text:p>23</text:p>
              </table:table-cell>
              <table:table-cell office:value-type="float" office:value="0.9742671457648">
                <text:p>0.9742671457648</text:p>
              </table:table-cell>
              <table:table-cell office:value-type="float" office:value="0.959868080193087">
                <text:p>0.959868080193087</text:p>
              </table:table-cell>
            </table:table-row>
            <table:table-row>
              <table:table-cell office:value-type="string">
                <text:p>24</text:p>
              </table:table-cell>
              <table:table-cell office:value-type="float" office:value="24">
                <text:p>24</text:p>
              </table:table-cell>
              <table:table-cell office:value-type="float" office:value="0.975315308063667">
                <text:p>0.975315308063667</text:p>
              </table:table-cell>
              <table:table-cell office:value-type="float" office:value="0.959269711378874">
                <text:p>0.959269711378874</text:p>
              </table:table-cell>
            </table:table-row>
            <table:table-row>
              <table:table-cell office:value-type="string">
                <text:p>25</text:p>
              </table:table-cell>
              <table:table-cell office:value-type="float" office:value="25">
                <text:p>25</text:p>
              </table:table-cell>
              <table:table-cell office:value-type="float" office:value="0.976234727562856">
                <text:p>0.976234727562856</text:p>
              </table:table-cell>
              <table:table-cell office:value-type="float" office:value="0.958656088825442">
                <text:p>0.958656088825442</text:p>
              </table:table-cell>
            </table:table-row>
            <table:table-row>
              <table:table-cell office:value-type="string">
                <text:p>26</text:p>
              </table:table-cell>
              <table:table-cell office:value-type="float" office:value="26">
                <text:p>26</text:p>
              </table:table-cell>
              <table:table-cell office:value-type="float" office:value="0.977041522050589">
                <text:p>0.977041522050589</text:p>
              </table:table-cell>
              <table:table-cell office:value-type="float" office:value="0.958033652092958">
                <text:p>0.958033652092958</text:p>
              </table:table-cell>
            </table:table-row>
            <table:table-row>
              <table:table-cell office:value-type="string">
                <text:p>27</text:p>
              </table:table-cell>
              <table:table-cell office:value-type="float" office:value="27">
                <text:p>27</text:p>
              </table:table-cell>
              <table:table-cell office:value-type="float" office:value="0.977749865247147">
                <text:p>0.977749865247147</text:p>
              </table:table-cell>
              <table:table-cell office:value-type="float" office:value="0.95740777606544">
                <text:p>0.95740777606544</text:p>
              </table:table-cell>
            </table:table-row>
            <table:table-row>
              <table:table-cell office:value-type="string">
                <text:p>28</text:p>
              </table:table-cell>
              <table:table-cell office:value-type="float" office:value="28">
                <text:p>28</text:p>
              </table:table-cell>
              <table:table-cell office:value-type="float" office:value="0.978372048691976">
                <text:p>0.978372048691976</text:p>
              </table:table-cell>
              <table:table-cell office:value-type="float" office:value="0.956783139186278">
                <text:p>0.956783139186278</text:p>
              </table:table-cell>
            </table:table-row>
            <table:table-row>
              <table:table-cell office:value-type="string">
                <text:p>29</text:p>
              </table:table-cell>
              <table:table-cell office:value-type="float" office:value="29">
                <text:p>29</text:p>
              </table:table-cell>
              <table:table-cell office:value-type="float" office:value="0.978918814702428">
                <text:p>0.978918814702428</text:p>
              </table:table-cell>
              <table:table-cell office:value-type="float" office:value="0.956163724822645">
                <text:p>0.956163724822645</text:p>
              </table:table-cell>
            </table:table-row>
            <table:table-row>
              <table:table-cell office:value-type="string">
                <text:p>30</text:p>
              </table:table-cell>
              <table:table-cell office:value-type="float" office:value="30">
                <text:p>3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31</text:p>
              </table:table-cell>
              <table:table-cell office:value-type="float" office:value="31">
                <text:p>31</text:p>
              </table:table-cell>
              <table:table-cell office:value-type="float" office:value="0.906950631794236">
                <text:p>0.906950631794236</text:p>
              </table:table-cell>
              <table:table-cell office:value-type="float" office:value="0.901983614449652">
                <text:p>0.901983614449652</text:p>
              </table:table-cell>
            </table:table-row>
            <table:table-row>
              <table:table-cell office:value-type="string">
                <text:p>32</text:p>
              </table:table-cell>
              <table:table-cell office:value-type="float" office:value="32">
                <text:p>32</text:p>
              </table:table-cell>
              <table:table-cell office:value-type="float" office:value="0.90970209717291">
                <text:p>0.90970209717291</text:p>
              </table:table-cell>
              <table:table-cell office:value-type="float" office:value="0.90462706032394">
                <text:p>0.90462706032394</text:p>
              </table:table-cell>
            </table:table-row>
            <table:table-row>
              <table:table-cell office:value-type="string">
                <text:p>33</text:p>
              </table:table-cell>
              <table:table-cell office:value-type="float" office:value="33">
                <text:p>33</text:p>
              </table:table-cell>
              <table:table-cell office:value-type="float" office:value="0.912264124271083">
                <text:p>0.912264124271083</text:p>
              </table:table-cell>
              <table:table-cell office:value-type="float" office:value="0.907109145815111">
                <text:p>0.907109145815111</text:p>
              </table:table-cell>
            </table:table-row>
            <table:table-row>
              <table:table-cell office:value-type="string">
                <text:p>34</text:p>
              </table:table-cell>
              <table:table-cell office:value-type="float" office:value="34">
                <text:p>34</text:p>
              </table:table-cell>
              <table:table-cell office:value-type="float" office:value="0.914655674277906">
                <text:p>0.914655674277906</text:p>
              </table:table-cell>
              <table:table-cell office:value-type="float" office:value="0.90944176298548">
                <text:p>0.90944176298548</text:p>
              </table:table-cell>
            </table:table-row>
            <table:table-row>
              <table:table-cell office:value-type="string">
                <text:p>35</text:p>
              </table:table-cell>
              <table:table-cell office:value-type="float" office:value="35">
                <text:p>35</text:p>
              </table:table-cell>
              <table:table-cell office:value-type="float" office:value="0.916893659587945">
                <text:p>0.916893659587945</text:p>
              </table:table-cell>
              <table:table-cell office:value-type="float" office:value="0.9116358045694">
                <text:p>0.9116358045694</text:p>
              </table:table-cell>
            </table:table-row>
            <table:table-row>
              <table:table-cell office:value-type="string">
                <text:p>36</text:p>
              </table:table-cell>
              <table:table-cell office:value-type="float" office:value="36">
                <text:p>36</text:p>
              </table:table-cell>
              <table:table-cell office:value-type="float" office:value="0.918992461029676">
                <text:p>0.918992461029676</text:p>
              </table:table-cell>
              <table:table-cell office:value-type="float" office:value="0.913700783121811">
                <text:p>0.913700783121811</text:p>
              </table:table-cell>
            </table:table-row>
            <table:table-row>
              <table:table-cell office:value-type="string">
                <text:p>37</text:p>
              </table:table-cell>
              <table:table-cell office:value-type="float" office:value="37">
                <text:p>37</text:p>
              </table:table-cell>
              <table:table-cell office:value-type="float" office:value="0.920965306081334">
                <text:p>0.920965306081334</text:p>
              </table:table-cell>
              <table:table-cell office:value-type="float" office:value="0.915646013705832">
                <text:p>0.915646013705832</text:p>
              </table:table-cell>
            </table:table-row>
            <table:table-row>
              <table:table-cell office:value-type="string">
                <text:p>38</text:p>
              </table:table-cell>
              <table:table-cell office:value-type="float" office:value="38">
                <text:p>38</text:p>
              </table:table-cell>
              <table:table-cell office:value-type="float" office:value="0.922822892292231">
                <text:p>0.922822892292231</text:p>
              </table:table-cell>
              <table:table-cell office:value-type="float" office:value="0.91747965500639">
                <text:p>0.91747965500639</text:p>
              </table:table-cell>
            </table:table-row>
            <table:table-row>
              <table:table-cell office:value-type="string">
                <text:p>39</text:p>
              </table:table-cell>
              <table:table-cell office:value-type="float" office:value="39">
                <text:p>39</text:p>
              </table:table-cell>
              <table:table-cell office:value-type="float" office:value="0.92457553973">
                <text:p>0.92457553973</text:p>
              </table:table-cell>
              <table:table-cell office:value-type="float" office:value="0.919209652911345">
                <text:p>0.919209652911345</text:p>
              </table:table-cell>
            </table:table-row>
            <table:table-row>
              <table:table-cell office:value-type="string">
                <text:p>40</text:p>
              </table:table-cell>
              <table:table-cell office:value-type="float" office:value="40">
                <text:p>40</text:p>
              </table:table-cell>
              <table:table-cell office:value-type="float" office:value="0.926231853164719">
                <text:p>0.926231853164719</text:p>
              </table:table-cell>
              <table:table-cell office:value-type="float" office:value="0.920842853657963">
                <text:p>0.920842853657963</text:p>
              </table:table-cell>
            </table:table-row>
            <table:table-row>
              <table:table-cell office:value-type="string">
                <text:p>41</text:p>
              </table:table-cell>
              <table:table-cell office:value-type="float" office:value="41">
                <text:p>41</text:p>
              </table:table-cell>
              <table:table-cell office:value-type="float" office:value="0.92779986558018">
                <text:p>0.92779986558018</text:p>
              </table:table-cell>
              <table:table-cell office:value-type="float" office:value="0.9223858652506">
                <text:p>0.9223858652506</text:p>
              </table:table-cell>
            </table:table-row>
            <table:table-row>
              <table:table-cell office:value-type="string">
                <text:p>42</text:p>
              </table:table-cell>
              <table:table-cell office:value-type="float" office:value="42">
                <text:p>42</text:p>
              </table:table-cell>
              <table:table-cell office:value-type="float" office:value="0.92928657116133">
                <text:p>0.92928657116133</text:p>
              </table:table-cell>
              <table:table-cell office:value-type="float" office:value="0.923844530198916">
                <text:p>0.923844530198916</text:p>
              </table:table-cell>
            </table:table-row>
            <table:table-row>
              <table:table-cell office:value-type="string">
                <text:p>43</text:p>
              </table:table-cell>
              <table:table-cell office:value-type="float" office:value="43">
                <text:p>43</text:p>
              </table:table-cell>
              <table:table-cell office:value-type="float" office:value="0.930698177551263">
                <text:p>0.930698177551263</text:p>
              </table:table-cell>
              <table:table-cell office:value-type="float" office:value="0.92522471956188">
                <text:p>0.92522471956188</text:p>
              </table:table-cell>
            </table:table-row>
            <table:table-row>
              <table:table-cell office:value-type="string">
                <text:p>44</text:p>
              </table:table-cell>
              <table:table-cell office:value-type="float" office:value="44">
                <text:p>44</text:p>
              </table:table-cell>
              <table:table-cell office:value-type="float" office:value="0.932040421429303">
                <text:p>0.932040421429303</text:p>
              </table:table-cell>
              <table:table-cell office:value-type="float" office:value="0.926531057011754">
                <text:p>0.926531057011754</text:p>
              </table:table-cell>
            </table:table-row>
            <table:table-row>
              <table:table-cell office:value-type="string">
                <text:p>45</text:p>
              </table:table-cell>
              <table:table-cell office:value-type="float" office:value="45">
                <text:p>45</text:p>
              </table:table-cell>
              <table:table-cell office:value-type="float" office:value="0.933318387437601">
                <text:p>0.933318387437601</text:p>
              </table:table-cell>
              <table:table-cell office:value-type="float" office:value="0.927768752583178">
                <text:p>0.927768752583178</text:p>
              </table:table-cell>
            </table:table-row>
            <table:table-row>
              <table:table-cell office:value-type="string">
                <text:p>46</text:p>
              </table:table-cell>
              <table:table-cell office:value-type="float" office:value="46">
                <text:p>46</text:p>
              </table:table-cell>
              <table:table-cell office:value-type="float" office:value="0.934536692587914">
                <text:p>0.934536692587914</text:p>
              </table:table-cell>
              <table:table-cell office:value-type="float" office:value="0.928941807650672">
                <text:p>0.928941807650672</text:p>
              </table:table-cell>
            </table:table-row>
            <table:table-row>
              <table:table-cell office:value-type="string">
                <text:p>47</text:p>
              </table:table-cell>
              <table:table-cell office:value-type="float" office:value="47">
                <text:p>47</text:p>
              </table:table-cell>
              <table:table-cell office:value-type="float" office:value="0.935699481665019">
                <text:p>0.935699481665019</text:p>
              </table:table-cell>
              <table:table-cell office:value-type="float" office:value="0.930054505207411">
                <text:p>0.930054505207411</text:p>
              </table:table-cell>
            </table:table-row>
            <table:table-row>
              <table:table-cell office:value-type="string">
                <text:p>48</text:p>
              </table:table-cell>
              <table:table-cell office:value-type="float" office:value="48">
                <text:p>48</text:p>
              </table:table-cell>
              <table:table-cell office:value-type="float" office:value="0.936810447786543">
                <text:p>0.936810447786543</text:p>
              </table:table-cell>
              <table:table-cell office:value-type="float" office:value="0.931110715038906">
                <text:p>0.931110715038906</text:p>
              </table:table-cell>
            </table:table-row>
            <table:table-row>
              <table:table-cell office:value-type="string">
                <text:p>49</text:p>
              </table:table-cell>
              <table:table-cell office:value-type="float" office:value="49">
                <text:p>49</text:p>
              </table:table-cell>
              <table:table-cell office:value-type="float" office:value="0.93787321108963">
                <text:p>0.93787321108963</text:p>
              </table:table-cell>
              <table:table-cell office:value-type="float" office:value="0.932113699376371">
                <text:p>0.932113699376371</text:p>
              </table:table-cell>
            </table:table-row>
            <table:table-row>
              <table:table-cell office:value-type="string">
                <text:p>50</text:p>
              </table:table-cell>
              <table:table-cell office:value-type="float" office:value="50">
                <text:p>50</text:p>
              </table:table-cell>
              <table:table-cell office:value-type="float" office:value="0.939859666785114">
                <text:p>0.939859666785114</text:p>
              </table:table-cell>
              <table:table-cell office:value-type="float" office:value="0.933766470078249">
                <text:p>0.933766470078249</text:p>
              </table:table-cell>
            </table:table-row>
            <table:table-row>
              <table:table-cell office:value-type="string">
                <text:p>51</text:p>
              </table:table-cell>
              <table:table-cell office:value-type="float" office:value="51">
                <text:p>51</text:p>
              </table:table-cell>
              <table:table-cell office:value-type="float" office:value="0.93892949467318">
                <text:p>0.93892949467318</text:p>
              </table:table-cell>
              <table:table-cell office:value-type="float" office:value="0.933096074706246">
                <text:p>0.933096074706246</text:p>
              </table:table-cell>
            </table:table-row>
            <table:table-row>
              <table:table-cell office:value-type="string">
                <text:p>52</text:p>
              </table:table-cell>
              <table:table-cell office:value-type="float" office:value="52">
                <text:p>52</text:p>
              </table:table-cell>
              <table:table-cell office:value-type="float" office:value="0.938966614872931">
                <text:p>0.938966614872931</text:p>
              </table:table-cell>
              <table:table-cell office:value-type="float" office:value="0.933124378372025">
                <text:p>0.933124378372025</text:p>
              </table:table-cell>
            </table:table-row>
            <table:table-row>
              <table:table-cell office:value-type="string">
                <text:p>53</text:p>
              </table:table-cell>
              <table:table-cell office:value-type="float" office:value="53">
                <text:p>53</text:p>
              </table:table-cell>
              <table:table-cell office:value-type="float" office:value="0.939002245808882">
                <text:p>0.939002245808882</text:p>
              </table:table-cell>
              <table:table-cell office:value-type="float" office:value="0.933151577159839">
                <text:p>0.933151577159839</text:p>
              </table:table-cell>
            </table:table-row>
            <table:table-row>
              <table:table-cell office:value-type="string">
                <text:p>54</text:p>
              </table:table-cell>
              <table:table-cell office:value-type="float" office:value="54">
                <text:p>54</text:p>
              </table:table-cell>
              <table:table-cell office:value-type="float" office:value="0.939036489440042">
                <text:p>0.939036489440042</text:p>
              </table:table-cell>
              <table:table-cell office:value-type="float" office:value="0.933177734158392">
                <text:p>0.933177734158392</text:p>
              </table:table-cell>
            </table:table-row>
            <table:table-row>
              <table:table-cell office:value-type="string">
                <text:p>55</text:p>
              </table:table-cell>
              <table:table-cell office:value-type="float" office:value="55">
                <text:p>55</text:p>
              </table:table-cell>
              <table:table-cell office:value-type="float" office:value="0.939069427733808">
                <text:p>0.939069427733808</text:p>
              </table:table-cell>
              <table:table-cell office:value-type="float" office:value="0.933202888286641">
                <text:p>0.933202888286641</text:p>
              </table:table-cell>
            </table:table-row>
            <table:table-row>
              <table:table-cell office:value-type="string">
                <text:p>56</text:p>
              </table:table-cell>
              <table:table-cell office:value-type="float" office:value="56">
                <text:p>56</text:p>
              </table:table-cell>
              <table:table-cell office:value-type="float" office:value="0.939101123548868">
                <text:p>0.939101123548868</text:p>
              </table:table-cell>
              <table:table-cell office:value-type="float" office:value="0.933227091202483">
                <text:p>0.933227091202483</text:p>
              </table:table-cell>
            </table:table-row>
            <table:table-row>
              <table:table-cell office:value-type="string">
                <text:p>57</text:p>
              </table:table-cell>
              <table:table-cell office:value-type="float" office:value="57">
                <text:p>57</text:p>
              </table:table-cell>
              <table:table-cell office:value-type="float" office:value="0.939131668349045">
                <text:p>0.939131668349045</text:p>
              </table:table-cell>
              <table:table-cell office:value-type="float" office:value="0.933250401593248">
                <text:p>0.933250401593248</text:p>
              </table:table-cell>
            </table:table-row>
            <table:table-row>
              <table:table-cell office:value-type="string">
                <text:p>58</text:p>
              </table:table-cell>
              <table:table-cell office:value-type="float" office:value="58">
                <text:p>58</text:p>
              </table:table-cell>
              <table:table-cell office:value-type="float" office:value="0.939161112556902">
                <text:p>0.939161112556902</text:p>
              </table:table-cell>
              <table:table-cell office:value-type="float" office:value="0.933272856205105">
                <text:p>0.933272856205105</text:p>
              </table:table-cell>
            </table:table-row>
            <table:table-row>
              <table:table-cell office:value-type="string">
                <text:p>59</text:p>
              </table:table-cell>
              <table:table-cell office:value-type="float" office:value="59">
                <text:p>59</text:p>
              </table:table-cell>
              <table:table-cell office:value-type="float" office:value="0.939189510590562">
                <text:p>0.939189510590562</text:p>
              </table:table-cell>
              <table:table-cell office:value-type="float" office:value="0.933294454095079">
                <text:p>0.933294454095079</text:p>
              </table:table-cell>
            </table:table-row>
            <table:table-row>
              <table:table-cell office:value-type="string">
                <text:p>60</text:p>
              </table:table-cell>
              <table:table-cell office:value-type="float" office:value="60">
                <text:p>60</text:p>
              </table:table-cell>
              <table:table-cell office:value-type="float" office:value="0.939216926359133">
                <text:p>0.939216926359133</text:p>
              </table:table-cell>
              <table:table-cell office:value-type="float" office:value="0.933315286633956">
                <text:p>0.933315286633956</text:p>
              </table:table-cell>
            </table:table-row>
            <table:table-row>
              <table:table-cell office:value-type="string">
                <text:p>61</text:p>
              </table:table-cell>
              <table:table-cell office:value-type="float" office:value="61">
                <text:p>61</text:p>
              </table:table-cell>
              <table:table-cell office:value-type="float" office:value="0.939243398057338">
                <text:p>0.939243398057338</text:p>
              </table:table-cell>
              <table:table-cell office:value-type="float" office:value="0.93333535735027">
                <text:p>0.93333535735027</text:p>
              </table:table-cell>
            </table:table-row>
            <table:table-row>
              <table:table-cell office:value-type="string">
                <text:p>62</text:p>
              </table:table-cell>
              <table:table-cell office:value-type="float" office:value="62">
                <text:p>62</text:p>
              </table:table-cell>
              <table:table-cell office:value-type="float" office:value="0.939268991411978">
                <text:p>0.939268991411978</text:p>
              </table:table-cell>
              <table:table-cell office:value-type="float" office:value="0.933354725109883">
                <text:p>0.933354725109883</text:p>
              </table:table-cell>
            </table:table-row>
            <table:table-row>
              <table:table-cell office:value-type="string">
                <text:p>63</text:p>
              </table:table-cell>
              <table:table-cell office:value-type="float" office:value="63">
                <text:p>63</text:p>
              </table:table-cell>
              <table:table-cell office:value-type="float" office:value="0.939293738789765">
                <text:p>0.939293738789765</text:p>
              </table:table-cell>
              <table:table-cell office:value-type="float" office:value="0.933373382218717">
                <text:p>0.933373382218717</text:p>
              </table:table-cell>
            </table:table-row>
            <table:table-row>
              <table:table-cell office:value-type="string">
                <text:p>64</text:p>
              </table:table-cell>
              <table:table-cell office:value-type="float" office:value="64">
                <text:p>64</text:p>
              </table:table-cell>
              <table:table-cell office:value-type="float" office:value="0.939317696122257">
                <text:p>0.939317696122257</text:p>
              </table:table-cell>
              <table:table-cell office:value-type="float" office:value="0.933391396765109">
                <text:p>0.933391396765109</text:p>
              </table:table-cell>
            </table:table-row>
            <table:table-row>
              <table:table-cell office:value-type="string">
                <text:p>65</text:p>
              </table:table-cell>
              <table:table-cell office:value-type="float" office:value="65">
                <text:p>65</text:p>
              </table:table-cell>
              <table:table-cell office:value-type="float" office:value="0.939340877932661">
                <text:p>0.939340877932661</text:p>
              </table:table-cell>
              <table:table-cell office:value-type="float" office:value="0.93340878389044">
                <text:p>0.93340878389044</text:p>
              </table:table-cell>
            </table:table-row>
            <table:table-row>
              <table:table-cell office:value-type="string">
                <text:p>66</text:p>
              </table:table-cell>
              <table:table-cell office:value-type="float" office:value="66">
                <text:p>66</text:p>
              </table:table-cell>
              <table:table-cell office:value-type="float" office:value="0.939363345441634">
                <text:p>0.939363345441634</text:p>
              </table:table-cell>
              <table:table-cell office:value-type="float" office:value="0.933425566624637">
                <text:p>0.933425566624637</text:p>
              </table:table-cell>
            </table:table-row>
            <table:table-row>
              <table:table-cell office:value-type="string">
                <text:p>67</text:p>
              </table:table-cell>
              <table:table-cell office:value-type="float" office:value="67">
                <text:p>67</text:p>
              </table:table-cell>
              <table:table-cell office:value-type="float" office:value="0.939385106358989">
                <text:p>0.939385106358989</text:p>
              </table:table-cell>
              <table:table-cell office:value-type="float" office:value="0.933441775414066">
                <text:p>0.933441775414066</text:p>
              </table:table-cell>
            </table:table-row>
            <table:table-row>
              <table:table-cell office:value-type="string">
                <text:p>68</text:p>
              </table:table-cell>
              <table:table-cell office:value-type="float" office:value="68">
                <text:p>68</text:p>
              </table:table-cell>
              <table:table-cell office:value-type="float" office:value="0.939406216436289">
                <text:p>0.939406216436289</text:p>
              </table:table-cell>
              <table:table-cell office:value-type="float" office:value="0.933457429813391">
                <text:p>0.933457429813391</text:p>
              </table:table-cell>
            </table:table-row>
            <table:table-row>
              <table:table-cell office:value-type="string">
                <text:p>69</text:p>
              </table:table-cell>
              <table:table-cell office:value-type="float" office:value="69">
                <text:p>69</text:p>
              </table:table-cell>
              <table:table-cell office:value-type="float" office:value="0.939426697328674">
                <text:p>0.939426697328674</text:p>
              </table:table-cell>
              <table:table-cell office:value-type="float" office:value="0.933472555797754">
                <text:p>0.933472555797754</text:p>
              </table:table-cell>
            </table:table-row>
            <table:table-row>
              <table:table-cell office:value-type="string">
                <text:p>70</text:p>
              </table:table-cell>
              <table:table-cell office:value-type="float" office:value="70">
                <text:p>70</text:p>
              </table:table-cell>
              <table:table-cell office:value-type="float" office:value="0.939446589069814">
                <text:p>0.939446589069814</text:p>
              </table:table-cell>
              <table:table-cell office:value-type="float" office:value="0.933487175217523">
                <text:p>0.933487175217523</text:p>
              </table:table-cell>
            </table:table-row>
            <table:table-row>
              <table:table-cell office:value-type="string">
                <text:p>71</text:p>
              </table:table-cell>
              <table:table-cell office:value-type="float" office:value="71">
                <text:p>71</text:p>
              </table:table-cell>
              <table:table-cell office:value-type="float" office:value="0.939465890533766">
                <text:p>0.939465890533766</text:p>
              </table:table-cell>
              <table:table-cell office:value-type="float" office:value="0.933501305309891">
                <text:p>0.933501305309891</text:p>
              </table:table-cell>
            </table:table-row>
            <table:table-row>
              <table:table-cell office:value-type="string">
                <text:p>72</text:p>
              </table:table-cell>
              <table:table-cell office:value-type="float" office:value="72">
                <text:p>72</text:p>
              </table:table-cell>
              <table:table-cell office:value-type="float" office:value="0.93948463856945">
                <text:p>0.93948463856945</text:p>
              </table:table-cell>
              <table:table-cell office:value-type="float" office:value="0.933514969270966">
                <text:p>0.933514969270966</text:p>
              </table:table-cell>
            </table:table-row>
            <table:table-row>
              <table:table-cell office:value-type="string">
                <text:p>73</text:p>
              </table:table-cell>
              <table:table-cell office:value-type="float" office:value="73">
                <text:p>73</text:p>
              </table:table-cell>
              <table:table-cell office:value-type="float" office:value="0.939502870090798">
                <text:p>0.939502870090798</text:p>
              </table:table-cell>
              <table:table-cell office:value-type="float" office:value="0.933528186794363">
                <text:p>0.933528186794363</text:p>
              </table:table-cell>
            </table:table-row>
            <table:table-row>
              <table:table-cell office:value-type="string">
                <text:p>74</text:p>
              </table:table-cell>
              <table:table-cell office:value-type="float" office:value="74">
                <text:p>74</text:p>
              </table:table-cell>
              <table:table-cell office:value-type="float" office:value="0.939520583475418">
                <text:p>0.939520583475418</text:p>
              </table:table-cell>
              <table:table-cell office:value-type="float" office:value="0.933540970929743">
                <text:p>0.933540970929743</text:p>
              </table:table-cell>
            </table:table-row>
            <table:table-row>
              <table:table-cell office:value-type="string">
                <text:p>75</text:p>
              </table:table-cell>
              <table:table-cell office:value-type="float" office:value="75">
                <text:p>75</text:p>
              </table:table-cell>
              <table:table-cell office:value-type="float" office:value="0.939537826741527">
                <text:p>0.939537826741527</text:p>
              </table:table-cell>
              <table:table-cell office:value-type="float" office:value="0.933553342254812">
                <text:p>0.933553342254812</text:p>
              </table:table-cell>
            </table:table-row>
            <table:table-row>
              <table:table-cell office:value-type="string">
                <text:p>76</text:p>
              </table:table-cell>
              <table:table-cell office:value-type="float" office:value="76">
                <text:p>76</text:p>
              </table:table-cell>
              <table:table-cell office:value-type="float" office:value="0.939554604477238">
                <text:p>0.939554604477238</text:p>
              </table:table-cell>
              <table:table-cell office:value-type="float" office:value="0.933565319264409">
                <text:p>0.933565319264409</text:p>
              </table:table-cell>
            </table:table-row>
            <table:table-row>
              <table:table-cell office:value-type="string">
                <text:p>77</text:p>
              </table:table-cell>
              <table:table-cell office:value-type="float" office:value="77">
                <text:p>77</text:p>
              </table:table-cell>
              <table:table-cell office:value-type="float" office:value="0.939570933957812">
                <text:p>0.939570933957812</text:p>
              </table:table-cell>
              <table:table-cell office:value-type="float" office:value="0.933576910279017">
                <text:p>0.933576910279017</text:p>
              </table:table-cell>
            </table:table-row>
            <table:table-row>
              <table:table-cell office:value-type="string">
                <text:p>78</text:p>
              </table:table-cell>
              <table:table-cell office:value-type="float" office:value="78">
                <text:p>78</text:p>
              </table:table-cell>
              <table:table-cell office:value-type="float" office:value="0.939586832506861">
                <text:p>0.939586832506861</text:p>
              </table:table-cell>
              <table:table-cell office:value-type="float" office:value="0.933588134116716">
                <text:p>0.933588134116716</text:p>
              </table:table-cell>
            </table:table-row>
            <table:table-row>
              <table:table-cell office:value-type="string">
                <text:p>79</text:p>
              </table:table-cell>
              <table:table-cell office:value-type="float" office:value="79">
                <text:p>79</text:p>
              </table:table-cell>
              <table:table-cell office:value-type="float" office:value="0.939602319334879">
                <text:p>0.939602319334879</text:p>
              </table:table-cell>
              <table:table-cell office:value-type="float" office:value="0.933599005480397">
                <text:p>0.933599005480397</text:p>
              </table:table-cell>
            </table:table-row>
            <table:table-row>
              <table:table-cell office:value-type="string">
                <text:p>80</text:p>
              </table:table-cell>
              <table:table-cell office:value-type="float" office:value="80">
                <text:p>80</text:p>
              </table:table-cell>
              <table:table-cell office:value-type="float" office:value="0.939617413178194">
                <text:p>0.939617413178194</text:p>
              </table:table-cell>
              <table:table-cell office:value-type="float" office:value="0.933609535395648">
                <text:p>0.933609535395648</text:p>
              </table:table-cell>
            </table:table-row>
            <table:table-row>
              <table:table-cell office:value-type="string">
                <text:p>81</text:p>
              </table:table-cell>
              <table:table-cell office:value-type="float" office:value="81">
                <text:p>81</text:p>
              </table:table-cell>
              <table:table-cell office:value-type="float" office:value="0.939632120589379">
                <text:p>0.939632120589379</text:p>
              </table:table-cell>
              <table:table-cell office:value-type="float" office:value="0.933619756710515">
                <text:p>0.933619756710515</text:p>
              </table:table-cell>
            </table:table-row>
            <table:table-row>
              <table:table-cell office:value-type="string">
                <text:p>82</text:p>
              </table:table-cell>
              <table:table-cell office:value-type="float" office:value="82">
                <text:p>82</text:p>
              </table:table-cell>
              <table:table-cell office:value-type="float" office:value="0.939646464688084">
                <text:p>0.939646464688084</text:p>
              </table:table-cell>
              <table:table-cell office:value-type="float" office:value="0.933629639162799">
                <text:p>0.933629639162799</text:p>
              </table:table-cell>
            </table:table-row>
            <table:table-row>
              <table:table-cell office:value-type="string">
                <text:p>83</text:p>
              </table:table-cell>
              <table:table-cell office:value-type="float" office:value="83">
                <text:p>83</text:p>
              </table:table-cell>
              <table:table-cell office:value-type="float" office:value="0.939660455268133">
                <text:p>0.939660455268133</text:p>
              </table:table-cell>
              <table:table-cell office:value-type="float" office:value="0.933639204792812">
                <text:p>0.933639204792812</text:p>
              </table:table-cell>
            </table:table-row>
            <table:table-row>
              <table:table-cell office:value-type="string">
                <text:p>84</text:p>
              </table:table-cell>
              <table:table-cell office:value-type="float" office:value="84">
                <text:p>84</text:p>
              </table:table-cell>
              <table:table-cell office:value-type="float" office:value="0.939674101815821">
                <text:p>0.939674101815821</text:p>
              </table:table-cell>
              <table:table-cell office:value-type="float" office:value="0.933648495859044">
                <text:p>0.933648495859044</text:p>
              </table:table-cell>
            </table:table-row>
            <table:table-row>
              <table:table-cell office:value-type="string">
                <text:p>85</text:p>
              </table:table-cell>
              <table:table-cell office:value-type="float" office:value="85">
                <text:p>85</text:p>
              </table:table-cell>
              <table:table-cell office:value-type="float" office:value="0.93968743640344">
                <text:p>0.93968743640344</text:p>
              </table:table-cell>
              <table:table-cell office:value-type="float" office:value="0.933657522659606">
                <text:p>0.933657522659606</text:p>
              </table:table-cell>
            </table:table-row>
            <table:table-row>
              <table:table-cell office:value-type="string">
                <text:p>86</text:p>
              </table:table-cell>
              <table:table-cell office:value-type="float" office:value="86">
                <text:p>86</text:p>
              </table:table-cell>
              <table:table-cell office:value-type="float" office:value="0.939700438821524">
                <text:p>0.939700438821524</text:p>
              </table:table-cell>
              <table:table-cell office:value-type="float" office:value="0.933666257122633">
                <text:p>0.933666257122633</text:p>
              </table:table-cell>
            </table:table-row>
            <table:table-row>
              <table:table-cell office:value-type="string">
                <text:p>87</text:p>
              </table:table-cell>
              <table:table-cell office:value-type="float" office:value="87">
                <text:p>87</text:p>
              </table:table-cell>
              <table:table-cell office:value-type="float" office:value="0.939713140028161">
                <text:p>0.939713140028161</text:p>
              </table:table-cell>
              <table:table-cell office:value-type="float" office:value="0.933674737118306">
                <text:p>0.933674737118306</text:p>
              </table:table-cell>
            </table:table-row>
            <table:table-row>
              <table:table-cell office:value-type="string">
                <text:p>88</text:p>
              </table:table-cell>
              <table:table-cell office:value-type="float" office:value="88">
                <text:p>88</text:p>
              </table:table-cell>
              <table:table-cell office:value-type="float" office:value="0.939725553262884">
                <text:p>0.939725553262884</text:p>
              </table:table-cell>
              <table:table-cell office:value-type="float" office:value="0.933682941677863">
                <text:p>0.933682941677863</text:p>
              </table:table-cell>
            </table:table-row>
            <table:table-row>
              <table:table-cell office:value-type="string">
                <text:p>89</text:p>
              </table:table-cell>
              <table:table-cell office:value-type="float" office:value="89">
                <text:p>89</text:p>
              </table:table-cell>
              <table:table-cell office:value-type="float" office:value="0.939737675005894">
                <text:p>0.939737675005894</text:p>
              </table:table-cell>
              <table:table-cell office:value-type="float" office:value="0.933690927955207">
                <text:p>0.933690927955207</text:p>
              </table:table-cell>
            </table:table-row>
            <table:table-row>
              <table:table-cell office:value-type="string">
                <text:p>90</text:p>
              </table:table-cell>
              <table:table-cell office:value-type="float" office:value="90">
                <text:p>90</text:p>
              </table:table-cell>
              <table:table-cell office:value-type="float" office:value="0.939749528585191">
                <text:p>0.939749528585191</text:p>
              </table:table-cell>
              <table:table-cell office:value-type="float" office:value="0.933698663587507">
                <text:p>0.933698663587507</text:p>
              </table:table-cell>
            </table:table-row>
            <table:table-row>
              <table:table-cell office:value-type="string">
                <text:p>91</text:p>
              </table:table-cell>
              <table:table-cell office:value-type="float" office:value="91">
                <text:p>91</text:p>
              </table:table-cell>
              <table:table-cell office:value-type="float" office:value="0.939761110565423">
                <text:p>0.939761110565423</text:p>
              </table:table-cell>
              <table:table-cell office:value-type="float" office:value="0.933706201822781">
                <text:p>0.933706201822781</text:p>
              </table:table-cell>
            </table:table-row>
            <table:table-row>
              <table:table-cell office:value-type="string">
                <text:p>92</text:p>
              </table:table-cell>
              <table:table-cell office:value-type="float" office:value="92">
                <text:p>92</text:p>
              </table:table-cell>
              <table:table-cell office:value-type="float" office:value="0.939772433355329">
                <text:p>0.939772433355329</text:p>
              </table:table-cell>
              <table:table-cell office:value-type="float" office:value="0.933713481228364">
                <text:p>0.933713481228364</text:p>
              </table:table-cell>
            </table:table-row>
            <table:table-row>
              <table:table-cell office:value-type="string">
                <text:p>93</text:p>
              </table:table-cell>
              <table:table-cell office:value-type="float" office:value="93">
                <text:p>93</text:p>
              </table:table-cell>
              <table:table-cell office:value-type="float" office:value="0.939783516350059">
                <text:p>0.939783516350059</text:p>
              </table:table-cell>
              <table:table-cell office:value-type="float" office:value="0.933720581273431">
                <text:p>0.933720581273431</text:p>
              </table:table-cell>
            </table:table-row>
            <table:table-row>
              <table:table-cell office:value-type="string">
                <text:p>94</text:p>
              </table:table-cell>
              <table:table-cell office:value-type="float" office:value="94">
                <text:p>94</text:p>
              </table:table-cell>
              <table:table-cell office:value-type="float" office:value="0.93979434996903">
                <text:p>0.93979434996903</text:p>
              </table:table-cell>
              <table:table-cell office:value-type="float" office:value="0.933727466207254">
                <text:p>0.933727466207254</text:p>
              </table:table-cell>
            </table:table-row>
            <table:table-row>
              <table:table-cell office:value-type="string">
                <text:p>95</text:p>
              </table:table-cell>
              <table:table-cell office:value-type="float" office:value="95">
                <text:p>95</text:p>
              </table:table-cell>
              <table:table-cell office:value-type="float" office:value="0.939804962278994">
                <text:p>0.939804962278994</text:p>
              </table:table-cell>
              <table:table-cell office:value-type="float" office:value="0.93373414225978">
                <text:p>0.93373414225978</text:p>
              </table:table-cell>
            </table:table-row>
            <table:table-row>
              <table:table-cell office:value-type="string">
                <text:p>96</text:p>
              </table:table-cell>
              <table:table-cell office:value-type="float" office:value="96">
                <text:p>96</text:p>
              </table:table-cell>
              <table:table-cell office:value-type="float" office:value="0.939815340858859">
                <text:p>0.939815340858859</text:p>
              </table:table-cell>
              <table:table-cell office:value-type="float" office:value="0.933740631095835">
                <text:p>0.933740631095835</text:p>
              </table:table-cell>
            </table:table-row>
            <table:table-row>
              <table:table-cell office:value-type="string">
                <text:p>97</text:p>
              </table:table-cell>
              <table:table-cell office:value-type="float" office:value="97">
                <text:p>97</text:p>
              </table:table-cell>
              <table:table-cell office:value-type="float" office:value="0.939825505807502">
                <text:p>0.939825505807502</text:p>
              </table:table-cell>
              <table:table-cell office:value-type="float" office:value="0.933746950481075">
                <text:p>0.933746950481075</text:p>
              </table:table-cell>
            </table:table-row>
            <table:table-row>
              <table:table-cell office:value-type="string">
                <text:p>98</text:p>
              </table:table-cell>
              <table:table-cell office:value-type="float" office:value="98">
                <text:p>98</text:p>
              </table:table-cell>
              <table:table-cell office:value-type="float" office:value="0.939835437519331">
                <text:p>0.939835437519331</text:p>
              </table:table-cell>
              <table:table-cell office:value-type="float" office:value="0.933753078669175">
                <text:p>0.933753078669175</text:p>
              </table:table-cell>
            </table:table-row>
            <table:table-row>
              <table:table-cell office:value-type="string">
                <text:p>99</text:p>
              </table:table-cell>
              <table:table-cell office:value-type="float" office:value="99">
                <text:p>99</text:p>
              </table:table-cell>
              <table:table-cell office:value-type="float" office:value="0.939845048547515">
                <text:p>0.939845048547515</text:p>
              </table:table-cell>
              <table:table-cell office:value-type="float" office:value="0.933759095986933">
                <text:p>0.933759095986933</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